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14" svg:font-family="FreeSerif"/>
    <style:font-face style:name="FreeSerif6" svg:font-family="FreeSerif" style:font-adornments="Medium"/>
    <style:font-face style:name="FreeSerif5" svg:font-family="FreeSerif" style:font-adornments="Normal"/>
    <style:font-face style:name="FreeSerif15" svg:font-family="FreeSerif" style:font-family-generic="roman"/>
    <style:font-face style:name="FreeSerif12" svg:font-family="FreeSerif" style:font-adornments="Gras" style:font-family-generic="roman"/>
    <style:font-face style:name="FreeSerif10" svg:font-family="FreeSerif" style:font-adornments="Medium" style:font-family-generic="roman"/>
    <style:font-face style:name="FreeSerif9" svg:font-family="FreeSerif" style:font-adornments="Normal" style:font-family-generic="roman"/>
    <style:font-face style:name="FreeSans7" svg:font-family="FreeSans" style:font-family-generic="swiss"/>
    <style:font-face style:name="FreeSans5" svg:font-family="FreeSans" style:font-adornments="Medium" style:font-family-generic="swiss"/>
    <style:font-face style:name="FreeSans4" svg:font-family="FreeSans" style:font-adornments="Normal" style:font-family-generic="swiss"/>
    <style:font-face style:name="FreeMono8" svg:font-family="FreeMono" style:font-family-generic="modern" style:font-pitch="fixed"/>
    <style:font-face style:name="FreeMono6" svg:font-family="FreeMono" style:font-adornments="Gras" style:font-family-generic="modern" style:font-pitch="fixed"/>
    <style:font-face style:name="FreeMono7" svg:font-family="FreeMono" style:font-adornments="Medium" style:font-family-generic="modern" style:font-pitch="fixed"/>
    <style:font-face style:name="FreeMono3" svg:font-family="FreeMono" style:font-adornments="Normal" style:font-family-generic="modern" style:font-pitch="fixed"/>
    <style:font-face style:name="FreeMono9" svg:font-family="FreeMono" style:font-adornments="Gras" style:font-family-generic="roman" style:font-pitch="fixed"/>
    <style:font-face style:name="FreeSerif11" svg:font-family="FreeSerif" style:font-adornments="Gras" style:font-family-generic="roman" style:font-pitch="fixed"/>
    <style:font-face style:name="FreeSerif13" svg:font-family="FreeSerif" style:font-pitch="variable"/>
    <style:font-face style:name="FreeSerif4" svg:font-family="FreeSerif" style:font-adornments="Normal" style:font-pitch="variable"/>
    <style:font-face style:name="Lohit Hindi2" svg:font-family="'Lohit Hindi'" style:font-pitch="variable"/>
    <style:font-face style:name="WenQuanYi Micro Hei2" svg:font-family="'WenQuanYi Micro Hei'" style:font-pitch="variable"/>
    <style:font-face style:name="DejaVu Sans1" svg:font-family="'DejaVu Sans'" style:font-family-generic="modern" style:font-pitch="variable"/>
    <style:font-face style:name="FreeMono10" svg:font-family="FreeMono" style:font-family-generic="modern" style:font-pitch="variable"/>
    <style:font-face style:name="FreeMono5" svg:font-family="FreeMono" style:font-adornments="Gras" style:font-family-generic="modern" style:font-pitch="variable"/>
    <style:font-face style:name="FreeMono2" svg:font-family="FreeMono" style:font-adornments="Normal" style:font-family-generic="modern" style:font-pitch="variable"/>
    <style:font-face style:name="FreeSerif8" svg:font-family="FreeSerif" style:font-adornments="Normal" style:font-family-generic="modern" style:font-pitch="variable"/>
    <style:font-face style:name="Lohit Hindi4" svg:font-family="'Lohit Hindi'" style:font-family-generic="modern" style:font-pitch="variable"/>
    <style:font-face style:name="WenQuanYi Micro Hei4" svg:font-family="'WenQuanYi Micro Hei'" style:font-family-generic="modern" style:font-pitch="variable"/>
    <style:font-face style:name="FreeMono" svg:font-family="FreeMono" style:font-family-generic="roman" style:font-pitch="variable"/>
    <style:font-face style:name="FreeMono4" svg:font-family="FreeMono" style:font-adornments="Gras" style:font-family-generic="roman" style:font-pitch="variable"/>
    <style:font-face style:name="FreeMono1" svg:font-family="FreeMono" style:font-adornments="Normal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Gras" style:font-family-generic="roman" style:font-pitch="variable"/>
    <style:font-face style:name="FreeSerif" svg:font-family="FreeSerif" style:font-family-generic="roman" style:font-pitch="variable"/>
    <style:font-face style:name="FreeSerif2" svg:font-family="FreeSerif" style:font-adornments="Gras" style:font-family-generic="roman" style:font-pitch="variable"/>
    <style:font-face style:name="FreeSerif1" svg:font-family="FreeSerif" style:font-adornments="Italique" style:font-family-generic="roman" style:font-pitch="variable"/>
    <style:font-face style:name="FreeSerif3" svg:font-family="FreeSerif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3" svg:font-family="'Lohit Hindi'" style:font-family-generic="roman" style:font-pitch="variable"/>
    <style:font-face style:name="WenQuanYi Micro Hei3" svg:font-family="'WenQuanYi Micro Hei'" style:font-family-generic="roman" style:font-pitch="variable"/>
    <style:font-face style:name="FreeSans6" svg:font-family="FreeSans" style:font-family-generic="swiss" style:font-pitch="variable"/>
    <style:font-face style:name="FreeSans2" svg:font-family="FreeSans" style:font-adornments="Gras" style:font-family-generic="swiss" style:font-pitch="variable"/>
    <style:font-face style:name="FreeSans3" svg:font-family="FreeSans" style:font-adornments="Normal" style:font-family-generic="swiss" style:font-pitch="variable"/>
    <style:font-face style:name="FreeSerif7" svg:font-family="FreeSerif" style:font-adornments="Normal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FreeSans8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CadreSection">
      <style:graphic-properties svg:stroke-color="#993366" draw:textarea-vertical-align="middle" draw:auto-grow-height="false" fo:min-height="0cm" fo:min-width="0cm"/>
    </style:style>
    <style:style style:name="gr2" style:family="graphic" style:parent-style-name="LigneFineSeparation">
      <style:graphic-properties draw:textarea-vertical-align="middle"/>
    </style:style>
    <style:style style:name="gr3" style:family="graphic" style:parent-style-name="headline1">
      <style:graphic-properties draw:auto-grow-width="true" fo:min-height="0.1cm"/>
    </style:style>
    <style:style style:name="gr4" style:family="graphic" style:parent-style-name="CadreSection">
      <style:graphic-properties svg:stroke-color="#99ccff" draw:fill="none" draw:fill-color="#ffffcc" draw:textarea-vertical-align="middle" draw:auto-grow-height="false" fo:min-height="0cm" fo:min-width="0cm"/>
    </style:style>
    <style:style style:name="gr5" style:family="graphic" style:parent-style-name="headline">
      <style:graphic-properties draw:auto-grow-height="true" draw:auto-grow-width="true" fo:min-height="0cm" fo:min-width="0cm"/>
    </style:style>
    <style:style style:name="gr6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7" style:family="graphic" style:parent-style-name="NotesLegales">
      <style:graphic-properties draw:auto-grow-height="true" draw:auto-grow-width="true" fo:min-height="0cm" fo:min-width="0cm"/>
    </style:style>
    <style:style style:name="gr8" style:family="graphic" style:parent-style-name="RenvoiDocsLegales">
      <style:graphic-properties draw:auto-grow-height="true" draw:auto-grow-width="true" fo:min-height="0cm" fo:min-width="0cm"/>
    </style:style>
    <style:style style:name="gr9" style:family="graphic" style:parent-style-name="Litéral">
      <style:graphic-properties draw:auto-grow-height="true" draw:auto-grow-width="false" fo:min-height="0cm" fo:min-width="0.219cm"/>
    </style:style>
    <style:style style:name="gr10" style:family="graphic" style:parent-style-name="Litéral">
      <style:graphic-properties draw:auto-grow-width="true"/>
    </style:style>
    <style:style style:name="gr11" style:family="graphic" style:parent-style-name="Type">
      <style:graphic-properties draw:auto-grow-height="true" fo:min-height="0cm" fo:min-width="0.219cm"/>
    </style:style>
    <style:style style:name="gr12" style:family="graphic" style:parent-style-name="RemarqueAccolade">
      <style:graphic-properties draw:textarea-vertical-align="middle" draw:auto-grow-height="false" fo:min-height="0.749cm" fo:min-width="0.499cm"/>
    </style:style>
    <style:style style:name="gr13" style:family="graphic" style:parent-style-name="CadreSection">
      <style:graphic-properties svg:stroke-color="#eb613d" draw:fill="none" draw:fill-color="#ccffff" draw:textarea-vertical-align="middle" draw:auto-grow-height="false" fo:min-height="0cm" fo:min-width="0cm"/>
    </style:style>
    <style:style style:name="gr14" style:family="graphic" style:parent-style-name="Remarque">
      <style:graphic-properties draw:auto-grow-height="true" fo:min-height="0cm" fo:min-width="0cm"/>
    </style:style>
    <style:style style:name="gr15" style:family="graphic" style:parent-style-name="RemarquePetit">
      <style:graphic-properties draw:auto-grow-height="true" fo:min-height="0cm" fo:min-width="0cm"/>
    </style:style>
    <style:style style:name="gr16" style:family="graphic" style:parent-style-name="FlèchePetite">
      <style:graphic-properties draw:textarea-vertical-align="middle"/>
    </style:style>
    <style:style style:name="gr17" style:family="graphic" style:parent-style-name="CadreSection">
      <style:graphic-properties svg:stroke-color="#355e00" draw:fill="none" draw:fill-color="#ffcc99" draw:textarea-vertical-align="middle" draw:auto-grow-height="false" fo:min-height="0cm" fo:min-width="0cm"/>
    </style:style>
    <style:style style:name="gr18" style:family="graphic" style:parent-style-name="expression">
      <style:graphic-properties draw:auto-grow-height="true" fo:min-height="0cm" fo:min-width="0cm"/>
    </style:style>
    <style:style style:name="gr19" style:family="graphic" style:parent-style-name="Remarque">
      <style:graphic-properties draw:auto-grow-height="true" fo:min-height="0.586cm" fo:min-width="0cm"/>
    </style:style>
    <style:style style:name="gr20" style:family="graphic" style:parent-style-name="Remarque">
      <style:graphic-properties draw:auto-grow-height="true" fo:min-height="1.071cm" fo:min-width="0cm"/>
    </style:style>
    <style:style style:name="gr21" style:family="graphic" style:parent-style-name="CadreSection">
      <style:graphic-properties svg:stroke-color="#47b8b8" draw:fill="none" draw:fill-color="#ffcc99" draw:textarea-vertical-align="middle" draw:auto-grow-height="false" fo:min-height="0cm" fo:min-width="0cm"/>
    </style:style>
    <style:style style:name="gr22" style:family="graphic" style:parent-style-name="CodePetit">
      <style:graphic-properties draw:auto-grow-height="true" fo:min-height="0cm" fo:min-width="0cm"/>
    </style:style>
    <style:style style:name="gr23" style:family="graphic" style:parent-style-name="CadreSection">
      <style:graphic-properties svg:stroke-color="#94bd5e" draw:textarea-vertical-align="middle" draw:auto-grow-height="false" fo:min-height="0cm" fo:min-width="0cm"/>
    </style:style>
    <style:style style:name="gr24" style:family="graphic" style:parent-style-name="Remarque">
      <style:graphic-properties draw:auto-grow-height="true" fo:min-height="0.4cm" fo:min-width="0cm"/>
    </style:style>
    <style:style style:name="gr25" style:family="graphic" style:parent-style-name="CodePetit">
      <style:graphic-properties draw:auto-grow-height="true" fo:min-height="0cm" fo:min-width="0.219cm"/>
    </style:style>
    <style:style style:name="gr26" style:family="graphic" style:parent-style-name="Code">
      <style:graphic-properties draw:auto-grow-height="true" fo:min-height="0cm" fo:min-width="0cm"/>
    </style:style>
    <style:style style:name="gr27" style:family="graphic" style:parent-style-name="CodePetit">
      <style:graphic-properties fo:min-height="0.645cm"/>
    </style:style>
    <style:style style:name="gr28" style:family="graphic" style:parent-style-name="CodePetit">
      <style:graphic-properties draw:auto-grow-height="true" draw:auto-grow-width="false" fo:min-height="0.389cm" fo:min-width="0.236cm"/>
    </style:style>
    <style:style style:name="gr29" style:family="graphic" style:parent-style-name="CodePetit">
      <style:graphic-properties draw:auto-grow-height="true" draw:auto-grow-width="false" fo:min-height="0.389cm" fo:min-width="0.465cm"/>
    </style:style>
    <style:style style:name="gr30" style:family="graphic" style:parent-style-name="CodePetit">
      <style:graphic-properties draw:auto-grow-height="true" fo:min-height="0cm" fo:min-width="0.1cm"/>
    </style:style>
    <style:style style:name="gr31" style:family="graphic" style:parent-style-name="CadreSection">
      <style:graphic-properties svg:stroke-color="#9999ff" draw:textarea-vertical-align="middle" draw:auto-grow-height="false" fo:min-height="0cm" fo:min-width="0cm"/>
    </style:style>
    <style:style style:name="gr32" style:family="graphic" style:parent-style-name="headline1">
      <style:graphic-properties draw:auto-grow-width="true" fo:min-height="0.399cm" fo:min-width="2.576cm"/>
    </style:style>
    <style:style style:name="gr33" style:family="graphic" style:parent-style-name="CadreSection">
      <style:graphic-properties svg:stroke-color="#808019" draw:textarea-vertical-align="middle" draw:auto-grow-height="false" fo:min-height="0cm" fo:min-width="0cm"/>
    </style:style>
    <style:style style:name="gr34" style:family="graphic" style:parent-style-name="objectwithoutfill">
      <style:graphic-properties svg:stroke-width="0.02cm" svg:stroke-color="#008080" draw:marker-start-width="0.23cm" draw:marker-end-width="0.23cm" draw:textarea-vertical-align="middle" draw:auto-grow-height="false" fo:padding-top="0.135cm" fo:padding-bottom="0.135cm" fo:padding-left="0.26cm" fo:padding-right="0.26cm"/>
    </style:style>
    <style:style style:name="gr35" style:family="graphic" style:parent-style-name="FlèchePetite">
      <style:graphic-properties svg:stroke-color="#b80047" draw:textarea-vertical-align="middle"/>
    </style:style>
    <style:style style:name="gr36" style:family="graphic" style:parent-style-name="Remarque">
      <style:graphic-properties draw:auto-grow-height="true" draw:auto-grow-width="false" fo:min-height="0cm" fo:min-width="0.5cm"/>
    </style:style>
    <style:style style:name="gr37" style:family="graphic" style:parent-style-name="Constante">
      <style:graphic-properties draw:auto-grow-height="true" fo:min-height="0cm" fo:min-width="0cm"/>
    </style:style>
    <style:style style:name="gr38" style:family="graphic" style:parent-style-name="RemarquePetit">
      <style:graphic-properties draw:auto-grow-height="true" fo:min-height="0cm" fo:min-width="0.288cm"/>
    </style:style>
    <style:style style:name="gr39" style:family="graphic" style:parent-style-name="RemarquePetit">
      <style:graphic-properties fo:min-height="0.4cm"/>
    </style:style>
    <style:style style:name="gr40" style:family="graphic" style:parent-style-name="BarreTabulation">
      <style:graphic-properties draw:textarea-vertical-align="middle"/>
    </style:style>
    <style:style style:name="gr41" style:family="graphic" style:parent-style-name="CadreSection">
      <style:graphic-properties svg:stroke-width="0.02cm" svg:stroke-color="#9999ff" draw:marker-start-width="0.23cm" draw:marker-end-width="0.23cm" draw:textarea-vertical-align="middle" fo:padding-top="0.11cm" fo:padding-bottom="0.11cm" fo:padding-left="0.235cm" fo:padding-right="0.235cm"/>
    </style:style>
    <style:style style:name="gr42" style:family="graphic" style:parent-style-name="RemarquePetit">
      <style:graphic-properties fo:min-height="0.387cm"/>
    </style:style>
    <style:style style:name="gr43" style:family="graphic" style:parent-style-name="expression">
      <style:graphic-properties draw:auto-grow-height="true" fo:min-height="0cm" fo:min-width="0.219cm"/>
    </style:style>
    <style:style style:name="gr44" style:family="graphic" style:parent-style-name="FlèchePetite">
      <style:graphic-properties draw:marker-end="" draw:textarea-vertical-align="middle"/>
    </style:style>
    <style:style style:name="gr45" style:family="graphic" style:parent-style-name="CadreSection">
      <style:graphic-properties svg:stroke-color="#0066cc" draw:textarea-vertical-align="middle" draw:auto-grow-height="false" fo:min-height="0cm" fo:min-width="0cm"/>
    </style:style>
    <style:style style:name="gr46" style:family="graphic" style:parent-style-name="CadreSection">
      <style:graphic-properties svg:stroke-color="#33a3a3" draw:textarea-vertical-align="middle" draw:auto-grow-height="false" fo:min-height="0cm" fo:min-width="0cm"/>
    </style:style>
    <style:style style:name="gr47" style:family="graphic" style:parent-style-name="CadreSection">
      <style:graphic-properties svg:stroke-color="#94476b" draw:textarea-vertical-align="middle" draw:auto-grow-height="false" fo:min-height="0cm" fo:min-width="0cm"/>
    </style:style>
    <style:style style:name="gr48" style:family="graphic" style:parent-style-name="Remarque">
      <style:graphic-properties draw:auto-grow-height="true" fo:min-height="0.7cm" fo:min-width="3.687cm"/>
    </style:style>
    <style:style style:name="gr49" style:family="graphic" style:parent-style-name="standard">
      <style:graphic-properties draw:stroke="none" draw:fill="none" draw:ole-draw-aspect="1" style:protect="size"/>
    </style:style>
    <style:style style:name="gr50" style:family="graphic" style:parent-style-name="RemarquePetit">
      <style:graphic-properties draw:auto-grow-height="true" fo:min-height="0.479cm" fo:min-width="0cm"/>
    </style:style>
    <style:style style:name="gr51" style:family="graphic" style:parent-style-name="Remarque">
      <style:graphic-properties draw:auto-grow-height="true" fo:min-height="0.386cm" fo:min-width="0cm"/>
    </style:style>
    <style:style style:name="gr52" style:family="graphic" style:parent-style-name="CadreSection">
      <style:graphic-properties svg:stroke-width="0.02cm" svg:stroke-color="#94476b" draw:marker-start-width="0.23cm" draw:marker-end-width="0.23cm" draw:textarea-vertical-align="middle" fo:padding-top="0.11cm" fo:padding-bottom="0.11cm" fo:padding-left="0.235cm" fo:padding-right="0.235cm"/>
    </style:style>
    <style:style style:name="gr53" style:family="graphic" style:parent-style-name="headline1">
      <style:graphic-properties draw:auto-grow-width="true" fo:min-height="0.431cm"/>
    </style:style>
    <style:style style:name="gr54" style:family="graphic" style:parent-style-name="Code">
      <style:graphic-properties draw:auto-grow-height="true" fo:min-height="0.5cm" fo:min-width="0cm"/>
    </style:style>
    <style:style style:name="gr55" style:family="graphic" style:parent-style-name="CadreSection">
      <style:graphic-properties svg:stroke-color="#b3b300" draw:textarea-vertical-align="middle" draw:auto-grow-height="false" fo:min-height="0cm" fo:min-width="0cm"/>
    </style:style>
    <style:style style:name="gr56" style:family="graphic" style:parent-style-name="Remarque">
      <style:graphic-properties draw:auto-grow-height="true" draw:auto-grow-width="false" fo:min-height="0.761cm" fo:min-width="2.578cm"/>
    </style:style>
    <style:style style:name="gr57" style:family="graphic" style:parent-style-name="CadreSection">
      <style:graphic-properties svg:stroke-width="0.02cm" svg:stroke-color="#b3b300" draw:marker-start-width="0.23cm" draw:marker-end-width="0.23cm" draw:textarea-vertical-align="middle" fo:padding-top="0.11cm" fo:padding-bottom="0.11cm" fo:padding-left="0.235cm" fo:padding-right="0.235cm"/>
    </style:style>
    <style:style style:name="gr58" style:family="graphic" style:parent-style-name="RemarquePetit">
      <style:graphic-properties draw:auto-grow-height="true" draw:auto-grow-width="false" fo:min-height="0.4cm" fo:min-width="1.675cm"/>
    </style:style>
    <style:style style:name="gr59" style:family="graphic" style:parent-style-name="CadreSection">
      <style:graphic-properties svg:stroke-color="#004a4a" draw:textarea-vertical-align="middle" draw:auto-grow-height="false" fo:min-height="0cm" fo:min-width="0cm"/>
    </style:style>
    <style:style style:name="gr60" style:family="graphic" style:parent-style-name="RemarquePetit">
      <style:graphic-properties fo:min-height="1.157cm"/>
    </style:style>
    <style:style style:name="gr61" style:family="graphic" style:parent-style-name="RemarquePetit">
      <style:graphic-properties fo:min-height="0.772cm"/>
    </style:style>
    <style:style style:name="gr62" style:family="graphic" style:parent-style-name="RemarquePetit">
      <style:graphic-properties fo:min-height="0.387cm" fo:min-width="1.3cm"/>
    </style:style>
    <style:style style:name="gr63" style:family="graphic" style:parent-style-name="CadreSection">
      <style:graphic-properties svg:stroke-color="#4c1900" draw:textarea-vertical-align="middle" draw:auto-grow-height="false" fo:min-height="0cm" fo:min-width="0cm"/>
    </style:style>
    <style:style style:name="gr64" style:family="graphic" style:parent-style-name="CodePetit">
      <style:graphic-properties draw:auto-grow-height="true" draw:auto-grow-width="false" fo:min-height="0cm" fo:min-width="5.1cm"/>
    </style:style>
    <style:style style:name="gr65" style:family="graphic" style:parent-style-name="CodePetit">
      <style:graphic-properties draw:stroke="none" draw:fill="none" fo:min-height="0.353cm"/>
    </style:style>
    <style:style style:name="gr66" style:family="graphic" style:parent-style-name="RemarquePetit">
      <style:graphic-properties fo:min-height="0.3cm"/>
    </style:style>
    <style:style style:name="gr67" style:family="graphic" style:parent-style-name="RemarquePetit">
      <style:graphic-properties fo:min-height="0.44cm" fo:min-width="1.903cm"/>
    </style:style>
    <style:style style:name="gr68" style:family="graphic" style:parent-style-name="CadreSection">
      <style:graphic-properties svg:stroke-color="#314004" draw:textarea-vertical-align="middle" draw:auto-grow-height="false" fo:min-height="0cm" fo:min-width="0cm"/>
    </style:style>
    <style:style style:name="gr69" style:family="graphic" style:parent-style-name="headline1">
      <style:graphic-properties draw:auto-grow-width="true" fo:min-height="0.4cm" fo:min-width="3.069cm"/>
    </style:style>
    <style:style style:name="gr70" style:family="graphic" style:parent-style-name="CadreSection">
      <style:graphic-properties svg:stroke-color="#0084d1" draw:textarea-vertical-align="middle" draw:auto-grow-height="false" fo:min-height="0cm" fo:min-width="0cm"/>
    </style:style>
    <style:style style:name="gr71" style:family="graphic" style:parent-style-name="RemarquePetit">
      <style:graphic-properties draw:auto-grow-height="true" fo:min-height="1.598cm" fo:min-width="0cm"/>
    </style:style>
    <style:style style:name="gr72" style:family="graphic" style:parent-style-name="RemarquePetit">
      <style:graphic-properties fo:min-height="0.3cm" fo:min-width="1.903cm"/>
    </style:style>
    <style:style style:name="gr73" style:family="graphic" style:parent-style-name="CadreSection">
      <style:graphic-properties svg:stroke-color="#660066" draw:textarea-vertical-align="middle" draw:auto-grow-height="false" fo:min-height="0cm" fo:min-width="0cm"/>
    </style:style>
    <style:style style:name="gr74" style:family="graphic" style:parent-style-name="CodePetit">
      <style:graphic-properties draw:auto-grow-height="true" fo:min-height="0.852cm" fo:min-width="4.105cm"/>
    </style:style>
    <style:style style:name="gr75" style:family="graphic" style:parent-style-name="CodePetit">
      <style:graphic-properties draw:stroke="none" draw:fill="none" fo:min-height="0.253cm"/>
    </style:style>
    <style:style style:name="gr76" style:family="graphic" style:parent-style-name="CadreSection">
      <style:graphic-properties svg:stroke-color="#6b0094" draw:fill="solid" draw:fill-color="#ffffff" draw:textarea-vertical-align="middle" draw:auto-grow-height="false" fo:min-height="0cm" fo:min-width="0cm"/>
    </style:style>
    <style:style style:name="gr77" style:family="graphic" style:parent-style-name="CodePetit">
      <style:graphic-properties draw:stroke="none" draw:fill="none" fo:min-height="0.392cm"/>
    </style:style>
    <style:style style:name="gr78" style:family="graphic" style:parent-style-name="NotesLegales">
      <style:graphic-properties draw:stroke="none" draw:fill="none" fo:min-height="0.311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color="#008000"/>
    </style:style>
    <style:style style:name="P4" style:family="paragraph">
      <style:text-properties fo:color="#355e00"/>
    </style:style>
    <style:style style:name="P5" style:family="paragraph">
      <style:text-properties fo:color="#b80047" fo:font-style="normal" style:text-underline-style="none" style:font-style-asian="normal" style:font-style-complex="normal"/>
    </style:style>
    <style:style style:name="P6" style:family="paragraph">
      <style:text-properties fo:color="#0000ff"/>
    </style:style>
    <style:style style:name="P7" style:family="paragraph">
      <style:text-properties fo:font-style="normal" style:font-style-asian="normal" style:font-style-complex="normal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tyle="italic" style:font-style-asian="italic" style:font-style-complex="italic"/>
    </style:style>
    <style:style style:name="P10" style:family="paragraph">
      <style:text-properties fo:font-size="9pt" style:font-size-asian="9pt" style:font-size-complex="9pt"/>
    </style:style>
    <style:style style:name="T1" style:family="text">
      <style:text-properties style:font-name-asian="FreeSans5" style:font-name-complex="FreeSans5"/>
    </style:style>
    <style:style style:name="T2" style:family="text">
      <style:text-properties style:text-position="super 58%"/>
    </style:style>
    <style:style style:name="T3" style:family="text">
      <style:text-properties style:font-name="FreeMono7" style:font-name-asian="FreeMono7" style:font-name-complex="FreeMono7"/>
    </style:style>
    <style:style style:name="T4" style:family="text">
      <style:text-properties style:font-name="FreeMono3" style:font-name-asian="FreeMono7" style:font-name-complex="FreeMono7"/>
    </style:style>
    <style:style style:name="T5" style:family="text">
      <style:text-properties style:font-name="FreeSerif6" style:font-name-asian="FreeSerif6" style:font-name-complex="FreeSerif6"/>
    </style:style>
    <style:style style:name="T6" style:family="text">
      <style:text-properties style:font-name="FreeSans5" style:font-name-asian="FreeSans5" style:font-name-complex="FreeSans5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800000"/>
    </style:style>
    <style:style style:name="T9" style:family="text">
      <style:text-properties fo:color="#008000"/>
    </style:style>
    <style:style style:name="T10" style:family="text">
      <style:text-properties style:use-window-font-color="true"/>
    </style:style>
    <style:style style:name="T11" style:family="text">
      <style:text-properties fo:color="#008080"/>
    </style:style>
    <style:style style:name="T12" style:family="text">
      <style:text-properties fo:color="#800000" style:font-name="FreeMono8" fo:font-weight="bold" style:font-weight-asian="bold" style:font-weight-complex="bold"/>
    </style:style>
    <style:style style:name="T13" style:family="text">
      <style:text-properties style:use-window-font-color="true" style:font-name="FreeMono8" fo:font-weight="bold" style:font-name-asian="FreeSans5" style:font-weight-asian="bold" style:font-name-complex="FreeSans5" style:font-weight-complex="bold"/>
    </style:style>
    <style:style style:name="T14" style:family="text">
      <style:text-properties style:font-name="FreeMono8" fo:font-weight="bold" style:font-name-asian="FreeSans5" style:font-weight-asian="bold" style:font-name-complex="FreeSans5" style:font-weight-complex="bold"/>
    </style:style>
    <style:style style:name="T15" style:family="text">
      <style:text-properties style:font-name="FreeSerif10" style:font-name-asian="FreeSerif10" style:font-name-complex="FreeSerif10"/>
    </style:style>
    <style:style style:name="T16" style:family="text">
      <style:text-properties style:font-name="FreeSerif3" style:font-name-asian="FreeSerif10" style:font-name-complex="FreeSerif10"/>
    </style:style>
    <style:style style:name="T17" style:family="text">
      <style:text-properties fo:font-weight="normal" style:font-name-asian="FreeMono7" style:font-weight-asian="normal" style:font-name-complex="FreeMono7" style:font-weight-complex="normal"/>
    </style:style>
    <style:style style:name="T18" style:family="text">
      <style:text-properties style:font-name-asian="FreeMono7" style:font-name-complex="FreeMono7"/>
    </style:style>
    <style:style style:name="T19" style:family="text">
      <style:text-properties style:text-line-through-style="none" style:text-line-through-type="none" style:font-name="FreeMono7" fo:font-weight="normal" style:font-name-asian="FreeMono7" style:font-weight-asian="normal" style:font-name-complex="FreeMono7" style:font-weight-complex="normal"/>
    </style:style>
    <style:style style:name="T20" style:family="text">
      <style:text-properties style:text-line-through-style="none" style:text-line-through-type="none" style:font-name="FreeMono6" style:font-name-asian="FreeMono7" style:font-name-complex="FreeMono7"/>
    </style:style>
    <style:style style:name="T21" style:family="text">
      <style:text-properties style:text-line-through-style="solid" style:text-line-through-type="double"/>
    </style:style>
    <style:style style:name="T22" style:family="text">
      <style:text-properties style:text-line-through-style="none" style:text-line-through-type="none"/>
    </style:style>
    <style:style style:name="T23" style:family="text">
      <style:text-properties style:font-name="FreeSerif10" fo:font-style="italic" style:font-name-asian="FreeSerif10" style:font-style-asian="italic" style:font-name-complex="FreeSerif10" style:font-style-complex="italic"/>
    </style:style>
    <style:style style:name="T24" style:family="text">
      <style:text-properties fo:color="#000000"/>
    </style:style>
    <style:style style:name="T25" style:family="text">
      <style:text-properties fo:color="#008080" style:font-name="FreeMono8" fo:font-weight="bold" style:font-weight-asian="bold" style:font-weight-complex="bold"/>
    </style:style>
    <style:style style:name="T26" style:family="text">
      <style:text-properties style:font-name="FreeMono8" fo:font-weight="bold" style:font-weight-asian="bold" style:font-weight-complex="bold"/>
    </style:style>
    <style:style style:name="T27" style:family="text">
      <style:text-properties fo:color="#008000" style:font-name="FreeMono8" fo:font-weight="bold" style:font-weight-asian="bold" style:font-weight-complex="bold"/>
    </style:style>
    <style:style style:name="T28" style:family="text">
      <style:text-properties fo:color="#0000ff"/>
    </style:style>
    <style:style style:name="T29" style:family="text">
      <style:text-properties style:use-window-font-color="true" style:font-name="FreeSerif"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color="#355e00"/>
    </style:style>
    <style:style style:name="T31" style:family="text">
      <style:text-properties style:font-name="FreeSerif" style:font-name-asian="FreeSans5" style:font-name-complex="FreeSans5"/>
    </style:style>
    <style:style style:name="T32" style:family="text">
      <style:text-properties fo:color="#008000" style:font-name-asian="FreeSans5" style:font-name-complex="FreeSans5"/>
    </style:style>
    <style:style style:name="T33" style:family="text">
      <style:text-properties style:font-name="FreeSerif"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style:font-name="FreeMono8"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fo:font-style="italic" style:font-name-asian="FreeSans5" style:font-style-asian="italic" style:font-name-complex="FreeSans5" style:font-style-complex="italic"/>
    </style:style>
    <style:style style:name="T36" style:family="text">
      <style:text-properties style:font-name="FreeSerif10" fo:font-style="italic" fo:font-weight="normal" style:font-name-asian="FreeSerif10" style:font-style-asian="italic" style:font-weight-asian="normal" style:font-name-complex="FreeSerif10" style:font-style-complex="italic" style:font-weight-complex="normal"/>
    </style:style>
    <style:style style:name="T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style:font-name="FreeMono7" fo:font-style="normal" fo:font-weight="normal" style:font-name-asian="FreeMono7" style:font-style-asian="normal" style:font-weight-asian="normal" style:font-name-complex="FreeMono7" style:font-style-complex="normal" style:font-weight-complex="normal"/>
    </style:style>
    <style:style style:name="T39" style:family="text">
      <style:text-properties style:font-name="FreeSerif" fo:font-style="italic" fo:font-weight="normal" style:font-name-asian="FreeMono7" style:font-style-asian="italic" style:font-weight-asian="normal" style:font-name-complex="FreeMono7" style:font-style-complex="italic" style:font-weight-complex="normal"/>
    </style:style>
    <style:style style:name="T40" style:family="text">
      <style:text-properties fo:color="#b80047" fo:font-style="normal" style:text-underline-style="none" style:font-style-asian="normal" style:font-style-complex="normal"/>
    </style:style>
    <style:style style:name="T41" style:family="text">
      <style:text-properties fo:color="#b84700"/>
    </style:style>
    <style:style style:name="T42" style:family="text">
      <style:text-properties style:font-name="FreeSerif" fo:font-weight="bold" style:font-weight-asian="bold" style:font-weight-complex="bold"/>
    </style:style>
    <style:style style:name="T43" style:family="text">
      <style:text-properties fo:color="#800080"/>
    </style:style>
    <style:style style:name="T44" style:family="text">
      <style:text-properties fo:color="#008080" style:font-name-asian="FreeSans5" style:font-name-complex="FreeSans5"/>
    </style:style>
    <style:style style:name="T45" style:family="text">
      <style:text-properties style:use-window-font-color="true" style:font-name-asian="FreeSans5" style:font-name-complex="FreeSans5"/>
    </style:style>
    <style:style style:name="T46" style:family="text">
      <style:text-properties style:font-name="FreeSerif10" fo:font-style="normal" style:font-name-asian="FreeSerif10" style:font-style-asian="normal" style:font-name-complex="FreeSerif10" style:font-style-complex="normal"/>
    </style:style>
    <style:style style:name="T47" style:family="text">
      <style:text-properties style:font-name="FreeSerif3" fo:font-style="italic" style:font-name-asian="FreeSerif10" style:font-style-asian="italic" style:font-name-complex="FreeSerif10" style:font-style-complex="italic"/>
    </style:style>
    <style:style style:name="T48" style:family="text">
      <style:text-properties fo:color="#800000" style:font-name-asian="FreeSans5" style:font-name-complex="FreeSans5"/>
    </style:style>
    <style:style style:name="T49" style:family="text">
      <style:text-properties fo:color="#008000" style:font-name="FreeMono7" style:font-name-asian="FreeMono7" style:font-name-complex="FreeMono7"/>
    </style:style>
    <style:style style:name="T50" style:family="text">
      <style:text-properties style:font-name="FreeSans5" fo:font-style="italic" style:font-name-asian="FreeSans5" style:font-style-asian="italic" style:font-name-complex="FreeSans5" style:font-style-complex="italic"/>
    </style:style>
    <style:style style:name="T5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2" style:family="text">
      <style:text-properties fo:font-style="italic" style:text-underline-style="none" style:font-style-asian="italic" style:font-style-complex="italic"/>
    </style:style>
    <style:style style:name="T53" style:family="text">
      <style:text-properties fo:color="#0000ff" style:font-name="FreeMono8" fo:font-style="normal" fo:font-weight="bold" style:font-style-asian="normal" style:font-weight-asian="bold" style:font-style-complex="normal" style:font-weight-complex="bold"/>
    </style:style>
    <style:style style:name="T54" style:family="text">
      <style:text-properties fo:color="#800000" style:font-name="FreeMono8"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color="#008000" style:font-name="FreeMono8" fo:font-style="normal" fo:font-weight="bold" style:font-style-asian="normal" style:font-weight-asian="bold" style:font-style-complex="normal" style:font-weight-complex="bold"/>
    </style:style>
    <style:style style:name="T56" style:family="text">
      <style:text-properties style:font-name="FreeSerif" fo:font-weight="normal" style:font-weight-asian="normal" style:font-weight-complex="normal"/>
    </style:style>
    <style:style style:name="T57" style:family="text">
      <style:text-properties style:use-window-font-color="true" style:font-name="FreeSerif10" fo:font-weight="normal" style:font-name-asian="FreeSerif10" style:font-weight-asian="normal" style:font-name-complex="FreeSerif10" style:font-weight-complex="normal"/>
    </style:style>
    <style:style style:name="T58" style:family="text">
      <style:text-properties style:use-window-font-color="true" style:font-name="FreeSerif3" fo:font-weight="normal" style:font-name-asian="FreeSerif10" style:font-weight-asian="normal" style:font-name-complex="FreeSerif10" style:font-weight-complex="normal"/>
    </style:style>
    <style:style style:name="T59" style:family="text">
      <style:text-properties fo:color="#000000" style:font-name="FreeSerif10" fo:font-weight="normal" style:font-name-asian="FreeSerif10" style:font-weight-asian="normal" style:font-name-complex="FreeSerif10" style:font-weight-complex="normal"/>
    </style:style>
    <style:style style:name="T60" style:family="text">
      <style:text-properties fo:color="#000000" style:font-name="FreeSerif3" fo:font-weight="normal" style:font-name-asian="FreeSerif10" style:font-weight-asian="normal" style:font-name-complex="FreeSerif10" style:font-weight-complex="normal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fo:font-style="italic" fo:font-weight="bold" style:font-style-asian="italic" style:font-weight-asian="bold" style:font-style-complex="italic" style:font-weight-complex="bold"/>
    </style:style>
    <style:style style:name="T63" style:family="text">
      <style:text-properties fo:color="#800000" style:font-name="FreeMono8" fo:font-style="italic" fo:font-weight="bold" style:font-style-asian="italic" style:font-weight-asian="bold" style:font-style-complex="italic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style:font-name="FreeMono8" fo:font-style="italic" fo:font-weight="bold" style:font-style-asian="italic" style:font-weight-asian="bold" style:font-style-complex="italic" style:font-weight-complex="bold"/>
    </style:style>
    <style:style style:name="T67" style:family="text">
      <style:text-properties style:font-name="FreeSerif10" fo:font-style="normal" fo:font-weight="normal" style:font-name-asian="FreeSerif10" style:font-style-asian="normal" style:font-weight-asian="normal" style:font-name-complex="FreeSerif10" style:font-style-complex="normal" style:font-weight-complex="normal"/>
    </style:style>
    <style:style style:name="T68" style:family="text">
      <style:text-properties fo:color="#0000ff" style:font-name="FreeMono8" fo:font-style="italic" fo:font-weight="bold" style:font-style-asian="italic" style:font-weight-asian="bold" style:font-style-complex="italic" style:font-weight-complex="bold"/>
    </style:style>
    <style:style style:name="T69" style:family="text">
      <style:text-properties fo:color="#666666"/>
    </style:style>
    <style:style style:name="T70" style:family="text">
      <style:text-properties style:font-name="FreeMono8" fo:font-weight="bold" style:font-name-asian="FreeSerif10" style:font-weight-asian="bold" style:font-name-complex="FreeSerif10" style:font-weight-complex="bold"/>
    </style:style>
    <style:style style:name="T71" style:family="text">
      <style:text-properties style:font-name="FreeMono8"/>
    </style:style>
    <style:style style:name="T72" style:family="text">
      <style:text-properties style:font-name="FreeMono8" style:font-name-asian="FreeSerif10" style:font-name-complex="FreeSerif10"/>
    </style:style>
    <style:style style:name="T73" style:family="text">
      <style:text-properties fo:color="#800080" style:font-name="FreeMono8" fo:font-weight="bold" style:font-weight-asian="bold" style:font-weight-complex="bold"/>
    </style:style>
    <style:style style:name="T74" style:family="text">
      <style:text-properties fo:color="#0000ff" style:font-name="FreeMono8" fo:font-weight="bold" style:font-weight-asian="bold" style:font-weight-complex="bold"/>
    </style:style>
    <style:style style:name="T75" style:family="text">
      <style:text-properties fo:color="#0000ff" style:font-name="FreeMono8" fo:font-weight="bold" style:font-name-asian="FreeSerif10" style:font-weight-asian="bold" style:font-name-complex="FreeSerif10" style:font-weight-complex="bold"/>
    </style:style>
    <style:style style:name="T76" style:family="text">
      <style:text-properties fo:color="#800000" style:font-name="FreeMono8" fo:font-weight="bold" style:font-name-asian="FreeSerif10" style:font-weight-asian="bold" style:font-name-complex="FreeSerif10" style:font-weight-complex="bold"/>
    </style:style>
    <style:style style:name="T77" style:family="text">
      <style:text-properties fo:color="#b84700" style:font-name="FreeMono8" fo:font-weight="bold" style:font-weight-asian="bold" style:font-weight-complex="bold"/>
    </style:style>
    <style:style style:name="T78" style:family="text">
      <style:text-properties fo:color="#008000" style:font-name="FreeSerif" fo:font-style="italic" fo:font-weight="normal" style:font-style-asian="italic" style:font-weight-asian="normal" style:font-style-complex="italic" style:font-weight-complex="normal"/>
    </style:style>
    <style:style style:name="T79" style:family="text">
      <style:text-properties fo:color="#008000" style:font-name="FreeMono8" fo:font-style="normal" style:font-style-asian="normal" style:font-style-complex="normal"/>
    </style:style>
    <style:style style:name="T80" style:family="text">
      <style:text-properties style:font-name="FreeSerif10" fo:font-weight="bold" style:font-name-asian="FreeSerif10" style:font-weight-asian="bold" style:font-name-complex="FreeSerif10" style:font-weight-complex="bold"/>
    </style:style>
    <style:style style:name="T81" style:family="text">
      <style:text-properties style:font-name="FreeSerif3" fo:font-weight="bold" style:font-name-asian="FreeSerif10" style:font-weight-asian="bold" style:font-name-complex="FreeSerif10" style:font-weight-complex="bold"/>
    </style:style>
    <style:style style:name="T82" style:family="text">
      <style:text-properties fo:color="#008000" fo:font-size="9pt" style:font-size-asian="9pt" style:font-size-complex="9pt"/>
    </style:style>
    <style:style style:name="T83" style:family="text">
      <style:text-properties style:use-window-font-color="true" fo:font-size="9pt" style:font-size-asian="9pt" style:font-size-complex="9pt"/>
    </style:style>
    <style:style style:name="T84" style:family="text">
      <style:text-properties fo:color="#008080" fo:font-size="9pt" style:font-size-asian="9pt" style:font-size-complex="9pt"/>
    </style:style>
    <style:style style:name="T85" style:family="text">
      <style:text-properties fo:color="#000000" style:font-name="FreeSerif" fo:font-size="9pt" fo:font-weight="normal" style:font-name-asian="FreeSans5" style:font-size-asian="9pt" style:font-weight-asian="normal" style:font-name-complex="FreeSans5" style:font-size-complex="9pt" style:font-weight-complex="normal"/>
    </style:style>
    <style:style style:name="T86" style:family="text">
      <style:text-properties style:use-window-font-color="true" style:font-name="FreeSerif10" fo:font-weight="bold" style:font-name-asian="FreeSerif10" style:font-weight-asian="bold" style:font-name-complex="FreeSerif10" style:font-weight-complex="bold"/>
    </style:style>
    <style:style style:name="T87" style:family="text">
      <style:text-properties style:use-window-font-color="true" style:font-name="FreeSerif3" fo:font-weight="bold" style:font-name-asian="FreeSerif10" style:font-weight-asian="bold" style:font-name-complex="FreeSerif10" style:font-weight-complex="bold"/>
    </style:style>
    <style:style style:name="T88" style:family="text">
      <style:text-properties style:use-window-font-color="true" style:font-name="FreeSerif" fo:font-weight="bold" style:font-weight-asian="bold" style:font-weight-complex="bold"/>
    </style:style>
    <style:style style:name="T89" style:family="text">
      <style:text-properties style:use-window-font-color="true" style:font-name="FreeSerif" fo:font-weight="normal" style:font-weight-asian="normal" style:font-weight-complex="normal"/>
    </style:style>
    <style:style style:name="T90" style:family="text">
      <style:text-properties fo:color="#008000" style:font-name="FreeMono8" fo:font-style="normal" fo:font-weight="bold" style:font-name-asian="FreeSerif10" style:font-style-asian="normal" style:font-weight-asian="bold" style:font-name-complex="FreeSerif10" style:font-style-complex="normal" style:font-weight-complex="bold"/>
    </style:style>
    <style:style style:name="T91" style:family="text">
      <style:text-properties style:font-name="FreeSerif" fo:font-style="normal" style:font-name-asian="FreeSerif10" style:font-style-asian="normal" style:font-name-complex="FreeSerif10" style:font-style-complex="normal"/>
    </style:style>
    <style:style style:name="T92" style:family="text">
      <style:text-properties style:font-name="FreeSerif10" fo:font-style="normal" fo:font-weight="bold" style:font-name-asian="FreeSerif10" style:font-style-asian="normal" style:font-weight-asian="bold" style:font-name-complex="FreeSerif10" style:font-style-complex="normal" style:font-weight-complex="bold"/>
    </style:style>
    <style:style style:name="T93" style:family="text">
      <style:text-properties style:font-name="FreeSerif3" fo:font-style="normal" fo:font-weight="bold" style:font-name-asian="FreeSerif10" style:font-style-asian="normal" style:font-weight-asian="bold" style:font-name-complex="FreeSerif10" style:font-style-complex="normal" style:font-weight-complex="bold"/>
    </style:style>
    <style:style style:name="T94" style:family="text">
      <style:text-properties style:font-name="FreeSerif" fo:font-style="normal" fo:font-weight="bold" style:font-name-asian="FreeSerif10" style:font-style-asian="normal" style:font-weight-asian="bold" style:font-name-complex="FreeSerif10" style:font-style-complex="normal" style:font-weight-complex="bold"/>
    </style:style>
    <style:style style:name="T95" style:family="text">
      <style:text-properties style:font-name="FreeSerif" fo:font-style="italic" style:text-underline-style="solid" style:text-underline-width="auto" style:text-underline-color="font-color" style:font-name-asian="FreeSerif10" style:font-style-asian="italic" style:font-name-complex="FreeSerif10" style:font-style-complex="italic"/>
    </style:style>
    <style:style style:name="T96" style:family="text">
      <style:text-properties style:font-name="FreeSerif" fo:font-style="italic" style:font-name-asian="FreeSerif10" style:font-style-asian="italic" style:font-name-complex="FreeSerif10" style:font-style-complex="italic"/>
    </style:style>
    <style:style style:name="T97" style:family="text">
      <style:text-properties fo:color="#008000" fo:font-style="italic" style:font-style-asian="italic" style:font-style-complex="italic"/>
    </style:style>
    <style:style style:name="T98" style:family="text">
      <style:text-properties style:font-name="FreeSerif" fo:font-weight="normal" style:font-name-asian="FreeSans5" style:font-weight-asian="normal" style:font-name-complex="FreeSans5" style:font-weight-complex="normal"/>
    </style:style>
    <style:style style:name="T99" style:family="text">
      <style:text-properties style:font-name="FreeSerif" fo:font-style="italic" fo:font-weight="normal" style:font-name-asian="FreeSans5" style:font-style-asian="italic" style:font-weight-asian="normal" style:font-name-complex="FreeSans5" style:font-style-complex="italic" style:font-weight-complex="normal"/>
    </style:style>
    <style:style style:name="T100" style:family="text">
      <style:text-properties style:font-name="FreeSerif" fo:font-weight="normal" style:font-name-asian="FreeSerif10" style:font-weight-asian="normal" style:font-name-complex="FreeSerif10" style:font-weight-complex="normal"/>
    </style:style>
    <style:style style:name="T101" style:family="text">
      <style:text-properties style:font-name="FreeSerif10" fo:font-weight="normal" style:font-name-asian="FreeSerif10" style:font-weight-asian="normal" style:font-name-complex="FreeSerif10" style:font-weight-complex="normal"/>
    </style:style>
    <style:style style:name="T102" style:family="text">
      <style:text-properties fo:color="#000080" fo:font-style="italic" fo:font-weight="bold" style:font-style-asian="italic" style:font-weight-asian="bold" style:font-style-complex="italic" style:font-weight-complex="bold"/>
    </style:style>
    <style:style style:name="T103" style:family="text">
      <style:text-properties fo:color="#0000ff" style:font-name="FreeMono8" fo:font-weight="bold" style:font-name-asian="FreeSans5" style:font-weight-asian="bold" style:font-name-complex="FreeSans5" style:font-weight-complex="bold"/>
    </style:style>
    <style:style style:name="T104" style:family="text">
      <style:text-properties fo:color="#000000" style:font-name="FreeSerif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5.8cm" svg:x="1cm" svg:y="15.1cm">
          <text:p/>
          <draw:enhanced-geometry svg:viewBox="0 0 21600 21600" draw:path-stretchpoint-x="10800" draw:path-stretchpoint-y="10800" draw:text-areas="?f3 ?f4 ?f5 ?f6" draw:type="round-rectangle" draw:modifiers="1165.454232028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.4cm" svg:y1="18cm" svg:x2="4.4cm" svg:y2="15.69cm">
          <text:p/>
        </draw:line>
        <draw:line draw:style-name="gr2" draw:text-style-name="P1" draw:layer="layout" svg:x1="3.6cm" svg:y1="17.99cm" svg:x2="3.6cm" svg:y2="15.68cm">
          <text:p/>
        </draw:line>
        <draw:line draw:style-name="gr2" draw:text-style-name="P1" draw:layer="layout" svg:x1="5.4cm" svg:y1="17.99cm" svg:x2="5.4cm" svg:y2="15.68cm">
          <text:p/>
        </draw:line>
        <draw:line draw:style-name="gr2" draw:text-style-name="P1" draw:layer="layout" svg:x1="7.2cm" svg:y1="17.98cm" svg:x2="7.2cm" svg:y2="15.67cm">
          <text:p/>
        </draw:line>
        <draw:line draw:style-name="gr2" draw:text-style-name="P1" draw:layer="layout" svg:x1="8.7cm" svg:y1="17.97cm" svg:x2="8.7cm" svg:y2="15.66cm">
          <text:p/>
        </draw:line>
        <draw:line draw:style-name="gr2" draw:text-style-name="P1" draw:layer="layout" svg:x1="9.7cm" svg:y1="17.96cm" svg:x2="9.7cm" svg:y2="15.65cm">
          <text:p/>
        </draw:line>
        <draw:line draw:style-name="gr2" draw:text-style-name="P1" draw:layer="layout" svg:x1="11.2cm" svg:y1="17.95cm" svg:x2="11.2cm" svg:y2="15.64cm">
          <text:p/>
        </draw:line>
        <draw:frame draw:style-name="gr3" draw:layer="layout" svg:width="3.77cm" svg:height="0.391cm" svg:x="16.03cm" svg:y="15.142cm">
          <draw:text-box>
            <text:p>Índices de secuencias</text:p>
          </draw:text-box>
        </draw:frame>
        <draw:custom-shape draw:style-name="gr4" draw:text-style-name="P1" draw:layer="layout" svg:width="7.2cm" svg:height="4.8cm" svg:x="1cm" svg:y="1.9cm">
          <text:p/>
          <draw:enhanced-geometry svg:viewBox="0 0 21600 21600" draw:path-stretchpoint-x="10800" draw:path-stretchpoint-y="10800" draw:text-areas="?f3 ?f4 ?f5 ?f6" draw:type="round-rectangle" draw:modifiers="1503.565365025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1.894cm" svg:height="0.391cm" svg:x="6.1cm" svg:y="1.9cm">
          <draw:text-box>
            <text:p>Tipos Base</text:p>
          </draw:text-box>
        </draw:frame>
        <draw:frame draw:style-name="gr5" draw:layer="layout" svg:width="6.675cm" svg:height="0.543cm" svg:x="7.838cm" svg:y="1cm">
          <draw:text-box>
            <text:p>Hoja Resumen de Python 3</text:p>
          </draw:text-box>
        </draw:frame>
        <draw:line draw:style-name="gr6" draw:text-style-name="P1" draw:layer="layout" svg:x1="1cm" svg:y1="1.7cm" svg:x2="20cm" svg:y2="1.7cm">
          <text:p/>
        </draw:line>
        <draw:frame draw:style-name="gr7" draw:layer="layout" svg:width="4.625cm" svg:height="0.619cm" svg:x="1cm" svg:y="1.021cm">
          <draw:text-box>
            <text:p><text:span text:style-name="T1">©2012-2013 - Laurent Pointal</text:span></text:p>
            <text:p>Licencia Creative Commons Atribución 2</text:p>
          </draw:text-box>
        </draw:frame>
        <draw:frame draw:style-name="gr8" draw:layer="layout" svg:width="3.634cm" svg:height="0.619cm" svg:x="15.8cm" svg:y="1cm">
          <draw:text-box>
            <text:p>Documentación oficial de Python<text:line-break/>http://docs.python.org/py3k</text:p>
          </draw:text-box>
        </draw:frame>
        <draw:frame draw:style-name="gr9" draw:layer="layout" svg:width="0.219cm" svg:height="0.425cm" svg:x="4.2cm" svg:y="2.5cm">
          <draw:text-box>
            <text:p>0</text:p>
          </draw:text-box>
        </draw:frame>
        <draw:frame draw:style-name="gr10" draw:layer="layout" svg:width="0.764cm" svg:height="0.425cm" svg:x="2.7cm" svg:y="2.5cm">
          <draw:text-box>
            <text:p>783</text:p>
          </draw:text-box>
        </draw:frame>
        <draw:frame draw:style-name="gr10" draw:layer="layout" svg:width="1.018cm" svg:height="0.425cm" svg:x="5.136cm" svg:y="2.5cm">
          <draw:text-box>
            <text:p>-192</text:p>
          </draw:text-box>
        </draw:frame>
        <draw:frame draw:style-name="gr11" draw:layer="layout" svg:width="0.764cm" svg:height="0.425cm" svg:x="1.636cm" svg:y="2.5cm">
          <draw:text-box>
            <text:p>int</text:p>
          </draw:text-box>
        </draw:frame>
        <draw:frame draw:style-name="gr10" draw:layer="layout" svg:width="1.018cm" svg:height="0.425cm" svg:x="2.7cm" svg:y="3.1cm">
          <draw:text-box>
            <text:p>9.23</text:p>
          </draw:text-box>
        </draw:frame>
        <draw:frame draw:style-name="gr10" draw:layer="layout" svg:width="1.78cm" svg:height="0.425cm" svg:x="5.682cm" svg:y="3.1cm">
          <draw:text-box>
            <text:p>-1.7e-6</text:p>
          </draw:text-box>
        </draw:frame>
        <draw:frame draw:style-name="gr10" draw:layer="layout" svg:width="0.764cm" svg:height="0.425cm" svg:x="4.2cm" svg:y="3.1cm">
          <draw:text-box>
            <text:p>0.0</text:p>
          </draw:text-box>
        </draw:frame>
        <draw:frame draw:style-name="gr11" draw:layer="layout" svg:width="1.272cm" svg:height="0.425cm" svg:x="1.132cm" svg:y="3.1cm">
          <draw:text-box>
            <text:p>float</text:p>
          </draw:text-box>
        </draw:frame>
        <draw:frame draw:style-name="Constante" draw:layer="layout" svg:width="1.018cm" svg:height="0.425cm" svg:x="2.7cm" svg:y="3.7cm">
          <draw:text-box>
            <text:p>True</text:p>
          </draw:text-box>
        </draw:frame>
        <draw:frame draw:style-name="Constante" draw:layer="layout" svg:width="1.272cm" svg:height="0.425cm" svg:x="4.3cm" svg:y="3.7cm">
          <draw:text-box>
            <text:p>False</text:p>
          </draw:text-box>
        </draw:frame>
        <draw:frame draw:style-name="gr11" draw:layer="layout" svg:width="1.018cm" svg:height="0.425cm" svg:x="1.382cm" svg:y="3.7cm">
          <draw:text-box>
            <text:p>bool</text:p>
          </draw:text-box>
        </draw:frame>
        <draw:frame draw:style-name="gr10" draw:layer="layout" svg:width="2.542cm" svg:height="0.425cm" svg:x="2.7cm" svg:y="4.275cm">
          <draw:text-box>
            <text:p>"Uno\nDos"</text:p>
          </draw:text-box>
        </draw:frame>
        <draw:frame draw:style-name="gr10" draw:layer="layout" svg:width="2.034cm" svg:height="0.425cm" svg:x="5.716cm" svg:y="4.275cm">
          <draw:text-box>
            <text:p>'Pa\'mi'</text:p>
          </draw:text-box>
        </draw:frame>
        <draw:frame draw:style-name="gr11" draw:layer="layout" svg:width="0.764cm" svg:height="0.425cm" svg:x="1.64cm" svg:y="4.275cm">
          <draw:text-box>
            <text:p>str</text:p>
          </draw:text-box>
        </draw:frame>
        <draw:frame draw:style-name="gr10" draw:layer="layout" svg:width="2.542cm" svg:height="0.849cm" svg:x="4.9cm" svg:y="5.251cm">
          <draw:text-box>
            <text:p>"""X\tY\tZ</text:p>
            <text:p>1\t2\t3"""</text:p>
          </draw:text-box>
        </draw:frame>
        <draw:frame draw:style-name="Remarque" draw:layer="layout" svg:width="0.467cm" svg:height="0.365cm" svg:x="6.919cm" svg:y="3.627cm">
          <draw:text-box>
            <text:p>10<text:span text:style-name="T2">-6</text:span></text:p>
          </draw:text-box>
        </draw:frame>
        <draw:custom-shape draw:style-name="gr12" draw:text-style-name="P1" draw:layer="layout" svg:width="0.2cm" svg:height="0.5cm" draw:transform="rotate (-1.5707963267949) translate (6.4cm 6cm)">
          <text:p/>
          <draw:enhanced-geometry svg:viewBox="0 0 21600 21600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Remarque" draw:layer="layout" svg:width="1.276cm" svg:height="0.353cm" svg:x="5.7cm" svg:y="6.2cm">
          <draw:text-box>
            <text:p>tabulación</text:p>
          </draw:text-box>
        </draw:frame>
        <draw:frame draw:style-name="Remarque" draw:layer="layout" svg:width="1.395cm" svg:height="0.353cm" svg:x="3.4cm" svg:y="4.814cm">
          <draw:text-box>
            <text:p>nueva línea</text:p>
          </draw:text-box>
        </draw:frame>
        <draw:custom-shape draw:style-name="gr12" draw:text-style-name="P1" draw:layer="layout" svg:width="0.2cm" svg:height="0.5cm" draw:transform="rotate (-1.5707963267949) translate (4.226cm 4.629cm)">
          <text:p/>
          <draw:enhanced-geometry svg:viewBox="0 0 21600 21600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1" draw:layer="layout" svg:width="0.2cm" svg:height="0.8cm" draw:transform="rotate (-1.5707963267949) translate (7.5cm 3.4cm)">
          <text:p/>
          <draw:enhanced-geometry svg:viewBox="0 0 21600 21600" draw:mirror-horizontal="false" draw:mirror-vertical="false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Remarque" draw:layer="layout" svg:width="1.242cm" svg:height="0.353cm" svg:x="3.39cm" svg:y="5.414cm">
          <draw:text-box>
            <text:p>multilínea</text:p>
          </draw:text-box>
        </draw:frame>
        <draw:custom-shape draw:style-name="gr12" draw:text-style-name="P1" draw:layer="layout" svg:width="0.2cm" svg:height="0.9cm" draw:transform="rotate (-3.14159265358979) translate (4.9cm 6.1cm)">
          <text:p/>
          <draw:enhanced-geometry svg:viewBox="0 0 21600 21600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1" draw:layer="layout" svg:width="11.6cm" svg:height="4.8cm" svg:x="8.4cm" svg:y="1.9cm">
          <text:p/>
          <draw:enhanced-geometry svg:viewBox="0 0 21600 21600" draw:path-stretchpoint-x="10800" draw:path-stretchpoint-y="10800" draw:text-areas="?f3 ?f4 ?f5 ?f6" draw:type="round-rectangle" draw:modifiers="1503.565365025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3.452cm" svg:height="0.391cm" svg:x="16.373cm" svg:y="1.9cm">
          <draw:text-box>
            <text:p>Tipos Contenedores</text:p>
          </draw:text-box>
        </draw:frame>
        <draw:frame draw:style-name="gr11" draw:layer="layout" svg:width="1.018cm" svg:height="0.425cm" svg:x="9.222cm" svg:y="2.6cm">
          <draw:text-box>
            <text:p>list</text:p>
          </draw:text-box>
        </draw:frame>
        <draw:frame draw:style-name="gr10" draw:layer="layout" svg:width="1.78cm" svg:height="0.425cm" svg:x="10.482cm" svg:y="2.6cm">
          <draw:text-box>
            <text:p>[1,5,9]</text:p>
          </draw:text-box>
        </draw:frame>
        <draw:frame draw:style-name="gr10" draw:layer="layout" svg:width="3.05cm" svg:height="0.425cm" svg:x="12.912cm" svg:y="2.6cm">
          <draw:text-box>
            <text:p>["x",11,8.9]</text:p>
          </draw:text-box>
        </draw:frame>
        <draw:frame draw:style-name="gr10" draw:layer="layout" svg:width="2.288cm" svg:height="0.425cm" svg:x="16.366cm" svg:y="2.601cm">
          <draw:text-box>
            <text:p>["texto"]</text:p>
          </draw:text-box>
        </draw:frame>
        <draw:frame draw:style-name="gr10" draw:layer="layout" svg:width="0.51cm" svg:height="0.425cm" svg:x="19.122cm" svg:y="2.602cm">
          <draw:text-box>
            <text:p>[]</text:p>
          </draw:text-box>
        </draw:frame>
        <draw:frame draw:style-name="gr11" draw:layer="layout" svg:width="1.272cm" svg:height="0.425cm" svg:x="8.968cm" svg:y="3.1cm">
          <draw:text-box>
            <text:p>tuple</text:p>
          </draw:text-box>
        </draw:frame>
        <draw:frame draw:style-name="gr10" draw:layer="layout" svg:width="1.78cm" svg:height="0.425cm" svg:x="10.482cm" svg:y="3.1cm">
          <draw:text-box>
            <text:p>(1,5,9)</text:p>
          </draw:text-box>
        </draw:frame>
        <draw:frame draw:style-name="gr10" draw:layer="layout" svg:width="2.542cm" svg:height="0.425cm" svg:x="13.1cm" svg:y="3.1cm">
          <draw:text-box>
            <text:p>11,"y",7.4</text:p>
          </draw:text-box>
        </draw:frame>
        <draw:frame draw:style-name="gr10" draw:layer="layout" svg:width="2.542cm" svg:height="0.425cm" svg:x="16.366cm" svg:y="3.1cm">
          <draw:text-box>
            <text:p>("texto",)</text:p>
          </draw:text-box>
        </draw:frame>
        <draw:frame draw:style-name="gr10" draw:layer="layout" svg:width="0.51cm" svg:height="0.425cm" svg:x="19.122cm" svg:y="3.1cm">
          <draw:text-box>
            <text:p>()</text:p>
          </draw:text-box>
        </draw:frame>
        <draw:frame draw:style-name="gr11" draw:layer="layout" svg:width="1.018cm" svg:height="0.425cm" svg:x="9.222cm" svg:y="4.7cm">
          <draw:text-box>
            <text:p>dict</text:p>
          </draw:text-box>
        </draw:frame>
        <draw:frame draw:style-name="gr10" draw:layer="layout" svg:width="8.892cm" svg:height="0.425cm" svg:x="10.482cm" svg:y="5.2cm">
          <draw:text-box>
            <text:p>{1:"uno",3:"tres",2:"dos",3.14:"<text:span text:style-name="T3">π</text:span><text:span text:style-name="T4">"</text:span>}</text:p>
          </draw:text-box>
        </draw:frame>
        <draw:frame draw:style-name="gr10" draw:layer="layout" svg:width="4.32cm" svg:height="0.425cm" svg:x="10.482cm" svg:y="4.701cm">
          <draw:text-box>
            <text:p>{"llave":"valor"}</text:p>
          </draw:text-box>
        </draw:frame>
        <draw:frame draw:style-name="gr11" draw:layer="layout" svg:width="0.764cm" svg:height="0.425cm" svg:x="9.476cm" svg:y="6.061cm">
          <draw:text-box>
            <text:p>set</text:p>
          </draw:text-box>
        </draw:frame>
        <draw:frame draw:style-name="gr10" draw:layer="layout" svg:width="0.51cm" svg:height="0.425cm" svg:x="19.122cm" svg:y="4.702cm">
          <draw:text-box>
            <text:p>{}</text:p>
          </draw:text-box>
        </draw:frame>
        <draw:frame draw:style-name="gr10" draw:layer="layout" svg:width="2.288cm" svg:height="0.425cm" svg:x="15.112cm" svg:y="6.061cm">
          <draw:text-box>
            <text:p>{1,9,3,0}</text:p>
          </draw:text-box>
        </draw:frame>
        <draw:frame draw:style-name="gr14" draw:layer="layout" svg:width="6.944cm" svg:height="0.353cm" svg:x="8.6cm" svg:y="2.2cm">
          <draw:text-box>
            <text:p><text:span text:style-name="T5">◾ </text:span><text:span text:style-name="T5">secuencia ordenada</text:span>, índices rápidos, valores repetibles</text:p>
          </draw:text-box>
        </draw:frame>
        <draw:frame draw:style-name="gr10" draw:layer="layout" svg:width="1.272cm" svg:height="0.425cm" svg:x="18.36cm" svg:y="6.062cm">
          <draw:text-box>
            <text:p>set()</text:p>
          </draw:text-box>
        </draw:frame>
        <draw:frame draw:style-name="gr14" draw:layer="layout" svg:width="9.29cm" svg:height="0.353cm" svg:x="8.6cm" svg:y="4.314cm">
          <draw:text-box>
            <text:p><text:span text:style-name="T5">◾ </text:span><text:span text:style-name="T5">sin orden previo</text:span>, llave única, índices rápidos ; llaves <text:span text:style-name="T6">=</text:span> tipos base o tuplas</text:p>
          </draw:text-box>
        </draw:frame>
        <draw:frame draw:style-name="gr10" draw:layer="layout" svg:width="3.812cm" svg:height="0.425cm" svg:x="10.482cm" svg:y="6.062cm">
          <draw:text-box>
            <text:p>{"key1","key2"}</text:p>
          </draw:text-box>
        </draw:frame>
        <draw:frame draw:style-name="gr15" draw:text-style-name="P2" draw:layer="layout" svg:width="1.082cm" svg:height="0.31cm" svg:x="8.691cm" svg:y="3.7cm">
          <draw:text-box>
            <text:p><text:span text:style-name="T7">inmutable</text:span></text:p>
          </draw:text-box>
        </draw:frame>
        <draw:line draw:style-name="gr16" draw:text-style-name="P1" draw:layer="layout" svg:x1="9.2cm" svg:y1="3.8cm" svg:x2="9.454cm" svg:y2="3.526cm">
          <text:p/>
        </draw:line>
        <draw:custom-shape draw:style-name="gr17" draw:text-style-name="P1" draw:layer="layout" svg:width="6.1cm" svg:height="4.4cm" svg:x="1cm" svg:y="10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503.565365025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4.091cm" svg:height="0.391cm" svg:x="2.87cm" svg:y="10.542cm">
          <draw:text-box>
            <text:p>Asignación de Variables</text:p>
          </draw:text-box>
        </draw:frame>
        <draw:frame draw:style-name="gr18" draw:layer="layout" svg:width="4.066cm" svg:height="0.425cm" svg:x="1.3cm" svg:y="11cm">
          <draw:text-box>
            <text:p><text:span text:style-name="T8">x</text:span> = <text:span text:style-name="T9">1.2</text:span>+<text:span text:style-name="T9">8</text:span><text:span text:style-name="T10">+</text:span><text:span text:style-name="T11">sin</text:span><text:span text:style-name="T10">(</text:span><text:span text:style-name="T9">0</text:span><text:span text:style-name="T10">)</text:span></text:p>
          </draw:text-box>
        </draw:frame>
        <draw:frame draw:style-name="expression" draw:layer="layout" svg:width="5.844cm" svg:height="0.425cm" svg:x="1.3cm" svg:y="12.275cm">
          <draw:text-box>
            <text:p><text:span text:style-name="T8">y</text:span>,<text:span text:style-name="T8">z</text:span><text:span text:style-name="T10">,</text:span><text:span text:style-name="T8">r</text:span> = <text:span text:style-name="T9">9.2</text:span>,<text:span text:style-name="T9">-7.6</text:span><text:span text:style-name="T10">,</text:span><text:span text:style-name="T9">"bad" </text:span></text:p>
          </draw:text-box>
        </draw:frame>
        <draw:custom-shape draw:style-name="gr12" draw:text-style-name="P1" draw:layer="layout" svg:width="0.2cm" svg:height="3.1cm" draw:transform="rotate (-1.5707963267949) translate (5.3cm 11.4cm)">
          <text:p/>
          <draw:enhanced-geometry svg:viewBox="0 0 21600 21600" draw:glue-points="0 0 0 21600 21600 10800" draw:text-areas="0 ?f9 7800 ?f10" draw:type="right-brace" draw:modifiers="959.733407386837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9" draw:layer="layout" svg:width="3.334cm" svg:height="0.586cm" svg:x="2.3cm" svg:y="11.514cm">
          <draw:text-box>
            <text:p>valor o expresión calculada</text:p>
          </draw:text-box>
        </draw:frame>
        <draw:frame draw:style-name="gr19" draw:layer="layout" svg:width="4.206cm" svg:height="0.586cm" svg:x="1.245cm" svg:y="11.914cm">
          <draw:text-box>
            <text:p>nombre de variable (identificador)</text:p>
          </draw:text-box>
        </draw:frame>
        <draw:line draw:style-name="gr16" draw:text-style-name="P1" draw:layer="layout" svg:x1="1.4cm" svg:y1="12cm" svg:x2="1.4cm" svg:y2="11.4cm">
          <text:p/>
        </draw:line>
        <draw:frame draw:style-name="gr20" draw:layer="layout" svg:width="5.205cm" svg:height="1.409cm" svg:x="1.2cm" svg:y="7.7cm">
          <draw:text-box>
            <text:p><text:span text:style-name="T12">a</text:span><text:span text:style-name="T13">‥</text:span><text:span text:style-name="T12">zA</text:span><text:span text:style-name="T13">‥</text:span><text:span text:style-name="T12">Z_</text:span> seguidos de <text:span text:style-name="T12">a</text:span><text:span text:style-name="T14">‥</text:span><text:span text:style-name="T12">zA</text:span><text:span text:style-name="T14">‥</text:span><text:span text:style-name="T12">Z_0</text:span><text:span text:style-name="T14">‥</text:span><text:span text:style-name="T12">9</text:span></text:p>
            <text:p><text:span text:style-name="T15">◽</text:span><text:span text:style-name="T16"> </text:span><text:span text:style-name="T16">acentos permitidos pero mejor evitarlos</text:span></text:p>
            <text:p><text:span text:style-name="T15">◽</text:span><text:span text:style-name="T16"> </text:span><text:span text:style-name="T16">prohibido usar palabras de python</text:span></text:p>
            <text:p><text:span text:style-name="T15">◽</text:span><text:span text:style-name="T16"> </text:span><text:span text:style-name="T16">discrimina minúsculas/MAYÚSCULAS</text:span></text:p>
          </draw:text-box>
        </draw:frame>
        <draw:frame draw:style-name="gr14" draw:layer="layout" svg:width="3.727cm" svg:height="0.353cm" svg:x="12.393cm" svg:y="3.614cm">
          <draw:text-box>
            <text:p>expresión separada por comas</text:p>
          </draw:text-box>
        </draw:frame>
        <draw:custom-shape draw:style-name="gr12" draw:text-style-name="P1" draw:layer="layout" svg:width="0.2cm" svg:height="2.7cm" draw:transform="rotate (-1.5707963267949) translate (15.7cm 3.5cm)">
          <text:p/>
          <draw:enhanced-geometry svg:viewBox="0 0 21600 21600" draw:mirror-horizontal="false" draw:mirror-vertical="false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layer="layout" svg:width="3.524cm" svg:height="0.705cm" svg:x="1.102cm" svg:y="5.8cm">
          <draw:text-box>
            <text:p>cadena inmutable,</text:p>
            <text:p>secuencia ordenada de letras</text:p>
          </draw:text-box>
        </draw:frame>
        <draw:line draw:style-name="gr16" draw:text-style-name="P1" draw:layer="layout" svg:x1="2cm" svg:y1="5.8cm" svg:x2="2cm" svg:y2="4.747cm">
          <text:p/>
        </draw:line>
        <draw:frame draw:style-name="gr14" draw:layer="layout" svg:width="1.382cm" svg:height="0.353cm" svg:x="8.782cm" svg:y="5.1cm">
          <draw:text-box>
            <text:p>diccionario</text:p>
          </draw:text-box>
        </draw:frame>
        <draw:frame draw:style-name="gr14" draw:text-style-name="P2" draw:layer="layout" svg:width="3.545cm" svg:height="0.353cm" svg:x="1.148cm" svg:y="1.972cm">
          <draw:text-box>
            <text:p><text:span text:style-name="T7">enteros, reales, lógicos, textos</text:span></text:p>
          </draw:text-box>
        </draw:frame>
        <draw:custom-shape draw:style-name="gr12" draw:text-style-name="P1" draw:layer="layout" svg:width="0.2cm" svg:height="3.6cm" draw:transform="rotate (-1.5707963267949) translate (6.9cm 12.695cm)">
          <text:p/>
          <draw:enhanced-geometry svg:viewBox="0 0 21600 21600" draw:glue-points="0 0 0 21600 21600 10800" draw:text-areas="0 ?f9 7800 ?f10" draw:type="right-brace" draw:modifiers="881.755068036657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layer="layout" svg:width="2.91cm" svg:height="0.705cm" svg:x="3.5cm" svg:y="12.814cm">
          <draw:text-box>
            <text:p>contenedor con varios</text:p>
            <text:p>valores (aquí una tupla)</text:p>
          </draw:text-box>
        </draw:frame>
        <draw:custom-shape draw:style-name="gr12" draw:text-style-name="P1" draw:layer="layout" svg:width="0.2cm" svg:height="1.4cm" draw:transform="rotate (-1.5707963267949) translate (2.6cm 12.695cm)">
          <text:p/>
          <draw:enhanced-geometry svg:viewBox="0 0 21600 21600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layer="layout" svg:width="1.319cm" svg:height="0.705cm" svg:x="1.4cm" svg:y="12.814cm">
          <draw:text-box>
            <text:p>nombre de</text:p>
            <text:p>variable</text:p>
          </draw:text-box>
        </draw:frame>
        <draw:frame draw:style-name="headline1" draw:layer="layout" svg:width="2.538cm" svg:height="0.391cm" svg:x="4.4cm" svg:y="7cm">
          <draw:text-box>
            <text:p>Identificadores</text:p>
          </draw:text-box>
        </draw:frame>
        <draw:custom-shape draw:style-name="gr21" draw:text-style-name="P1" draw:layer="layout" svg:width="6.1cm" svg:height="3.4cm" svg:x="1cm" svg:y="6.9cm">
          <text:p/>
          <draw:enhanced-geometry svg:viewBox="0 0 21600 21600" draw:path-stretchpoint-x="10800" draw:path-stretchpoint-y="10800" draw:text-areas="?f3 ?f4 ?f5 ?f6" draw:type="round-rectangle" draw:modifiers="2085.098406747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CodePetit" draw:layer="layout" svg:width="5.082cm" svg:height="0.352cm" svg:x="1.519cm" svg:y="9.373cm">
          <draw:text-box>
            <text:p><text:span text:style-name="T17">☺</text:span><text:span text:style-name="T18"> </text:span><text:span text:style-name="T18">a </text:span>toto x7 y_max BigOne</text:p>
          </draw:text-box>
        </draw:frame>
        <draw:frame draw:style-name="gr22" draw:layer="layout" svg:width="1.696cm" svg:height="0.352cm" svg:x="1.519cm" svg:y="9.748cm">
          <draw:text-box>
            <text:p><text:span text:style-name="T19">☹</text:span><text:span text:style-name="T20"> </text:span><text:span text:style-name="T21">8y</text:span><text:span text:style-name="T22"> </text:span><text:span text:style-name="T21">and</text:span></text:p>
          </draw:text-box>
        </draw:frame>
        <draw:frame draw:style-name="gr18" draw:layer="layout" svg:width="1.018cm" svg:height="0.425cm" svg:x="1.3cm" svg:y="13.775cm">
          <draw:text-box>
            <text:p><text:span text:style-name="T8">x</text:span>+=<text:span text:style-name="T9">3</text:span></text:p>
          </draw:text-box>
        </draw:frame>
        <draw:frame draw:style-name="gr18" draw:layer="layout" svg:width="1.018cm" svg:height="0.425cm" svg:x="5.8cm" svg:y="13.775cm">
          <draw:text-box>
            <text:p><text:span text:style-name="T8">x</text:span>-=<text:span text:style-name="T9">2</text:span></text:p>
          </draw:text-box>
        </draw:frame>
        <draw:frame draw:style-name="gr14" draw:layer="layout" svg:width="1.484cm" svg:height="0.353cm" svg:x="3.526cm" svg:y="13.614cm">
          <draw:text-box>
            <text:p>incrementar</text:p>
          </draw:text-box>
        </draw:frame>
        <draw:frame draw:style-name="gr14" draw:layer="layout" svg:width="1.539cm" svg:height="0.353cm" svg:x="3.3cm" svg:y="13.914cm">
          <draw:text-box>
            <text:p>decrementar</text:p>
          </draw:text-box>
        </draw:frame>
        <draw:line draw:style-name="gr16" draw:text-style-name="P1" draw:layer="layout" svg:x1="3.4cm" svg:y1="13.8cm" svg:x2="2.4cm" svg:y2="13.9cm">
          <text:p/>
        </draw:line>
        <draw:line draw:style-name="gr16" draw:text-style-name="P1" draw:layer="layout" svg:x1="4.9cm" svg:y1="14.1cm" svg:x2="5.7cm" svg:y2="14cm">
          <text:p/>
        </draw:line>
        <draw:custom-shape draw:style-name="gr23" draw:text-style-name="P1" draw:layer="layout" svg:width="12.7cm" svg:height="8cm" svg:x="7.3cm" svg:y="6.9cm">
          <text:p/>
          <draw:enhanced-geometry svg:viewBox="0 0 21600 21600" draw:path-stretchpoint-x="10800" draw:path-stretchpoint-y="10800" draw:text-areas="?f3 ?f4 ?f5 ?f6" draw:type="round-rectangle" draw:modifiers="1168.333060154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2.343cm" svg:height="0.391cm" svg:x="17.5cm" svg:y="7cm">
          <draw:text-box>
            <text:p>Conversiones</text:p>
          </draw:text-box>
        </draw:frame>
        <draw:frame draw:style-name="gr24" draw:text-style-name="P2" draw:layer="layout" svg:width="3.503cm" svg:height="0.4cm" svg:x="11.5cm" svg:y="15.2cm">
          <draw:text-box>
            <text:p><text:span text:style-name="T7">para listas, tuplas, textos, </text:span><text:span text:style-name="T23">… </text:span></text:p>
          </draw:text-box>
        </draw:frame>
        <draw:frame draw:style-name="gr11" draw:layer="layout" svg:width="2.288cm" svg:height="0.425cm" svg:x="7.6cm" svg:y="7.475cm">
          <draw:text-box>
            <text:p>int<text:span text:style-name="T10">(</text:span><text:span text:style-name="T9">"15"</text:span><text:span text:style-name="T10">)</text:span></text:p>
          </draw:text-box>
        </draw:frame>
        <draw:frame draw:style-name="Type" draw:layer="layout" svg:width="4.32cm" svg:height="0.425cm" svg:x="7.6cm" svg:y="8.5cm">
          <draw:text-box>
            <text:p>float<text:span text:style-name="T10">(</text:span><text:span text:style-name="T9">"-11.24e8"</text:span><text:span text:style-name="T10">)</text:span></text:p>
          </draw:text-box>
        </draw:frame>
        <draw:frame draw:style-name="gr11" draw:layer="layout" svg:width="1.018cm" svg:height="0.425cm" svg:x="7.6cm" svg:y="9.875cm">
          <draw:text-box>
            <text:p>bool</text:p>
          </draw:text-box>
        </draw:frame>
        <draw:frame draw:style-name="gr11" draw:layer="layout" svg:width="2.288cm" svg:height="0.425cm" svg:x="7.6cm" svg:y="8.975cm">
          <draw:text-box>
            <text:p>str<text:span text:style-name="T24">(</text:span><text:span text:style-name="T9">78.3</text:span><text:span text:style-name="T24">)</text:span></text:p>
          </draw:text-box>
        </draw:frame>
        <draw:frame draw:style-name="gr11" draw:layer="layout" svg:width="3.304cm" svg:height="0.425cm" svg:x="16.55cm" svg:y="8.975cm">
          <draw:text-box>
            <text:p><text:span text:style-name="T11">repr</text:span><text:span text:style-name="T24">(</text:span><text:span text:style-name="T9">"Texto"</text:span><text:span text:style-name="T24">)</text:span></text:p>
          </draw:text-box>
        </draw:frame>
        <draw:frame draw:style-name="gr14" draw:layer="layout" svg:width="5.853cm" svg:height="0.365cm" svg:x="10.474cm" svg:y="7.502cm">
          <draw:text-box>
            <text:p>se puede especificar la base en el 2<text:span text:style-name="T2">do</text:span> parámetro</text:p>
          </draw:text-box>
        </draw:frame>
        <draw:frame draw:style-name="gr11" draw:layer="layout" svg:width="2.542cm" svg:height="0.425cm" svg:x="7.6cm" svg:y="8cm">
          <draw:text-box>
            <text:p>int<text:span text:style-name="T10">(</text:span><text:span text:style-name="T9">15.56</text:span><text:span text:style-name="T10">)</text:span></text:p>
          </draw:text-box>
        </draw:frame>
        <draw:frame draw:style-name="gr14" draw:layer="layout" svg:width="7.387cm" svg:height="0.353cm" svg:x="10.474cm" svg:y="8.039cm">
          <draw:text-box>
            <text:p>trunca la parte decimal (<text:span text:style-name="T25">round</text:span><text:span text:style-name="T26">(</text:span><text:span text:style-name="T27">15.56</text:span><text:span text:style-name="T26">)</text:span> para redondear)</text:p>
          </draw:text-box>
        </draw:frame>
        <draw:frame draw:style-name="gr14" draw:layer="layout" svg:width="3.118cm" svg:height="0.353cm" svg:x="10.474cm" svg:y="9.014cm">
          <draw:text-box>
            <text:p>y la representación literal</text:p>
          </draw:text-box>
        </draw:frame>
        <draw:line draw:style-name="gr16" draw:text-style-name="P1" draw:layer="layout" svg:x1="14cm" svg:y1="9.2cm" svg:x2="16.4cm" svg:y2="9.2cm">
          <text:p/>
        </draw:line>
        <draw:frame draw:style-name="gr25" draw:layer="layout" svg:width="2.539cm" svg:height="0.391cm" svg:x="14.5cm" svg:y="7.033cm">
          <draw:text-box>
            <text:p><text:span text:style-name="T28">type</text:span><text:span text:style-name="T10">(</text:span><text:span text:style-name="T29">expresión</text:span><text:span text:style-name="T10">)</text:span></text:p>
          </draw:text-box>
        </draw:frame>
        <draw:line draw:style-name="gr16" draw:text-style-name="P1" draw:layer="layout" svg:x1="8.7cm" svg:y1="10.1cm" svg:x2="9.2cm" svg:y2="10.1cm">
          <text:p/>
        </draw:line>
        <draw:frame draw:style-name="gr14" draw:layer="layout" svg:width="9.517cm" svg:height="0.353cm" svg:x="9.251cm" svg:y="9.914cm">
          <draw:text-box>
            <text:p>use comparadores <text:s/>(con<text:span text:style-name="T26"> ==</text:span>, <text:span text:style-name="T26">!=</text:span>, <text:span text:style-name="T26">&lt;</text:span>, <text:span text:style-name="T26">&gt;</text:span>, <text:span text:style-name="T15">…</text:span>), resultado lógico, valor de verdad</text:p>
          </draw:text-box>
        </draw:frame>
        <draw:frame draw:style-name="gr14" draw:text-style-name="P2" draw:layer="layout" svg:width="6.555cm" svg:height="0.353cm" svg:x="9.5cm" svg:y="9.414cm">
          <draw:text-box>
            <text:p><text:span text:style-name="T7">ver el reverso para mayor control al representar textos</text:span></text:p>
          </draw:text-box>
        </draw:frame>
        <draw:frame draw:style-name="gr26" draw:layer="layout" svg:width="7.622cm" svg:height="0.425cm" svg:x="7.6cm" svg:y="12.5cm">
          <draw:text-box>
            <text:p><text:span text:style-name="T9">":"</text:span>.<text:span text:style-name="T11">join</text:span>(<text:span text:style-name="T9">['toto','12','pswd']</text:span>)</text:p>
          </draw:text-box>
        </draw:frame>
        <draw:frame draw:style-name="gr26" draw:text-style-name="P3" draw:layer="layout" svg:width="3.558cm" svg:height="0.425cm" svg:x="16.242cm" svg:y="12.5cm">
          <draw:text-box>
            <text:p><text:span text:style-name="T9">'toto:12:pswd'</text:span></text:p>
          </draw:text-box>
        </draw:frame>
        <draw:custom-shape draw:style-name="gr12" draw:text-style-name="P1" draw:layer="layout" svg:width="0.2cm" svg:height="0.7cm" draw:transform="rotate (-1.5707963267949) translate (8.3cm 12.9cm)">
          <text:p/>
          <draw:enhanced-geometry svg:viewBox="0 0 21600 21600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1" draw:layer="layout" svg:width="0.2cm" svg:height="5cm" draw:transform="rotate (-1.5707963267949) translate (14.9cm 12.895cm)">
          <text:p/>
          <draw:enhanced-geometry svg:viewBox="0 0 21600 21600" draw:glue-points="0 0 0 21600 21600 10800" draw:text-areas="0 ?f9 7800 ?f10" draw:type="right-brace" draw:modifiers="505.338932213557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layer="layout" svg:width="1.319cm" svg:height="0.353cm" svg:x="7.4cm" svg:y="13.014cm">
          <draw:text-box>
            <text:p>unir textos</text:p>
          </draw:text-box>
        </draw:frame>
        <draw:frame draw:style-name="gr14" draw:layer="layout" svg:width="2.373cm" svg:height="0.353cm" svg:x="11.228cm" svg:y="13.014cm">
          <draw:text-box>
            <text:p>secuencia de textos</text:p>
          </draw:text-box>
        </draw:frame>
        <draw:line draw:style-name="gr16" draw:text-style-name="P1" draw:layer="layout" svg:x1="15.2cm" svg:y1="12.7cm" svg:x2="16.1cm" svg:y2="12.7cm">
          <text:p/>
        </draw:line>
        <draw:frame draw:style-name="gr22" draw:layer="layout" svg:width="5.928cm" svg:height="0.352cm" svg:x="7.6cm" svg:y="13.5cm">
          <draw:text-box>
            <text:p><text:span text:style-name="T9">"textos y <text:s/>espacios"</text:span>.<text:span text:style-name="T11">split</text:span>()</text:p>
          </draw:text-box>
        </draw:frame>
        <draw:frame draw:style-name="gr22" draw:text-style-name="P3" draw:layer="layout" svg:width="5.294cm" svg:height="0.352cm" svg:x="14.606cm" svg:y="13.5cm">
          <draw:text-box>
            <text:p><text:span text:style-name="T9">['textos','y','espacios']</text:span></text:p>
          </draw:text-box>
        </draw:frame>
        <draw:line draw:style-name="gr16" draw:text-style-name="P1" draw:layer="layout" svg:x1="13.6cm" svg:y1="13.7cm" svg:x2="14.6cm" svg:y2="13.7cm">
          <text:p/>
        </draw:line>
        <draw:frame draw:style-name="gr27" draw:layer="layout" svg:width="4.236cm" svg:height="0.645cm" svg:x="7.6cm" svg:y="14.048cm">
          <draw:text-box>
            <text:p><text:span text:style-name="T9">"1,4,8,2"</text:span>.<text:span text:style-name="T11">split</text:span>(<text:span text:style-name="T9">","</text:span>)</text:p>
          </draw:text-box>
        </draw:frame>
        <draw:frame draw:style-name="gr22" draw:text-style-name="P3" draw:layer="layout" svg:width="3.6cm" svg:height="0.352cm" svg:x="16.2cm" svg:y="14.048cm">
          <draw:text-box>
            <text:p><text:span text:style-name="T9">['1','4','8','2']</text:span></text:p>
          </draw:text-box>
        </draw:frame>
        <draw:line draw:style-name="gr16" draw:text-style-name="P1" draw:layer="layout" svg:x1="11.8cm" svg:y1="14.2cm" svg:x2="16.1cm" svg:y2="14.2cm">
          <text:p/>
        </draw:line>
        <draw:custom-shape draw:style-name="gr12" draw:text-style-name="P1" draw:layer="layout" svg:width="0.2cm" svg:height="0.6cm" draw:transform="rotate (-1.5707963267949) translate (11.6cm 14.3cm)">
          <text:p/>
          <draw:enhanced-geometry svg:viewBox="0 0 21600 21600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layer="layout" svg:width="1.725cm" svg:height="0.353cm" svg:x="10.4cm" svg:y="14.414cm">
          <draw:text-box>
            <text:p>separar textos</text:p>
          </draw:text-box>
        </draw:frame>
        <draw:frame draw:style-name="gr27" draw:layer="layout" svg:width="5.93cm" svg:height="0.645cm" svg:x="7.6cm" svg:y="11.182cm">
          <draw:text-box>
            <text:p><text:span text:style-name="T28">dict</text:span>(<text:span text:style-name="T9">[(3,"tres"),(1,"uno")]</text:span>)</text:p>
          </draw:text-box>
        </draw:frame>
        <draw:frame draw:style-name="gr27" draw:layer="layout" svg:width="3.812cm" svg:height="0.645cm" svg:x="15.793cm" svg:y="11.182cm">
          <draw:text-box>
            <text:p><text:span text:style-name="T9">{1:'uno',3:'tres'}</text:span></text:p>
          </draw:text-box>
        </draw:frame>
        <draw:line draw:style-name="gr16" draw:text-style-name="P1" draw:layer="layout" svg:x1="13.8cm" svg:y1="11.4cm" svg:x2="15.7cm" svg:y2="11.4cm">
          <text:p/>
        </draw:line>
        <draw:frame draw:style-name="gr26" draw:layer="layout" svg:width="2.796cm" svg:height="0.425cm" svg:x="7.6cm" svg:y="10.5cm">
          <draw:text-box>
            <text:p><text:span text:style-name="T28">list</text:span>(<text:span text:style-name="T9">"abc"</text:span>)</text:p>
          </draw:text-box>
        </draw:frame>
        <draw:frame draw:style-name="gr26" draw:layer="layout" svg:width="3.304cm" svg:height="0.425cm" svg:x="16.496cm" svg:y="10.5cm">
          <draw:text-box>
            <text:p><text:span text:style-name="T9">['a','b','c']</text:span></text:p>
          </draw:text-box>
        </draw:frame>
        <draw:line draw:style-name="gr16" draw:text-style-name="P1" draw:layer="layout" svg:x1="10.4cm" svg:y1="10.8cm" svg:x2="16.5cm" svg:y2="10.8cm">
          <text:p/>
        </draw:line>
        <draw:frame draw:style-name="gr14" draw:text-style-name="P2" draw:layer="layout" svg:width="2.22cm" svg:height="0.705cm" svg:x="11.477cm" svg:y="10.421cm">
          <draw:text-box>
            <text:p><text:span text:style-name="T7">use cada elemento</text:span></text:p>
            <text:p><text:span text:style-name="T7">de una secuencia</text:span></text:p>
          </draw:text-box>
        </draw:frame>
        <draw:frame draw:style-name="gr22" draw:layer="layout" svg:width="3.813cm" svg:height="0.352cm" svg:x="7.6cm" svg:y="11.848cm">
          <draw:text-box>
            <text:p><text:span text:style-name="T28">set</text:span>(<text:span text:style-name="T9">["uno","dos"]</text:span>)</text:p>
          </draw:text-box>
        </draw:frame>
        <draw:frame draw:style-name="gr22" draw:text-style-name="P3" draw:layer="layout" svg:width="2.754cm" svg:height="0.352cm" svg:x="17.063cm" svg:y="11.848cm">
          <draw:text-box>
            <text:p><text:span text:style-name="T9">{'one','dos'}</text:span></text:p>
          </draw:text-box>
        </draw:frame>
        <draw:line draw:style-name="gr16" draw:text-style-name="P1" draw:layer="layout" svg:x1="11.4cm" svg:y1="12cm" svg:x2="16.9cm" svg:y2="12cm">
          <text:p/>
        </draw:line>
        <draw:frame draw:style-name="gr14" draw:text-style-name="P2" draw:layer="layout" svg:width="2.22cm" svg:height="0.705cm" svg:x="12.3cm" svg:y="11.6cm">
          <draw:text-box>
            <text:p><text:span text:style-name="T7">use cada elemento</text:span></text:p>
            <text:p><text:span text:style-name="T7">de una secuencia</text:span></text:p>
          </draw:text-box>
        </draw:frame>
        <draw:frame draw:style-name="gr26" draw:text-style-name="P3" draw:layer="layout" svg:width="8.892cm" svg:height="0.425cm" svg:x="2.452cm" svg:y="16.582cm">
          <draw:text-box>
            <text:p><text:span text:style-name="T8">lst</text:span><text:span text:style-name="T10">=</text:span><text:span text:style-name="T9">[11, 67, "abc", 3.14, 42, 1968]</text:span></text:p>
          </draw:text-box>
        </draw:frame>
        <draw:frame draw:style-name="gr26" draw:layer="layout" svg:width="2.415cm" svg:height="0.467cm" svg:x="11.814cm" svg:y="16.591cm">
          <draw:text-box>
            <text:p><text:span text:style-name="T8">lst</text:span>[<text:span text:style-name="T30">1</text:span>]<text:span text:style-name="T31">→</text:span><text:span text:style-name="T32">67</text:span></text:p>
          </draw:text-box>
        </draw:frame>
        <draw:frame draw:style-name="gr26" draw:layer="layout" svg:width="2.669cm" svg:height="0.467cm" svg:x="11.814cm" svg:y="17.1cm">
          <draw:text-box>
            <text:p><text:span text:style-name="T8">lst</text:span>[<text:span text:style-name="T30">-2</text:span>]<text:span text:style-name="T31">→</text:span><text:span text:style-name="T32">42</text:span></text:p>
          </draw:text-box>
        </draw:frame>
        <draw:frame draw:style-name="gr22" draw:text-style-name="P4" draw:layer="layout" svg:width="0.214cm" svg:height="0.352cm" svg:x="3.847cm" svg:y="16.148cm">
          <draw:text-box>
            <text:p><text:span text:style-name="T30">0</text:span></text:p>
          </draw:text-box>
        </draw:frame>
        <draw:frame draw:style-name="gr22" draw:text-style-name="P4" draw:layer="layout" svg:width="0.214cm" svg:height="0.352cm" svg:x="4.882cm" svg:y="16.148cm">
          <draw:text-box>
            <text:p><text:span text:style-name="T30">1</text:span></text:p>
          </draw:text-box>
        </draw:frame>
        <draw:frame draw:style-name="gr28" draw:text-style-name="P4" draw:layer="layout" svg:width="0.214cm" svg:height="0.389cm" svg:x="6.182cm" svg:y="16.148cm">
          <draw:text-box>
            <text:p><text:span text:style-name="T30">2</text:span></text:p>
          </draw:text-box>
        </draw:frame>
        <draw:frame draw:style-name="gr22" draw:text-style-name="P4" draw:layer="layout" svg:width="0.214cm" svg:height="0.352cm" svg:x="7.882cm" svg:y="16.148cm">
          <draw:text-box>
            <text:p><text:span text:style-name="T30">3</text:span></text:p>
          </draw:text-box>
        </draw:frame>
        <draw:frame draw:style-name="gr22" draw:text-style-name="P4" draw:layer="layout" svg:width="0.214cm" svg:height="0.352cm" svg:x="10.382cm" svg:y="16.148cm">
          <draw:text-box>
            <text:p><text:span text:style-name="T30">5</text:span></text:p>
          </draw:text-box>
        </draw:frame>
        <draw:frame draw:style-name="gr22" draw:text-style-name="P4" draw:layer="layout" svg:width="0.214cm" svg:height="0.352cm" svg:x="9.133cm" svg:y="16.148cm">
          <draw:text-box>
            <text:p><text:span text:style-name="T30">4</text:span></text:p>
          </draw:text-box>
        </draw:frame>
        <draw:frame draw:style-name="gr22" draw:text-style-name="P4" draw:layer="layout" svg:width="0.425cm" svg:height="0.352cm" svg:x="3.744cm" svg:y="15.657cm">
          <draw:text-box>
            <text:p><text:span text:style-name="T30">-6</text:span></text:p>
          </draw:text-box>
        </draw:frame>
        <draw:frame draw:style-name="gr22" draw:text-style-name="P4" draw:layer="layout" svg:width="0.425cm" svg:height="0.352cm" svg:x="4.779cm" svg:y="15.657cm">
          <draw:text-box>
            <text:p><text:span text:style-name="T30">-5</text:span></text:p>
          </draw:text-box>
        </draw:frame>
        <draw:frame draw:style-name="gr29" draw:text-style-name="P4" draw:layer="layout" svg:width="0.621cm" svg:height="0.389cm" svg:x="6.079cm" svg:y="15.657cm">
          <draw:text-box>
            <text:p><text:span text:style-name="T30">-4</text:span></text:p>
          </draw:text-box>
        </draw:frame>
        <draw:frame draw:style-name="gr22" draw:text-style-name="P4" draw:layer="layout" svg:width="0.425cm" svg:height="0.352cm" svg:x="7.779cm" svg:y="15.657cm">
          <draw:text-box>
            <text:p><text:span text:style-name="T30">-3</text:span></text:p>
          </draw:text-box>
        </draw:frame>
        <draw:frame draw:style-name="gr22" draw:text-style-name="P4" draw:layer="layout" svg:width="0.425cm" svg:height="0.352cm" svg:x="10.279cm" svg:y="15.657cm">
          <draw:text-box>
            <text:p><text:span text:style-name="T30">-1</text:span></text:p>
          </draw:text-box>
        </draw:frame>
        <draw:frame draw:style-name="gr22" draw:text-style-name="P4" draw:layer="layout" svg:width="0.425cm" svg:height="0.352cm" svg:x="9.03cm" svg:y="15.657cm">
          <draw:text-box>
            <text:p><text:span text:style-name="T30">-2</text:span></text:p>
          </draw:text-box>
        </draw:frame>
        <draw:frame draw:style-name="gr14" draw:layer="layout" svg:width="4.913cm" svg:height="0.353cm" svg:x="11.57cm" svg:y="16.214cm">
          <draw:text-box>
            <text:p>acceso individual a los valores <text:span text:style-name="T26">[</text:span><text:span text:style-name="T33">índice</text:span><text:span text:style-name="T26">]</text:span></text:p>
          </draw:text-box>
        </draw:frame>
        <draw:frame draw:style-name="gr15" draw:text-style-name="P2" draw:layer="layout" svg:width="1.755cm" svg:height="0.31cm" svg:x="1.484cm" svg:y="16.16cm">
          <draw:text-box>
            <text:p><text:span text:style-name="T7">índices positivos</text:span></text:p>
          </draw:text-box>
        </draw:frame>
        <draw:frame draw:style-name="gr15" draw:text-style-name="P2" draw:layer="layout" svg:width="1.827cm" svg:height="0.31cm" svg:x="1.404cm" svg:y="15.669cm">
          <draw:text-box>
            <text:p><text:span text:style-name="T7">índices negativos</text:span></text:p>
          </draw:text-box>
        </draw:frame>
        <draw:frame draw:style-name="gr22" draw:text-style-name="P4" draw:layer="layout" svg:width="0.214cm" svg:height="0.352cm" svg:x="3.5cm" svg:y="17.083cm">
          <draw:text-box>
            <text:p><text:span text:style-name="T30">0</text:span></text:p>
          </draw:text-box>
        </draw:frame>
        <draw:frame draw:style-name="gr22" draw:text-style-name="P4" draw:layer="layout" svg:width="0.214cm" svg:height="0.352cm" svg:x="4.335cm" svg:y="17.083cm">
          <draw:text-box>
            <text:p><text:span text:style-name="T30">1</text:span></text:p>
          </draw:text-box>
        </draw:frame>
        <draw:frame draw:style-name="gr22" draw:text-style-name="P4" draw:layer="layout" svg:width="0.214cm" svg:height="0.352cm" svg:x="5.3cm" svg:y="17.083cm">
          <draw:text-box>
            <text:p><text:span text:style-name="T30">2</text:span></text:p>
          </draw:text-box>
        </draw:frame>
        <draw:frame draw:style-name="CodePetit" draw:text-style-name="P4" draw:layer="layout" svg:width="0.214cm" svg:height="0.352cm" svg:x="7.1cm" svg:y="17.083cm">
          <draw:text-box>
            <text:p><text:span text:style-name="T30">3</text:span></text:p>
          </draw:text-box>
        </draw:frame>
        <draw:frame draw:style-name="gr22" draw:text-style-name="P4" draw:layer="layout" svg:width="0.214cm" svg:height="0.352cm" svg:x="9.579cm" svg:y="17.083cm">
          <draw:text-box>
            <text:p><text:span text:style-name="T30">5</text:span></text:p>
          </draw:text-box>
        </draw:frame>
        <draw:frame draw:style-name="gr22" draw:text-style-name="P4" draw:layer="layout" svg:width="0.214cm" svg:height="0.352cm" svg:x="8.586cm" svg:y="17.083cm">
          <draw:text-box>
            <text:p><text:span text:style-name="T30">4</text:span></text:p>
          </draw:text-box>
        </draw:frame>
        <draw:frame draw:style-name="gr22" draw:text-style-name="P4" draw:layer="layout" svg:width="0.214cm" svg:height="0.352cm" svg:x="11.1cm" svg:y="17.083cm">
          <draw:text-box>
            <text:p><text:span text:style-name="T30">6</text:span></text:p>
          </draw:text-box>
        </draw:frame>
        <draw:frame draw:style-name="gr22" draw:text-style-name="P4" draw:layer="layout" svg:width="0.425cm" svg:height="0.352cm" svg:x="3.4cm" svg:y="17.6cm">
          <draw:text-box>
            <text:p><text:span text:style-name="T30">-6</text:span></text:p>
          </draw:text-box>
        </draw:frame>
        <draw:frame draw:style-name="gr22" draw:text-style-name="P4" draw:layer="layout" svg:width="0.425cm" svg:height="0.352cm" svg:x="4.235cm" svg:y="17.6cm">
          <draw:text-box>
            <text:p><text:span text:style-name="T30">-5</text:span></text:p>
          </draw:text-box>
        </draw:frame>
        <draw:frame draw:style-name="gr22" draw:text-style-name="P4" draw:layer="layout" svg:width="0.425cm" svg:height="0.352cm" svg:x="5.2cm" svg:y="17.6cm">
          <draw:text-box>
            <text:p><text:span text:style-name="T30">-4</text:span></text:p>
          </draw:text-box>
        </draw:frame>
        <draw:frame draw:style-name="gr22" draw:text-style-name="P4" draw:layer="layout" svg:width="0.425cm" svg:height="0.352cm" svg:x="7.035cm" svg:y="17.6cm">
          <draw:text-box>
            <text:p><text:span text:style-name="T30">-3</text:span></text:p>
          </draw:text-box>
        </draw:frame>
        <draw:frame draw:style-name="gr22" draw:text-style-name="P4" draw:layer="layout" svg:width="0.425cm" svg:height="0.352cm" svg:x="9.479cm" svg:y="17.6cm">
          <draw:text-box>
            <text:p><text:span text:style-name="T30">-1</text:span></text:p>
          </draw:text-box>
        </draw:frame>
        <draw:frame draw:style-name="gr30" draw:text-style-name="P4" draw:layer="layout" svg:width="0.425cm" svg:height="0.352cm" svg:x="8.486cm" svg:y="17.6cm">
          <draw:text-box>
            <text:p><text:span text:style-name="T30">-2</text:span></text:p>
          </draw:text-box>
        </draw:frame>
        <draw:frame draw:style-name="gr15" draw:text-style-name="P2" draw:layer="layout" svg:width="1.509cm" svg:height="0.31cm" svg:x="1.501cm" svg:y="17.612cm">
          <draw:text-box>
            <text:p><text:span text:style-name="T7">corte negativo</text:span></text:p>
          </draw:text-box>
        </draw:frame>
        <draw:frame draw:style-name="gr15" draw:text-style-name="P2" draw:layer="layout" svg:width="1.437cm" svg:height="0.31cm" svg:x="1.582cm" svg:y="17.095cm">
          <draw:text-box>
            <text:p><text:span text:style-name="T7">corte positivo</text:span></text:p>
          </draw:text-box>
        </draw:frame>
        <draw:frame draw:style-name="gr14" draw:layer="layout" svg:width="7.18cm" svg:height="0.353cm" svg:x="11.57cm" svg:y="17.614cm">
          <draw:text-box>
            <text:p>acceso a sub-secuencias via <text:span text:style-name="T26">[</text:span><text:span text:style-name="T33">inicio corte</text:span><text:span text:style-name="T34">:</text:span><text:span text:style-name="T33">fin corte</text:span><text:span text:style-name="T34">:</text:span><text:span text:style-name="T33">pasos</text:span>]</text:p>
          </draw:text-box>
        </draw:frame>
        <draw:frame draw:style-name="gr26" draw:layer="layout" svg:width="2.034cm" svg:height="0.425cm" svg:x="11.814cm" svg:y="15.6cm">
          <draw:text-box>
            <text:p><text:span text:style-name="T11">len</text:span>(<text:span text:style-name="T8">lst</text:span>)</text:p>
          </draw:text-box>
        </draw:frame>
        <draw:frame draw:style-name="gr26" draw:text-style-name="P3" draw:layer="layout" svg:width="0.256cm" svg:height="0.425cm" svg:x="14.848cm" svg:y="15.6cm">
          <draw:text-box>
            <text:p><text:span text:style-name="T9">6</text:span></text:p>
          </draw:text-box>
        </draw:frame>
        <draw:line draw:style-name="gr16" draw:text-style-name="P1" draw:layer="layout" svg:x1="13.848cm" svg:y1="15.825cm" svg:x2="14.748cm" svg:y2="15.825cm">
          <text:p/>
        </draw:line>
        <draw:frame draw:style-name="gr26" draw:layer="layout" svg:width="4.828cm" svg:height="0.425cm" svg:x="11.8cm" svg:y="18.1cm">
          <draw:text-box>
            <text:p><text:span text:style-name="T8">lst</text:span>[<text:span text:style-name="T30">1</text:span><text:span text:style-name="T10">:</text:span><text:span text:style-name="T30">3</text:span>]<text:span text:style-name="T1">→</text:span><text:span text:style-name="T32">[67,"abc"]</text:span></text:p>
          </draw:text-box>
        </draw:frame>
        <draw:frame draw:style-name="gr26" draw:layer="layout" svg:width="5.59cm" svg:height="0.425cm" svg:x="2.4cm" svg:y="19.083cm">
          <draw:text-box>
            <text:p><text:span text:style-name="T8">lst</text:span>[<text:span text:style-name="T10">::</text:span><text:span text:style-name="T30">2</text:span>]<text:span text:style-name="T1">→</text:span><text:span text:style-name="T32">[11,"abc",42]</text:span></text:p>
          </draw:text-box>
        </draw:frame>
        <draw:frame draw:style-name="gr26" draw:layer="layout" svg:width="5.082cm" svg:height="0.425cm" svg:x="11.8cm" svg:y="18.592cm">
          <draw:text-box>
            <text:p><text:span text:style-name="T8">lst</text:span>[<text:span text:style-name="T30">-3</text:span><text:span text:style-name="T10">:</text:span><text:span text:style-name="T30">-1</text:span>]<text:span text:style-name="T1">→</text:span><text:span text:style-name="T32">[3.14,42]</text:span></text:p>
          </draw:text-box>
        </draw:frame>
        <draw:frame draw:style-name="gr26" draw:layer="layout" svg:width="5.336cm" svg:height="0.425cm" svg:x="11.8cm" svg:y="19.083cm">
          <draw:text-box>
            <text:p><text:span text:style-name="T8">lst</text:span>[<text:span text:style-name="T10">:</text:span><text:span text:style-name="T30">3</text:span>]<text:span text:style-name="T1">→</text:span><text:span text:style-name="T32">[11,67,"abc"]</text:span></text:p>
          </draw:text-box>
        </draw:frame>
        <draw:frame draw:style-name="gr26" draw:layer="layout" svg:width="7.622cm" svg:height="0.425cm" svg:x="2.4cm" svg:y="18.1cm">
          <draw:text-box>
            <text:p><text:span text:style-name="T8">lst</text:span>[<text:span text:style-name="T10">:</text:span><text:span text:style-name="T30">-1</text:span>]<text:span text:style-name="T1">→</text:span><text:span text:style-name="T32">[11,67,"abc",3.14,42]</text:span></text:p>
          </draw:text-box>
        </draw:frame>
        <draw:frame draw:style-name="gr26" draw:layer="layout" svg:width="4.32cm" svg:height="0.425cm" svg:x="11.8cm" svg:y="19.575cm">
          <draw:text-box>
            <text:p><text:span text:style-name="T8">lst</text:span>[<text:span text:style-name="T30">4</text:span><text:span text:style-name="T10">:</text:span>]<text:span text:style-name="T1">→</text:span><text:span text:style-name="T32">[42,1968]</text:span></text:p>
          </draw:text-box>
        </draw:frame>
        <draw:frame draw:style-name="gr26" draw:layer="layout" svg:width="7.114cm" svg:height="0.425cm" svg:x="2.4cm" svg:y="18.592cm">
          <draw:text-box>
            <text:p><text:span text:style-name="T8">lst</text:span>[<text:span text:style-name="T30">1</text:span><text:span text:style-name="T10">:</text:span><text:span text:style-name="T30">-1</text:span>]<text:span text:style-name="T1">→</text:span><text:span text:style-name="T32">[67,"abc",3.14,42]</text:span></text:p>
          </draw:text-box>
        </draw:frame>
        <draw:frame draw:style-name="gr26" draw:layer="layout" svg:width="8.384cm" svg:height="0.425cm" svg:x="2.4cm" svg:y="19.575cm">
          <draw:text-box>
            <text:p><text:span text:style-name="T8">lst</text:span>[<text:span text:style-name="T10">:</text:span>]<text:span text:style-name="T1">→</text:span><text:span text:style-name="T32">[11,67,"abc",3.14,42,1968]</text:span></text:p>
          </draw:text-box>
        </draw:frame>
        <draw:frame draw:style-name="gr14" draw:text-style-name="P2" draw:layer="layout" svg:width="7.61cm" svg:height="0.353cm" svg:x="6.848cm" svg:y="20cm">
          <draw:text-box>
            <text:p><text:span text:style-name="T7">Omitiendo un parámetro de corte </text:span><text:span text:style-name="T35">→ de principio / hasta el fin.</text:span></text:p>
          </draw:text-box>
        </draw:frame>
        <draw:frame draw:style-name="gr3" draw:layer="layout" svg:width="4.4cm" svg:height="0.391cm" svg:x="15.391cm" svg:y="21.2cm">
          <draw:text-box>
            <text:p>Sentencias Condicionales</text:p>
          </draw:text-box>
        </draw:frame>
        <draw:custom-shape draw:style-name="gr23" draw:text-style-name="P1" draw:layer="layout" svg:width="8.3cm" svg:height="7.6cm" svg:x="11.7cm" svg:y="21.1cm">
          <text:p/>
          <draw:enhanced-geometry svg:viewBox="0 0 21600 21600" draw:path-stretchpoint-x="10800" draw:path-stretchpoint-y="10800" draw:text-areas="?f3 ?f4 ?f5 ?f6" draw:type="round-rectangle" draw:modifiers="1168.333060154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layer="layout" svg:width="7.999cm" svg:height="4.369cm" svg:x="11.8cm" svg:y="23.995cm">
          <draw:text-box>
            <text:p><text:span text:style-name="T28">if</text:span> <text:span text:style-name="T8">x</text:span>==<text:span text:style-name="T9">42</text:span><text:span text:style-name="T28">:</text:span></text:p>
            <text:p><text:s text:c="4"/><text:span text:style-name="T29"># solo si la expresión lógica x==42 se cumple</text:span></text:p>
            <text:p><text:s text:c="4"/><text:span text:style-name="T11">print</text:span>(<text:span text:style-name="T9">"realmente verdad"</text:span>)</text:p>
            <text:p><text:span text:style-name="T28">elif</text:span> <text:span text:style-name="T8">x</text:span>&gt;<text:span text:style-name="T9">0</text:span><text:span text:style-name="T28">:</text:span></text:p>
            <text:p><text:s text:c="4"/><text:span text:style-name="T33"># si no, si la expresión lógica x&gt;0 se cumple</text:span></text:p>
            <text:p><text:s text:c="4"/><text:span text:style-name="T11">print</text:span>(<text:span text:style-name="T9">"seamos positivos"</text:span>)</text:p>
            <text:p><text:span text:style-name="T28">elif</text:span> <text:span text:style-name="T8">tamosListos</text:span><text:span text:style-name="T28">:</text:span></text:p>
            <text:p><text:s text:c="4"/><text:span text:style-name="T33"># sino, si la variable lógica tamosListos es verdadera</text:span></text:p>
            <text:p><text:s text:c="4"/><text:span text:style-name="T11">print</text:span>(<text:span text:style-name="T9">"mira, estamos listos"</text:span>)</text:p>
            <text:p><text:span text:style-name="T28">else:</text:span></text:p>
            <text:p><text:s text:c="4"/><text:span text:style-name="T33"># en todos los otros casos</text:span></text:p>
            <text:p><text:s text:c="4"/><text:span text:style-name="T11">print</text:span>(<text:span text:style-name="T9">"todo lo demás no fue"</text:span>)</text:p>
          </draw:text-box>
        </draw:frame>
        <draw:custom-shape draw:style-name="gr31" draw:text-style-name="P1" draw:layer="layout" svg:width="10.5cm" svg:height="3.4cm" svg:x="1cm" svg:y="25.3cm">
          <text:p/>
          <draw:enhanced-geometry svg:viewBox="0 0 21600 21600" draw:path-stretchpoint-x="10800" draw:path-stretchpoint-y="10800" draw:text-areas="?f3 ?f4 ?f5 ?f6" draw:type="round-rectangle" draw:modifiers="2107.567824845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2.826cm" svg:height="0.391cm" svg:x="3.1cm" svg:y="21.2cm">
          <draw:text-box>
            <text:p>Lógica Booleana</text:p>
          </draw:text-box>
        </draw:frame>
        <draw:frame draw:style-name="gr32" draw:layer="layout" svg:width="3.677cm" svg:height="0.399cm" svg:x="7.671cm" svg:y="21.229cm">
          <draw:text-box>
            <text:p>Bloques de Setencias</text:p>
          </draw:text-box>
        </draw:frame>
        <draw:custom-shape draw:style-name="gr33" draw:text-style-name="P1" draw:layer="layout" svg:width="5.2cm" svg:height="4.025cm" svg:x="6.3cm" svg:y="21.075cm">
          <text:p/>
          <draw:enhanced-geometry svg:viewBox="0 0 21600 21600" draw:path-stretchpoint-x="10800" draw:path-stretchpoint-y="10800" draw:text-areas="?f3 ?f4 ?f5 ?f6" draw:type="round-rectangle" draw:modifiers="2107.567824845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layer="layout" svg:width="4.197cm" svg:height="3.004cm" svg:x="6.542cm" svg:y="21.7cm">
          <draw:text-box>
            <text:p><text:span text:style-name="T33">sentencia madre</text:span><text:span text:style-name="T28">:</text:span></text:p>
            <text:p><text:s text:c="2"/><text:span text:style-name="T33">bloque de sentencias 1</text:span><text:span text:style-name="T36">…</text:span></text:p>
            <text:p><text:s text:c="6"/><text:span text:style-name="T3">⁝</text:span></text:p>
            <text:p><text:s text:c="2"/><text:span text:style-name="T33">sentencia madre</text:span><text:span text:style-name="T28">:</text:span></text:p>
            <text:p><text:s text:c="4"/><text:span text:style-name="T33">bloque de sentencias 2</text:span><text:span text:style-name="T36">…</text:span></text:p>
            <text:p><text:span text:style-name="T37"><text:s text:c="9"/></text:span><text:span text:style-name="T38">⁝</text:span></text:p>
            <text:p><text:span text:style-name="T38"/></text:p>
            <text:p><text:span text:style-name="T39">sentencia siguiente a bloque 1</text:span></text:p>
          </draw:text-box>
        </draw:frame>
        <draw:custom-shape draw:style-name="gr34" draw:text-style-name="P1" draw:layer="layout" svg:width="4.3cm" svg:height="2.2cm" svg:x="6.9cm" svg:y="22.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3.8cm" svg:height="0.9cm" svg:x="7.3cm" svg:y="23.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4.8cm" svg:height="3.2cm" svg:x="6.5cm" svg:y="21.7cm">
          <text:p/>
          <draw:enhanced-geometry svg:viewBox="0 0 21600 21600" draw:type="rectangle" draw:enhanced-path="M 0 0 L 21600 0 21600 21600 0 21600 0 0 Z N"/>
        </draw:custom-shape>
        <draw:line draw:style-name="gr35" draw:text-style-name="P1" draw:layer="layout" svg:x1="6.5cm" svg:y1="22.3cm" svg:x2="6.9cm" svg:y2="22.3cm">
          <text:p/>
        </draw:line>
        <draw:line draw:style-name="gr35" draw:text-style-name="P1" draw:layer="layout" svg:x1="6.9cm" svg:y1="23.6cm" svg:x2="7.3cm" svg:y2="23.6cm">
          <text:p/>
        </draw:line>
        <draw:frame draw:style-name="gr15" draw:text-style-name="P5" draw:layer="layout" svg:width="0.988cm" svg:height="0.31cm" draw:transform="rotate (1.5707963267949) translate (6.56cm 23.985cm)">
          <draw:text-box>
            <text:p><text:span text:style-name="T40">¡sangría!</text:span></text:p>
          </draw:text-box>
        </draw:frame>
        <draw:frame draw:style-name="gr14" draw:layer="layout" svg:width="4.694cm" svg:height="0.353cm" svg:x="1.2cm" svg:y="21.7cm">
          <draw:text-box>
            <text:p>Comparadores: <text:span text:style-name="T26">&lt;</text:span> <text:s/><text:span text:style-name="T26">&gt;</text:span> <text:s/><text:span text:style-name="T26">&lt;=</text:span> <text:s/><text:span text:style-name="T26">&gt;=</text:span> <text:s/><text:span text:style-name="T26">==</text:span> <text:s/><text:span text:style-name="T26">!=</text:span></text:p>
          </draw:text-box>
        </draw:frame>
        <draw:frame draw:style-name="gr36" draw:layer="layout" svg:width="0.188cm" svg:height="0.353cm" svg:x="5.612cm" svg:y="21.984cm">
          <draw:text-box>
            <text:p><text:span text:style-name="T6">≠</text:span></text:p>
          </draw:text-box>
        </draw:frame>
        <draw:frame draw:style-name="gr36" draw:layer="layout" svg:width="0.188cm" svg:height="0.353cm" svg:x="5.012cm" svg:y="21.984cm">
          <draw:text-box>
            <text:p><text:span text:style-name="T6">=</text:span></text:p>
          </draw:text-box>
        </draw:frame>
        <draw:frame draw:style-name="gr36" draw:layer="layout" svg:width="0.188cm" svg:height="0.353cm" svg:x="4.512cm" svg:y="21.984cm">
          <draw:text-box>
            <text:p><text:span text:style-name="T6">≥</text:span></text:p>
          </draw:text-box>
        </draw:frame>
        <draw:frame draw:style-name="gr36" draw:layer="layout" svg:width="0.188cm" svg:height="0.353cm" svg:x="4.012cm" svg:y="21.984cm">
          <draw:text-box>
            <text:p><text:span text:style-name="T6">≤</text:span></text:p>
          </draw:text-box>
        </draw:frame>
        <draw:frame draw:style-name="gr26" draw:layer="layout" svg:width="1.78cm" svg:height="0.425cm" svg:x="1.22cm" svg:y="22.3cm">
          <draw:text-box>
            <text:p><text:span text:style-name="T8">a</text:span> <text:span text:style-name="T28">and</text:span> <text:span text:style-name="T8">b</text:span></text:p>
          </draw:text-box>
        </draw:frame>
        <draw:frame draw:style-name="gr26" draw:layer="layout" svg:width="1.526cm" svg:height="0.425cm" svg:x="1.22cm" svg:y="22.9cm">
          <draw:text-box>
            <text:p><text:span text:style-name="T8">a</text:span> <text:span text:style-name="T28">or</text:span> <text:span text:style-name="T8">b</text:span></text:p>
          </draw:text-box>
        </draw:frame>
        <draw:frame draw:style-name="gr26" draw:layer="layout" svg:width="1.272cm" svg:height="0.425cm" svg:x="1.22cm" svg:y="23.5cm">
          <draw:text-box>
            <text:p><text:span text:style-name="T28">not</text:span> <text:span text:style-name="T8">a</text:span></text:p>
          </draw:text-box>
        </draw:frame>
        <draw:frame draw:style-name="gr14" draw:layer="layout" svg:width="0.98cm" svg:height="0.353cm" svg:x="3.2cm" svg:y="22.339cm">
          <draw:text-box>
            <text:p>y lógico</text:p>
          </draw:text-box>
        </draw:frame>
        <draw:frame draw:style-name="gr14" draw:layer="layout" svg:width="0.988cm" svg:height="0.353cm" svg:x="3.2cm" svg:y="22.939cm">
          <draw:text-box>
            <text:p>o lógico</text:p>
          </draw:text-box>
        </draw:frame>
        <draw:frame draw:style-name="gr14" draw:layer="layout" svg:width="1.141cm" svg:height="0.353cm" svg:x="3.2cm" svg:y="23.539cm">
          <draw:text-box>
            <text:p>no lógico</text:p>
          </draw:text-box>
        </draw:frame>
        <draw:frame draw:style-name="gr15" draw:text-style-name="P2" draw:layer="layout" svg:width="2.318cm" svg:height="0.31cm" svg:x="2.9cm" svg:y="23.26cm">
          <draw:text-box>
            <text:p><text:span text:style-name="T7">uno, el otro, o ambos</text:span></text:p>
          </draw:text-box>
        </draw:frame>
        <draw:frame draw:style-name="gr15" draw:text-style-name="P2" draw:layer="layout" svg:width="2.614cm" svg:height="0.31cm" svg:x="2.9cm" svg:y="22.7cm">
          <draw:text-box>
            <text:p><text:span text:style-name="T7">ambos simultáneamente</text:span></text:p>
          </draw:text-box>
        </draw:frame>
        <draw:frame draw:style-name="gr26" draw:layer="layout" svg:width="4.35cm" svg:height="0.933cm" svg:x="13.603cm" svg:y="22.1cm">
          <draw:text-box>
            <text:p><text:span text:style-name="T28">if</text:span> <text:span text:style-name="T33">expresión lógica</text:span>:</text:p>
            <text:p><text:s text:c="4"/><text:span text:style-name="T33">bloque de sentencias</text:span></text:p>
          </draw:text-box>
        </draw:frame>
        <draw:frame draw:style-name="Remarque" draw:text-style-name="P2" draw:layer="layout" svg:width="5.188cm" svg:height="0.705cm" svg:x="11.9cm" svg:y="21.3cm">
          <draw:text-box>
            <text:p><text:span text:style-name="T7">bloque de sentencias que</text:span></text:p>
            <text:p><text:span text:style-name="T7">solo se ejecuta si la condición es verdadera</text:span></text:p>
          </draw:text-box>
        </draw:frame>
        <draw:frame draw:style-name="Constante" draw:layer="layout" svg:width="1.018cm" svg:height="0.425cm" svg:x="1.22cm" svg:y="23.975cm">
          <draw:text-box>
            <text:p>True</text:p>
          </draw:text-box>
        </draw:frame>
        <draw:frame draw:style-name="Constante" draw:layer="layout" svg:width="1.272cm" svg:height="0.425cm" svg:x="1.22cm" svg:y="24.475cm">
          <draw:text-box>
            <text:p>False</text:p>
          </draw:text-box>
        </draw:frame>
        <draw:frame draw:style-name="gr14" draw:layer="layout" svg:width="3.164cm" svg:height="0.353cm" svg:x="2.744cm" svg:y="24.014cm">
          <draw:text-box>
            <text:p>valor constante verdadero</text:p>
          </draw:text-box>
        </draw:frame>
        <draw:frame draw:style-name="gr14" draw:layer="layout" svg:width="2.521cm" svg:height="0.353cm" svg:x="2.744cm" svg:y="24.514cm">
          <draw:text-box>
            <text:p>valor constante falso</text:p>
          </draw:text-box>
        </draw:frame>
        <draw:frame draw:style-name="gr14" draw:layer="layout" svg:width="6.28cm" svg:height="0.705cm" svg:x="11.9cm" svg:y="23.129cm">
          <draw:text-box>
            <text:p>puede tener varios <text:span text:style-name="T7">elif</text:span>, <text:span text:style-name="T7">elif</text:span>... y solo un <text:span text:style-name="T7">else</text:span> al final,</text:p>
            <text:p>ejemplo:</text:p>
          </draw:text-box>
        </draw:frame>
        <draw:frame draw:style-name="gr22" draw:layer="layout" svg:width="2.649cm" svg:height="0.391cm" svg:x="15.594cm" svg:y="17.184cm">
          <draw:text-box>
            <text:p><text:span text:style-name="T8">lst</text:span>[<text:span text:style-name="T30">-1</text:span>]<text:span text:style-name="T31">→</text:span><text:span text:style-name="T32">1968</text:span></text:p>
          </draw:text-box>
        </draw:frame>
        <draw:frame draw:style-name="gr22" draw:layer="layout" svg:width="2.014cm" svg:height="0.391cm" svg:x="15.594cm" svg:y="16.675cm">
          <draw:text-box>
            <text:p><text:span text:style-name="T8">lst</text:span>[<text:span text:style-name="T30">0</text:span>]<text:span text:style-name="T31">→</text:span><text:span text:style-name="T32">11</text:span></text:p>
          </draw:text-box>
        </draw:frame>
        <draw:frame draw:style-name="gr15" draw:text-style-name="P2" draw:layer="layout" svg:width="1.344cm" svg:height="0.31cm" svg:x="18.476cm" svg:y="17.269cm">
          <draw:text-box>
            <text:p><text:span text:style-name="T7">último valor</text:span></text:p>
          </draw:text-box>
        </draw:frame>
        <draw:frame draw:style-name="gr15" draw:text-style-name="P2" draw:layer="layout" svg:width="1.386cm" svg:height="0.31cm" svg:x="18.176cm" svg:y="16.76cm">
          <draw:text-box>
            <text:p><text:span text:style-name="T7">primer valor</text:span></text:p>
          </draw:text-box>
        </draw:frame>
        <draw:frame draw:style-name="gr37" draw:layer="layout" svg:width="1.526cm" svg:height="0.425cm" svg:x="1.3cm" svg:y="14.3cm">
          <draw:text-box>
            <text:p><text:span text:style-name="T8">x</text:span><text:span text:style-name="T10">=</text:span><text:span text:style-name="T41">None</text:span></text:p>
          </draw:text-box>
        </draw:frame>
        <draw:frame draw:style-name="gr14" draw:layer="layout" svg:width="3.49cm" svg:height="0.353cm" svg:x="3.1cm" svg:y="14.339cm">
          <draw:text-box>
            <text:p>«indefinido» valor constante</text:p>
          </draw:text-box>
        </draw:frame>
        <draw:custom-shape draw:style-name="gr31" draw:text-style-name="P1" draw:layer="layout" svg:width="5.1cm" svg:height="4cm" svg:x="0.975cm" svg:y="21.075cm">
          <text:p/>
          <draw:enhanced-geometry svg:viewBox="0 0 21600 21600" draw:path-stretchpoint-x="10800" draw:path-stretchpoint-y="10800" draw:text-areas="?f3 ?f4 ?f5 ?f6" draw:type="round-rectangle" draw:modifiers="2107.567824845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2.144cm" svg:height="0.391cm" svg:x="9.2cm" svg:y="25.4cm">
          <draw:text-box>
            <text:p>Matemáticas</text:p>
          </draw:text-box>
        </draw:frame>
        <draw:frame draw:style-name="gr14" draw:layer="layout" svg:width="4.521cm" svg:height="0.353cm" svg:x="1.201cm" svg:y="25.972cm">
          <draw:text-box>
            <text:p>Operadores: <text:span text:style-name="T26">+</text:span> <text:s/><text:span text:style-name="T26">-</text:span> <text:s/><text:span text:style-name="T26">*</text:span> <text:s/><text:span text:style-name="T26">/</text:span> <text:s text:c="2"/><text:span text:style-name="T26">//</text:span> <text:s text:c="2"/><text:span text:style-name="T26">%</text:span><text:span text:style-name="T42"> <text:s text:c="2"/></text:span><text:span text:style-name="T26">**</text:span></text:p>
          </draw:text-box>
        </draw:frame>
        <draw:frame draw:style-name="gr38" draw:layer="layout" svg:width="0.288cm" svg:height="0.31cm" svg:x="3.5cm" svg:y="26.3cm">
          <draw:text-box>
            <text:p><text:span text:style-name="T31">×</text:span></text:p>
          </draw:text-box>
        </draw:frame>
        <draw:frame draw:style-name="gr38" draw:layer="layout" svg:width="0.288cm" svg:height="0.31cm" svg:x="3.8cm" svg:y="26.3cm">
          <draw:text-box>
            <text:p><text:span text:style-name="T31"><text:s/></text:span><text:span text:style-name="T31">÷</text:span></text:p>
          </draw:text-box>
        </draw:frame>
        <draw:frame draw:style-name="gr15" draw:layer="layout" svg:width="1.035cm" svg:height="0.31cm" svg:x="3.486cm" svg:y="26.66cm">
          <draw:text-box>
            <text:p><text:span text:style-name="T31">÷ enteros</text:span></text:p>
          </draw:text-box>
        </draw:frame>
        <draw:frame draw:style-name="gr15" draw:layer="layout" svg:width="1.107cm" svg:height="0.31cm" svg:x="4.8cm" svg:y="26.66cm">
          <draw:text-box>
            <text:p><text:span text:style-name="T31">resto de ÷</text:span></text:p>
          </draw:text-box>
        </draw:frame>
        <draw:line draw:style-name="gr16" draw:text-style-name="P1" draw:layer="layout" svg:x1="4.4cm" svg:y1="26.7cm" svg:x2="4.4cm" svg:y2="26.4cm">
          <text:p/>
        </draw:line>
        <draw:line draw:style-name="gr16" draw:text-style-name="P1" draw:layer="layout" svg:x1="5cm" svg:y1="26.7cm" svg:x2="5cm" svg:y2="26.4cm">
          <text:p/>
        </draw:line>
        <draw:frame draw:style-name="gr39" draw:layer="layout" svg:width="0.21cm" svg:height="0.4cm" svg:x="5.4cm" svg:y="26.3cm">
          <draw:text-box>
            <text:p>a<text:span text:style-name="T2">b</text:span></text:p>
          </draw:text-box>
        </draw:frame>
        <draw:frame draw:style-name="CodePetit" draw:layer="layout" svg:width="5.084cm" svg:height="0.352cm" svg:x="6.2cm" svg:y="26.006cm">
          <draw:text-box>
            <text:p><text:span text:style-name="T28">from</text:span> <text:span text:style-name="T43">math</text:span> <text:span text:style-name="T28">import</text:span> <text:span text:style-name="T11">sin</text:span>,<text:span text:style-name="T8">pi</text:span><text:span text:style-name="T3">…</text:span></text:p>
          </draw:text-box>
        </draw:frame>
        <draw:custom-shape draw:style-name="gr12" draw:text-style-name="P1" draw:layer="layout" svg:width="0.2cm" svg:height="0.5cm" draw:transform="rotate (-1.5707963267949) translate (7cm 4.609cm)">
          <text:p/>
          <draw:enhanced-geometry svg:viewBox="0 0 21600 21600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Remarque" draw:layer="layout" svg:width="1.256cm" svg:height="0.353cm" svg:x="6.013cm" svg:y="4.814cm">
          <draw:text-box>
            <text:p><text:span text:style-name="T26">'</text:span> escaped</text:p>
          </draw:text-box>
        </draw:frame>
        <draw:frame draw:style-name="gr26" draw:layer="layout" svg:width="3.304cm" svg:height="0.425cm" svg:x="1.187cm" svg:y="27.638cm">
          <draw:text-box>
            <text:p><text:span text:style-name="T44">abs</text:span><text:span text:style-name="T1">(</text:span><text:span text:style-name="T32">-3.2</text:span><text:span text:style-name="T1">)→</text:span><text:span text:style-name="T32">3.2</text:span></text:p>
          </draw:text-box>
        </draw:frame>
        <draw:frame draw:style-name="gr26" draw:layer="layout" svg:width="4.32cm" svg:height="0.425cm" svg:x="1.187cm" svg:y="28.2cm">
          <draw:text-box>
            <text:p><text:span text:style-name="T44">round</text:span><text:span text:style-name="T1">(</text:span><text:span text:style-name="T32">3.57</text:span><text:span text:style-name="T45">,</text:span><text:span text:style-name="T32">1</text:span><text:span text:style-name="T1">)→</text:span><text:span text:style-name="T32">3.6</text:span></text:p>
          </draw:text-box>
        </draw:frame>
        <draw:frame draw:style-name="RemarquePetit" draw:text-style-name="P2" draw:layer="layout" svg:width="4.528cm" svg:height="0.31cm" svg:x="1.187cm" svg:y="25.518cm">
          <draw:text-box>
            <text:p><text:span text:style-name="T46">☝</text:span><text:span text:style-name="T47"> </text:span><text:span text:style-name="T47">números reales</text:span><text:span text:style-name="T7">… valores aproximados!</text:span></text:p>
          </draw:text-box>
        </draw:frame>
        <draw:frame draw:style-name="gr26" draw:layer="layout" svg:width="4.066cm" svg:height="0.425cm" svg:x="6.2cm" svg:y="26.386cm">
          <draw:text-box>
            <text:p><text:span text:style-name="T44">sin</text:span><text:span text:style-name="T1">(</text:span><text:span text:style-name="T48">pi</text:span><text:span text:style-name="T1">/</text:span><text:span text:style-name="T32">4</text:span><text:span text:style-name="T1">)→</text:span><text:span text:style-name="T32">0.707</text:span><text:span text:style-name="T49">…</text:span></text:p>
          </draw:text-box>
        </draw:frame>
        <draw:frame draw:style-name="gr26" draw:layer="layout" svg:width="5.082cm" svg:height="0.425cm" svg:x="6.186cm" svg:y="26.84cm">
          <draw:text-box>
            <text:p><text:span text:style-name="T44">cos</text:span><text:span text:style-name="T1">(</text:span><text:span text:style-name="T32">2</text:span><text:span text:style-name="T1">*</text:span><text:span text:style-name="T48">pi</text:span><text:span text:style-name="T1">/</text:span><text:span text:style-name="T32">3</text:span><text:span text:style-name="T1">)→</text:span><text:span text:style-name="T32">-0.4999</text:span><text:span text:style-name="T49">…</text:span></text:p>
          </draw:text-box>
        </draw:frame>
        <draw:frame draw:style-name="gr26" draw:layer="layout" svg:width="4.32cm" svg:height="0.425cm" svg:x="6.172cm" svg:y="27.747cm">
          <draw:text-box>
            <text:p><text:span text:style-name="T44">sqrt</text:span><text:span text:style-name="T1">(</text:span><text:span text:style-name="T32">81</text:span><text:span text:style-name="T1">)→</text:span><text:span text:style-name="T32">9.0 <text:s text:c="3"/></text:span><text:span text:style-name="T45">√</text:span></text:p>
          </draw:text-box>
        </draw:frame>
        <draw:frame draw:style-name="gr26" draw:layer="layout" svg:width="3.304cm" svg:height="0.425cm" svg:x="6.186cm" svg:y="28.2cm">
          <draw:text-box>
            <text:p><text:span text:style-name="T44">log</text:span><text:span text:style-name="T1">(</text:span><text:span text:style-name="T48">e</text:span><text:span text:style-name="T1">**</text:span><text:span text:style-name="T32">2</text:span><text:span text:style-name="T1">)→</text:span><text:span text:style-name="T32">2.0</text:span></text:p>
          </draw:text-box>
        </draw:frame>
        <draw:frame draw:style-name="gr15" draw:text-style-name="P2" draw:layer="layout" svg:width="2.182cm" svg:height="0.31cm" svg:x="6.6cm" svg:y="25.518cm">
          <draw:text-box>
            <text:p><text:span text:style-name="T7">ángulos en radianes</text:span></text:p>
          </draw:text-box>
        </draw:frame>
        <draw:frame draw:style-name="gr26" draw:layer="layout" svg:width="4.32cm" svg:height="0.425cm" svg:x="6.2cm" svg:y="27.293cm">
          <draw:text-box>
            <text:p><text:span text:style-name="T44">acos</text:span><text:span text:style-name="T1">(</text:span><text:span text:style-name="T32">0.5</text:span><text:span text:style-name="T1">)→</text:span><text:span text:style-name="T32">1.0471</text:span><text:span text:style-name="T49">…</text:span></text:p>
          </draw:text-box>
        </draw:frame>
        <draw:frame draw:style-name="gr15" draw:text-style-name="P2" draw:layer="layout" svg:width="1.31cm" svg:height="0.31cm" svg:x="9.911cm" svg:y="28.3cm">
          <draw:text-box>
            <text:p><text:span text:style-name="T7">etc. (cf doc)</text:span></text:p>
          </draw:text-box>
        </draw:frame>
        <draw:frame draw:style-name="gr26" draw:layer="layout" svg:width="3.558cm" svg:height="0.425cm" svg:x="1.187cm" svg:y="27.075cm">
          <draw:text-box>
            <text:p><text:span text:style-name="T1">(</text:span><text:span text:style-name="T32">1</text:span><text:span text:style-name="T1">+</text:span><text:span text:style-name="T32">5.3</text:span><text:span text:style-name="T1">)*</text:span><text:span text:style-name="T32">2</text:span><text:span text:style-name="T1">→</text:span><text:span text:style-name="T32">12.6</text:span></text:p>
          </draw:text-box>
        </draw:frame>
        <draw:line draw:style-name="gr35" draw:text-style-name="P1" draw:layer="layout" svg:x1="13.618cm" svg:y1="22.841cm" svg:x2="14.503cm" svg:y2="22.841cm">
          <text:p/>
        </draw:line>
        <draw:line draw:style-name="gr40" draw:text-style-name="P1" draw:layer="layout" svg:x1="14.503cm" svg:y1="23.1cm" svg:x2="14.503cm" svg:y2="22.6cm">
          <text:p/>
        </draw:line>
        <draw:line draw:style-name="gr40" draw:text-style-name="P1" draw:layer="layout" svg:x1="6.9cm" svg:y1="24.3cm" svg:x2="6.9cm" svg:y2="22.1cm">
          <text:p/>
        </draw:line>
        <draw:line draw:style-name="gr40" draw:text-style-name="P1" draw:layer="layout" svg:x1="7.3cm" svg:y1="24.2cm" svg:x2="7.3cm" svg:y2="23.3cm">
          <text:p/>
        </draw:line>
        <draw:frame draw:style-name="gr15" draw:text-style-name="P2" draw:layer="layout" svg:width="2.991cm" svg:height="0.619cm" svg:x="1.148cm" svg:y="6.991cm">
          <draw:text-box>
            <text:p><text:span text:style-name="T7">para variables, funciones,</text:span></text:p>
            <text:p><text:span text:style-name="T7">módulos, clases</text:span><text:span text:style-name="T50">…</text:span><text:span text:style-name="T7"> nombres</text:span></text:p>
          </draw:text-box>
        </draw:frame>
        <draw:line draw:style-name="gr41" draw:text-style-name="P1" draw:layer="layout" svg:x1="6cm" svg:y1="26cm" svg:x2="6cm" svg:y2="28.6cm">
          <text:p/>
        </draw:line>
        <draw:frame draw:style-name="gr7" draw:layer="layout" svg:width="1.839cm" svg:height="0.31cm" svg:x="4.9cm" svg:y="1cm">
          <draw:text-box>
            <text:p><text:span text:style-name="T1">Mémento v1.2.2</text:span></text:p>
          </draw:text-box>
        </draw:frame>
        <draw:frame draw:style-name="gr25" draw:text-style-name="P6" draw:layer="layout" svg:width="0.637cm" svg:height="0.352cm" svg:x="9.603cm" svg:y="3.988cm">
          <draw:text-box>
            <text:p><text:span text:style-name="T28">str</text:span></text:p>
          </draw:text-box>
        </draw:frame>
        <draw:frame draw:style-name="gr15" draw:layer="layout" svg:width="4.341cm" svg:height="0.31cm" svg:x="10.562cm" svg:y="4cm">
          <draw:text-box>
            <text:p>como secuencia ordenada de caracteres</text:p>
          </draw:text-box>
        </draw:frame>
        <draw:line draw:style-name="gr16" draw:text-style-name="P1" draw:layer="layout" svg:x1="9.196cm" svg:y1="4cm" svg:x2="9.596cm" svg:y2="4.2cm">
          <text:p/>
        </draw:line>
        <draw:frame draw:style-name="gr14" draw:text-style-name="P2" draw:layer="layout" svg:width="15.617cm" svg:height="0.353cm" svg:x="2.563cm" svg:y="20.414cm">
          <draw:text-box>
            <text:p><text:span text:style-name="T7">En secuencias mutables, </text:span><text:span text:style-name="T51">se puede eliminar elementos con</text:span><text:span text:style-name="T52"> </text:span><text:span text:style-name="T53">del</text:span><text:span text:style-name="T34"> </text:span><text:span text:style-name="T54">lst</text:span><text:span text:style-name="T34">[</text:span><text:span text:style-name="T55">3</text:span><text:span text:style-name="T34">:</text:span><text:span text:style-name="T55">5</text:span><text:span text:style-name="T34">]</text:span><text:span text:style-name="T7"> y modificar asignando </text:span><text:span text:style-name="T54">lst</text:span><text:span text:style-name="T34">[</text:span><text:span text:style-name="T55">1</text:span><text:span text:style-name="T34">:</text:span><text:span text:style-name="T55">4</text:span><text:span text:style-name="T34">]=</text:span><text:span text:style-name="T55">['hop',9]</text:span></text:p>
          </draw:text-box>
        </draw:frame>
        <draw:frame draw:style-name="gr42" draw:text-style-name="P2" draw:layer="layout" svg:width="2.622cm" svg:height="0.387cm" svg:x="8.629cm" svg:y="5.644cm">
          <draw:text-box>
            <text:p><text:span text:style-name="T7">asociaciones llave/valor</text:span></text:p>
          </draw:text-box>
        </draw:frame>
      </draw:page>
      <draw:page draw:name="page2" draw:style-name="dp1" draw:master-page-name="Standard">
        <draw:custom-shape draw:style-name="gr23" draw:text-style-name="P1" draw:layer="layout" svg:width="9.4cm" svg:height="4.6cm" svg:x="1cm" svg:y="6.9cm">
          <text:p/>
          <draw:enhanced-geometry svg:viewBox="0 0 21600 21600" draw:path-stretchpoint-x="10800" draw:path-stretchpoint-y="10800" draw:text-areas="?f3 ?f4 ?f5 ?f6" draw:type="round-rectangle" draw:modifiers="1541.104294478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2.669cm" svg:height="0.391cm" svg:x="7.472cm" svg:y="7cm">
          <draw:text-box>
            <text:p>Entrada / Salida</text:p>
          </draw:text-box>
        </draw:frame>
        <draw:frame draw:style-name="gr43" draw:layer="layout" svg:width="7.622cm" svg:height="0.425cm" svg:x="1.272cm" svg:y="7.4cm">
          <draw:text-box>
            <text:p><text:span text:style-name="T11">print</text:span>(<text:span text:style-name="T9">"v="</text:span>,<text:span text:style-name="T9">3</text:span>,<text:span text:style-name="T9">"cm :"</text:span>,<text:span text:style-name="T8">x</text:span>,<text:span text:style-name="T9">","</text:span>,<text:span text:style-name="T8">y</text:span>+<text:span text:style-name="T9">4</text:span>)</text:p>
          </draw:text-box>
        </draw:frame>
        <draw:frame draw:style-name="Remarque" draw:layer="layout" svg:width="7.356cm" svg:height="1.409cm" svg:x="1.6cm" svg:y="8.659cm">
          <draw:text-box>
            <text:p><text:span text:style-name="T56">parámetros de </text:span><text:span text:style-name="T26">print</text:span>:</text:p>
            <text:p><text:span text:style-name="T57">◽</text:span><text:span text:style-name="T58"> </text:span><text:span text:style-name="T12">sep</text:span><text:span text:style-name="T26">=</text:span><text:span text:style-name="T27">" "</text:span> (separador de ítemes, espacio por omisión) </text:p>
            <text:p><text:span text:style-name="T59">◽</text:span><text:span text:style-name="T60"> </text:span><text:span text:style-name="T12">end</text:span><text:span text:style-name="T26">=</text:span><text:span text:style-name="T27">"\n"</text:span> (caracter final, por omisión nueva línea) </text:p>
            <text:p><text:span text:style-name="T59">◽</text:span><text:span text:style-name="T60"> </text:span><text:span text:style-name="T12">file</text:span><text:span text:style-name="T26">=</text:span><text:span text:style-name="T12">f</text:span> (escribir a archivo, por omisión salida estándar)</text:p>
          </draw:text-box>
        </draw:frame>
        <draw:frame draw:style-name="gr14" draw:layer="layout" svg:width="7.139cm" svg:height="0.353cm" svg:x="1.972cm" svg:y="8.3cm">
          <draw:text-box>
            <text:p>ítemes a imprimir: valores literales, variables, expresiones</text:p>
          </draw:text-box>
        </draw:frame>
        <draw:line draw:style-name="gr16" draw:text-style-name="P1" draw:layer="layout" svg:x1="6.472cm" svg:y1="8.3cm" svg:x2="6.472cm" svg:y2="7.847cm">
          <text:p/>
        </draw:line>
        <draw:line draw:style-name="gr16" draw:text-style-name="P1" draw:layer="layout" svg:x1="4.772cm" svg:y1="8.3cm" svg:x2="3.572cm" svg:y2="7.8cm">
          <text:p/>
        </draw:line>
        <draw:line draw:style-name="gr16" draw:text-style-name="P1" draw:layer="layout" svg:x1="4.772cm" svg:y1="8.3cm" svg:x2="4.172cm" svg:y2="7.8cm">
          <text:p/>
        </draw:line>
        <draw:line draw:style-name="gr16" draw:text-style-name="P1" draw:layer="layout" svg:x1="4.772cm" svg:y1="8.3cm" svg:x2="5.272cm" svg:y2="7.8cm">
          <text:p/>
        </draw:line>
        <draw:line draw:style-name="gr16" draw:text-style-name="P1" draw:layer="layout" svg:x1="6.872cm" svg:y1="8.1cm" svg:x2="7.072cm" svg:y2="7.8cm">
          <text:p/>
        </draw:line>
        <draw:line draw:style-name="gr44" draw:text-style-name="P1" draw:layer="layout" svg:x1="4.772cm" svg:y1="8.3cm" svg:x2="6.873cm" svg:y2="8.1cm">
          <text:p/>
        </draw:line>
        <draw:line draw:style-name="gr16" draw:text-style-name="P1" draw:layer="layout" svg:x1="8.172cm" svg:y1="8.353cm" svg:x2="8.172cm" svg:y2="7.9cm">
          <text:p/>
        </draw:line>
        <draw:frame draw:style-name="gr15" draw:text-style-name="P7" draw:layer="layout" svg:width="5.734cm" svg:height="0.31cm" svg:x="10.984cm" svg:y="6cm">
          <draw:text-box>
            <text:p><text:span text:style-name="T61">recorrer un dict/set = recorrer la secuencia de llaves</text:span></text:p>
          </draw:text-box>
        </draw:frame>
        <draw:custom-shape draw:style-name="gr45" draw:text-style-name="P1" draw:layer="layout" svg:width="8.7cm" svg:height="4.1cm" svg:x="11.3cm" svg:y="11.7cm">
          <text:p/>
          <draw:enhanced-geometry svg:viewBox="0 0 21600 21600" draw:path-stretchpoint-x="10800" draw:path-stretchpoint-y="10800" draw:text-areas="?f3 ?f4 ?f5 ?f6" draw:type="round-rectangle" draw:modifiers="1168.333060154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4.858cm" svg:height="0.391cm" svg:x="5.435cm" svg:y="1.142cm">
          <draw:text-box>
            <text:p>Sentencia Bucle Condicional</text:p>
          </draw:text-box>
        </draw:frame>
        <draw:custom-shape draw:style-name="gr46" draw:text-style-name="P1" draw:layer="layout" svg:width="9.4cm" svg:height="5.7cm" svg:x="1cm" svg:y="1cm">
          <text:p/>
          <draw:enhanced-geometry svg:viewBox="0 0 21600 21600" draw:path-stretchpoint-x="10800" draw:path-stretchpoint-y="10800" draw:text-areas="?f3 ?f4 ?f5 ?f6" draw:type="round-rectangle" draw:modifiers="1168.333060154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9.4cm" svg:height="10.5cm" svg:x="10.6cm" svg:y="1cm">
          <text:p/>
          <draw:enhanced-geometry svg:viewBox="0 0 21600 21600" draw:path-stretchpoint-x="10800" draw:path-stretchpoint-y="10800" draw:text-areas="?f3 ?f4 ?f5 ?f6" draw:type="round-rectangle" draw:modifiers="579.0022338049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layer="layout" svg:width="4.053cm" svg:height="0.705cm" svg:x="1.113cm" svg:y="1.1cm">
          <draw:text-box>
            <text:p><text:span text:style-name="T7">bloque de sentencias que se repite</text:span></text:p>
            <text:p><text:span text:style-name="T7">mientras la condición se cumpla</text:span></text:p>
          </draw:text-box>
        </draw:frame>
        <draw:frame draw:style-name="gr26" draw:layer="layout" svg:width="4.396cm" svg:height="0.933cm" svg:x="3.137cm" svg:y="1.783cm">
          <draw:text-box>
            <text:p><text:span text:style-name="T28">while</text:span> <text:span text:style-name="T33">expresión lógica</text:span>:</text:p>
            <text:p><text:s text:c="4"/><text:span text:style-name="T33">bloque de sentencias</text:span></text:p>
          </draw:text-box>
        </draw:frame>
        <draw:line draw:style-name="gr35" draw:text-style-name="P1" draw:layer="layout" svg:x1="3.152cm" svg:y1="2.53cm" svg:x2="4.037cm" svg:y2="2.53cm">
          <text:p/>
        </draw:line>
        <draw:line draw:style-name="gr40" draw:text-style-name="P1" draw:layer="layout" svg:x1="4.037cm" svg:y1="2.789cm" svg:x2="4.037cm" svg:y2="2.289cm">
          <text:p/>
        </draw:line>
        <draw:frame draw:style-name="gr22" draw:layer="layout" svg:width="6.378cm" svg:height="3.55cm" svg:x="1.2cm" svg:y="2.6cm">
          <draw:text-box>
            <text:p><text:span text:style-name="T8">s</text:span> = <text:span text:style-name="T9">0</text:span></text:p>
            <text:p><text:span text:style-name="T8">i</text:span> = <text:span text:style-name="T9">1</text:span></text:p>
            <text:p><text:span text:style-name="T9"/></text:p>
            <text:p><text:span text:style-name="T9"/></text:p>
            <text:p><text:span text:style-name="T28">while</text:span> <text:span text:style-name="T8">i</text:span> &lt;= <text:span text:style-name="T9">100</text:span>:</text:p>
            <text:p><text:s text:c="4"/><text:span text:style-name="T33"># sentencias se ejecutan mientras i </text:span><text:span text:style-name="T36">≤</text:span><text:span text:style-name="T33"> 100</text:span></text:p>
            <text:p><text:s text:c="4"/><text:span text:style-name="T8">s</text:span> = <text:span text:style-name="T8">s</text:span> + <text:span text:style-name="T8">i</text:span>**<text:span text:style-name="T9">2</text:span></text:p>
            <text:p><text:s text:c="4"/><text:span text:style-name="T8">i</text:span> = <text:span text:style-name="T8">i</text:span> + <text:span text:style-name="T9">1</text:span></text:p>
            <text:p><text:span text:style-name="T11"/></text:p>
            <text:p><text:span text:style-name="T11">print</text:span><text:span text:style-name="T10">(</text:span><text:span text:style-name="T9">"suma:"</text:span><text:span text:style-name="T10">,</text:span><text:span text:style-name="T8">s</text:span><text:span text:style-name="T10">)</text:span></text:p>
          </draw:text-box>
        </draw:frame>
        <draw:custom-shape draw:style-name="gr12" draw:text-style-name="P1" draw:layer="layout" svg:width="0.2cm" svg:height="0.7cm" draw:transform="rotate (-3.14159265358979) translate (2.5cm 3.3cm)">
          <text:p/>
          <draw:enhanced-geometry svg:viewBox="0 0 21600 21600" draw:mirror-horizontal="true" draw:glue-points="0 0 0 21600 21600 10800" draw:text-areas="0 ?f9 7800 ?f10" draw:type="right-brace" draw:modifiers="1806.74157303371 6871.3266761768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2" draw:layer="layout" svg:width="3.744cm" svg:height="0.353cm" svg:x="2.573cm" svg:y="2.914cm">
          <draw:text-box>
            <text:p><text:span text:style-name="T7">inicializaciones </text:span><text:span text:style-name="T62">antes</text:span><text:span text:style-name="T7"> del bucle</text:span></text:p>
          </draw:text-box>
        </draw:frame>
        <draw:custom-shape draw:style-name="gr12" draw:text-style-name="P1" draw:layer="layout" svg:width="0.2cm" svg:height="1.8cm" draw:transform="rotate (-1.5707963267949) translate (4.232cm 3.884cm)">
          <text:p/>
          <draw:enhanced-geometry svg:viewBox="0 0 21600 21600" draw:mirror-horizontal="false" draw:mirror-vertical="true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2" draw:layer="layout" svg:width="6.166cm" svg:height="0.353cm" svg:x="1.263cm" svg:y="3.5cm">
          <draw:text-box>
            <text:p><text:span text:style-name="T7">condición con al menos un valor variable (aquí </text:span><text:span text:style-name="T63">i</text:span><text:span text:style-name="T7">)</text:span></text:p>
          </draw:text-box>
        </draw:frame>
        <draw:frame draw:style-name="gr49" draw:layer="layout" svg:width="1.768cm" svg:height="1.136cm" svg:x="8.532cm" svg:y="4.46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2" draw:text-style-name="P1" draw:layer="layout" svg:width="0.2cm" svg:height="0.4cm" draw:transform="rotate (-3.14159265358979) translate (4.2cm 5.6cm)">
          <text:p/>
          <draw:enhanced-geometry svg:viewBox="0 0 21600 21600" draw:mirror-horizontal="true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layer="layout" svg:width="4.104cm" svg:height="0.353cm" svg:x="4.3cm" svg:y="5.2cm">
          <draw:text-box>
            <text:p><text:span text:style-name="T46">☝ </text:span><text:span text:style-name="T23">cambiamos el valor condicional</text:span></text:p>
          </draw:text-box>
        </draw:frame>
        <draw:frame draw:style-name="gr3" draw:layer="layout" svg:width="4.185cm" svg:height="0.391cm" svg:x="15.635cm" svg:y="1.042cm">
          <draw:text-box>
            <text:p>Sentencia Bucle Iterador</text:p>
          </draw:text-box>
        </draw:frame>
        <draw:frame draw:style-name="gr14" draw:text-style-name="P8" draw:layer="layout" svg:width="5.289cm" svg:height="0.705cm" svg:x="10.8cm" svg:y="1.1cm">
          <draw:text-box>
            <text:p text:style-name="P8"><text:span text:style-name="T7">bloque de sentencias ejecutadas</text:span></text:p>
            <text:p text:style-name="P8"><text:span text:style-name="T7">para cada ítem de un contenedor o iterador</text:span></text:p>
          </draw:text-box>
        </draw:frame>
        <draw:frame draw:style-name="gr26" draw:layer="layout" svg:width="5.209cm" svg:height="0.933cm" svg:x="13.3cm" svg:y="1.883cm">
          <draw:text-box>
            <text:p><text:span text:style-name="T28">for</text:span> <text:span text:style-name="T33">variable</text:span> <text:span text:style-name="T28">in</text:span> <text:span text:style-name="T33">secuencia</text:span>:</text:p>
            <text:p><text:s text:c="4"/><text:span text:style-name="T33">bloque de sentencias</text:span></text:p>
          </draw:text-box>
        </draw:frame>
        <draw:line draw:style-name="gr35" draw:text-style-name="P1" draw:layer="layout" svg:x1="13.3cm" svg:y1="2.63cm" svg:x2="14.185cm" svg:y2="2.63cm">
          <text:p/>
        </draw:line>
        <draw:line draw:style-name="gr40" draw:text-style-name="P1" draw:layer="layout" svg:x1="14.185cm" svg:y1="2.889cm" svg:x2="14.185cm" svg:y2="2.389cm">
          <text:p/>
        </draw:line>
        <draw:frame draw:style-name="gr22" draw:layer="layout" svg:width="6.353cm" svg:height="2.458cm" svg:x="12.384cm" svg:y="3.444cm">
          <draw:text-box>
            <text:p><text:span text:style-name="T8">s</text:span> = <text:span text:style-name="T9">"un texto"</text:span></text:p>
            <text:p><text:span text:style-name="T8">cnt</text:span> = 0</text:p>
            <text:p/>
            <text:p><text:span text:style-name="T28">for</text:span> <text:span text:style-name="T8">c</text:span> <text:span text:style-name="T28">in</text:span> <text:span text:style-name="T8">s</text:span>:</text:p>
            <text:p><text:s text:c="4"/><text:span text:style-name="T28">if</text:span> <text:span text:style-name="T8">c</text:span> == <text:span text:style-name="T9">"t"</text:span>:</text:p>
            <text:p><text:s text:c="8"/><text:span text:style-name="T8">cnt</text:span> = <text:span text:style-name="T8">cnt</text:span> + <text:span text:style-name="T9">1</text:span></text:p>
            <text:p><text:span text:style-name="T11">print</text:span><text:span text:style-name="T10">(</text:span><text:span text:style-name="T9">"encontramos"</text:span><text:span text:style-name="T10">,</text:span><text:span text:style-name="T8">cnt</text:span><text:span text:style-name="T10">,</text:span><text:span text:style-name="T9">"'t'"</text:span><text:span text:style-name="T10">)</text:span></text:p>
          </draw:text-box>
        </draw:frame>
        <draw:frame draw:style-name="gr14" draw:layer="layout" svg:width="4.278cm" svg:height="0.353cm" svg:x="12.384cm" svg:y="3cm">
          <draw:text-box>
            <text:p>recorre los <text:span text:style-name="T64">valores </text:span><text:span text:style-name="T65">de la secuencia</text:span></text:p>
          </draw:text-box>
        </draw:frame>
        <draw:frame draw:style-name="gr15" draw:text-style-name="P2" draw:layer="layout" svg:width="2.322cm" svg:height="0.619cm" svg:x="17.5cm" svg:y="4.7cm">
          <draw:text-box>
            <text:p><text:span text:style-name="T7">Contamos cantidad </text:span></text:p>
            <text:p><text:span text:style-name="T7">de letras </text:span><text:span text:style-name="T66">t</text:span><text:span text:style-name="T7"> en el texto</text:span></text:p>
          </draw:text-box>
        </draw:frame>
        <draw:frame draw:style-name="gr14" draw:layer="layout" svg:width="6.534cm" svg:height="1.057cm" svg:x="10.984cm" svg:y="6.7cm">
          <draw:text-box>
            <text:p>Recorrer lo <text:span text:style-name="T64">índices</text:span> de una secuencia</text:p>
            <text:p><text:span text:style-name="T15">◽</text:span><text:span text:style-name="T16"> </text:span><text:span text:style-name="T16">modificar el ítem correspondiente al índice</text:span></text:p>
            <text:p><text:span text:style-name="T15">◽</text:span><text:span text:style-name="T16"> </text:span><text:span text:style-name="T16">accesar ítemes alrededor del índice (antes/después)</text:span></text:p>
          </draw:text-box>
        </draw:frame>
        <draw:frame draw:style-name="gr22" draw:layer="layout" svg:width="7.834cm" svg:height="2.809cm" svg:x="10.984cm" svg:y="7.8cm">
          <draw:text-box>
            <text:p><text:span text:style-name="T8">lst</text:span> = <text:span text:style-name="T9">[11,18,9,12,23,4,17]</text:span></text:p>
            <text:p><text:span text:style-name="T8">perdidos</text:span><text:span text:style-name="T10"> = </text:span><text:span text:style-name="T9">[]</text:span></text:p>
            <text:p><text:span text:style-name="T28">for</text:span> <text:span text:style-name="T8">idx</text:span> <text:span text:style-name="T28">in</text:span> <text:span text:style-name="T11">range</text:span>(<text:span text:style-name="T11">len</text:span>(<text:span text:style-name="T8">lst</text:span>)):</text:p>
            <text:p><text:s text:c="4"/><text:span text:style-name="T8">val</text:span> = <text:span text:style-name="T8">lst</text:span>[<text:span text:style-name="T8">idx</text:span>]</text:p>
            <text:p><text:s text:c="4"/><text:span text:style-name="T28">if</text:span> <text:span text:style-name="T8">val </text:span>&gt; <text:span text:style-name="T9">15</text:span>:</text:p>
            <text:p><text:s text:c="8"/><text:span text:style-name="T8">perdidos</text:span>.<text:span text:style-name="T11">append</text:span>(<text:span text:style-name="T8">val</text:span>)</text:p>
            <text:p><text:s text:c="8"/><text:span text:style-name="T8">lst</text:span><text:span text:style-name="T10">[</text:span><text:span text:style-name="T8">idx</text:span><text:span text:style-name="T10">]</text:span> = <text:span text:style-name="T9">15</text:span></text:p>
            <text:p><text:span text:style-name="T11">print</text:span><text:span text:style-name="T10">(</text:span><text:span text:style-name="T9">"modif:"</text:span><text:span text:style-name="T10">,</text:span><text:span text:style-name="T8">lst</text:span><text:span text:style-name="T10">,</text:span><text:span text:style-name="T9">"-perd:"</text:span><text:span text:style-name="T10">,</text:span><text:span text:style-name="T8">perdidos</text:span><text:span text:style-name="T10">)</text:span></text:p>
          </draw:text-box>
        </draw:frame>
        <draw:frame draw:style-name="gr50" draw:text-style-name="P2" draw:layer="layout" svg:width="2.474cm" svg:height="0.928cm" svg:x="17.2cm" svg:y="8.882cm">
          <draw:text-box>
            <text:p><text:span text:style-name="T7">Limita los valores</text:span></text:p>
            <text:p><text:span text:style-name="T7">mayores a 15, guarda </text:span></text:p>
            <text:p><text:span text:style-name="T7">los valores perdidos.</text:span></text:p>
          </draw:text-box>
        </draw:frame>
        <draw:frame draw:style-name="gr51" draw:layer="layout" svg:width="4.706cm" svg:height="0.386cm" svg:x="3.787cm" svg:y="6.214cm">
          <draw:text-box>
            <text:p><text:span text:style-name="T46">☝ </text:span><text:span text:style-name="T23">¡ cuidado con hacer bucles infinitos </text:span><text:span text:style-name="T7">!</text:span></text:p>
          </draw:text-box>
        </draw:frame>
        <draw:line draw:style-name="gr52" draw:text-style-name="P1" draw:layer="layout" svg:x1="11cm" svg:y1="6.7cm" svg:x2="19.6cm" svg:y2="6.7cm">
          <text:p/>
        </draw:line>
        <draw:line draw:style-name="gr52" draw:text-style-name="P1" draw:layer="layout" svg:x1="12.4cm" svg:y1="3cm" svg:x2="19.6cm" svg:y2="3cm">
          <text:p/>
        </draw:line>
        <draw:custom-shape draw:style-name="gr12" draw:text-style-name="P1" draw:layer="layout" svg:width="0.2cm" svg:height="0.7cm" draw:transform="rotate (-3.14159265358979) translate (15.8cm 4.1cm)">
          <text:p/>
          <draw:enhanced-geometry svg:viewBox="0 0 21600 21600" draw:mirror-horizontal="true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2" draw:layer="layout" svg:width="3.485cm" svg:height="0.353cm" svg:x="15.873cm" svg:y="3.514cm">
          <draw:text-box>
            <text:p><text:span text:style-name="T7">inicializamos </text:span><text:span text:style-name="T62">antes</text:span><text:span text:style-name="T7"> del bucle</text:span></text:p>
          </draw:text-box>
        </draw:frame>
        <draw:custom-shape draw:style-name="gr12" draw:text-style-name="P1" draw:layer="layout" svg:width="0.2cm" svg:height="0.5cm" draw:transform="rotate (-1.5707963267949) translate (13.6cm 4.4cm)">
          <text:p/>
          <draw:enhanced-geometry svg:viewBox="0 0 21600 21600" draw:mirror-horizontal="false" draw:mirror-vertical="true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2" draw:layer="layout" svg:width="6.822cm" svg:height="0.353cm" svg:x="12.7cm" svg:y="4.1cm">
          <draw:text-box>
            <text:p><text:span text:style-name="T7">variable de bucle, valor manejado por la sentencia </text:span><text:span text:style-name="T66">for</text:span></text:p>
          </draw:text-box>
        </draw:frame>
        <draw:frame draw:style-name="gr15" draw:layer="layout" svg:width="4.612cm" svg:height="0.31cm" svg:x="10.964cm" svg:y="6.36cm">
          <draw:text-box>
            <text:p>use cortes para recorrer una subsecuencia</text:p>
          </draw:text-box>
        </draw:frame>
        <draw:custom-shape draw:style-name="gr12" draw:text-style-name="P1" draw:layer="layout" svg:width="0.2cm" svg:height="0.4cm" draw:transform="rotate (-3.14159265358979) translate (4.687cm 6.2cm)">
          <text:p/>
          <draw:enhanced-geometry svg:viewBox="0 0 21600 21600" draw:mirror-horizontal="true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2" draw:layer="layout" svg:width="4.417cm" svg:height="0.353cm" svg:x="4.787cm" svg:y="5.8cm">
          <draw:text-box>
            <text:p><text:span text:style-name="T7">resultado computado luego del bucle</text:span></text:p>
          </draw:text-box>
        </draw:frame>
        <draw:frame draw:style-name="gr3" draw:layer="layout" svg:width="6.327cm" svg:height="0.391cm" svg:x="13.53cm" svg:y="11.742cm">
          <draw:text-box>
            <text:p>Generador de Secuencias de Enteros</text:p>
          </draw:text-box>
        </draw:frame>
        <draw:frame draw:style-name="gr53" draw:layer="layout" svg:width="1.492cm" svg:height="0.431cm" svg:x="9.446cm" svg:y="21.642cm">
          <draw:text-box>
            <text:p>Archivos</text:p>
          </draw:text-box>
        </draw:frame>
        <draw:frame draw:style-name="gr43" draw:layer="layout" svg:width="6.86cm" svg:height="0.425cm" svg:x="1.258cm" svg:y="10.2cm">
          <draw:text-box>
            <text:p><text:span text:style-name="T8">s</text:span><text:span text:style-name="T10"> = </text:span><text:span text:style-name="T11">input</text:span>(<text:span text:style-name="T9">"Instrucciones:"</text:span>)</text:p>
          </draw:text-box>
        </draw:frame>
        <draw:frame draw:style-name="gr14" draw:layer="layout" svg:width="7.724cm" svg:height="0.705cm" svg:x="1.6cm" svg:y="10.7cm">
          <draw:text-box>
            <text:p><text:span text:style-name="T67">☝ </text:span><text:span text:style-name="T26">input</text:span> siempre retorna un <text:span text:style-name="T64">texto</text:span>, convertir a tipo requerido </text:p>
            <text:p><text:tab/>(revisar <text:span text:style-name="T7">Conversiones</text:span> al reverso).</text:p>
          </draw:text-box>
        </draw:frame>
        <draw:frame draw:style-name="gr15" draw:text-style-name="P2" draw:layer="layout" svg:width="2.373cm" svg:height="0.619cm" svg:x="11.5cm" svg:y="11.921cm">
          <draw:text-box>
            <text:p><text:span text:style-name="T7">uso frecuente en</text:span></text:p>
            <text:p><text:span text:style-name="T7">bucles iterativos </text:span><text:span text:style-name="T68">for</text:span><text:span text:style-name="T7"> </text:span></text:p>
          </draw:text-box>
        </draw:frame>
        <draw:frame draw:style-name="gr14" draw:layer="layout" svg:width="7.275cm" svg:height="1.023cm" svg:x="12.1cm" svg:y="14.5cm">
          <draw:text-box>
            <text:p><text:span text:style-name="T26">range</text:span> retorna un « generador », convertir a lista para ver</text:p>
            <text:p>los valores, por ejemplo: </text:p>
            <text:p><text:span text:style-name="T26">print(list(range(4)))</text:span></text:p>
          </draw:text-box>
        </draw:frame>
        <draw:frame draw:style-name="gr54" draw:layer="layout" svg:width="2.034cm" svg:height="0.5cm" svg:x="11.47cm" svg:y="13cm">
          <draw:text-box>
            <text:p><text:span text:style-name="T11">range</text:span>(<text:span text:style-name="T9">5</text:span>)</text:p>
          </draw:text-box>
        </draw:frame>
        <draw:frame draw:style-name="gr26" draw:layer="layout" svg:width="2.288cm" svg:height="0.425cm" svg:x="17.512cm" svg:y="13cm">
          <draw:text-box>
            <text:p>0 1 2 3 4</text:p>
          </draw:text-box>
        </draw:frame>
        <draw:frame draw:style-name="gr54" draw:layer="layout" svg:width="2.542cm" svg:height="0.5cm" svg:x="11.47cm" svg:y="13.5cm">
          <draw:text-box>
            <text:p><text:span text:style-name="T11">range</text:span>(<text:span text:style-name="T9">3</text:span>,<text:span text:style-name="T9">8</text:span>)</text:p>
          </draw:text-box>
        </draw:frame>
        <draw:frame draw:style-name="gr26" draw:layer="layout" svg:width="2.288cm" svg:height="0.425cm" svg:x="17.512cm" svg:y="13.5cm">
          <draw:text-box>
            <text:p>3 4 5 6 7</text:p>
          </draw:text-box>
        </draw:frame>
        <draw:frame draw:style-name="gr54" draw:layer="layout" svg:width="3.304cm" svg:height="0.5cm" svg:x="11.47cm" svg:y="14cm">
          <draw:text-box>
            <text:p><text:span text:style-name="T11">range</text:span>(<text:span text:style-name="T9">2</text:span>,<text:span text:style-name="T9">12</text:span>,<text:span text:style-name="T9">3</text:span>)</text:p>
          </draw:text-box>
        </draw:frame>
        <draw:frame draw:style-name="gr26" draw:layer="layout" svg:width="2.034cm" svg:height="0.425cm" svg:x="17.766cm" svg:y="14cm">
          <draw:text-box>
            <text:p>2 5 8 11</text:p>
          </draw:text-box>
        </draw:frame>
        <draw:line draw:style-name="gr16" draw:text-style-name="P1" draw:layer="layout" svg:x1="13.5cm" svg:y1="13.2cm" svg:x2="17.4cm" svg:y2="13.2cm">
          <text:p/>
        </draw:line>
        <draw:line draw:style-name="gr16" draw:text-style-name="P1" draw:layer="layout" svg:x1="14cm" svg:y1="13.7cm" svg:x2="17.4cm" svg:y2="13.7cm">
          <text:p/>
        </draw:line>
        <draw:line draw:style-name="gr16" draw:text-style-name="P1" draw:layer="layout" svg:x1="14.7cm" svg:y1="14.2cm" svg:x2="17.4cm" svg:y2="14.2cm">
          <text:p/>
        </draw:line>
        <draw:frame draw:style-name="gr26" draw:layer="layout" svg:width="4.858cm" svg:height="0.467cm" svg:x="14.138cm" svg:y="12.523cm">
          <draw:text-box>
            <text:p><text:span text:style-name="T11">range</text:span>(<text:span text:style-name="T33">[inicio,]fin [,paso]</text:span>)</text:p>
          </draw:text-box>
        </draw:frame>
        <draw:custom-shape draw:style-name="gr55" draw:text-style-name="P1" draw:layer="layout" svg:width="10.1cm" svg:height="7.1cm" svg:x="1cm" svg:y="21.6cm">
          <text:p/>
          <draw:enhanced-geometry svg:viewBox="0 0 21600 21600" draw:path-stretchpoint-x="10800" draw:path-stretchpoint-y="10800" draw:text-areas="?f3 ?f4 ?f5 ?f6" draw:type="round-rectangle" draw:modifiers="710.9012637133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layer="layout" svg:width="9.908cm" svg:height="0.425cm" svg:x="1.1cm" svg:y="22.1cm">
          <draw:text-box>
            <text:p><text:span text:style-name="T8">f</text:span> = <text:span text:style-name="T11">open</text:span>(<text:span text:style-name="T9">"doc.txt"</text:span>,<text:span text:style-name="T9">"w"</text:span>,<text:span text:style-name="T69">encoding</text:span>=<text:span text:style-name="T9">"utf8"</text:span>)</text:p>
          </draw:text-box>
        </draw:frame>
        <draw:frame draw:style-name="gr15" draw:text-style-name="P2" draw:layer="layout" svg:width="4.197cm" svg:height="0.31cm" svg:x="1.2cm" svg:y="21.7cm">
          <draw:text-box>
            <text:p><text:span text:style-name="T7">guardar datos a disco, volver a leerlos</text:span></text:p>
          </draw:text-box>
        </draw:frame>
        <draw:frame draw:style-name="gr14" draw:layer="layout" svg:width="2.242cm" svg:height="1.409cm" svg:x="5.404cm" svg:y="22.976cm">
          <draw:text-box>
            <text:p><text:span text:style-name="T64">modo </text:span><text:span text:style-name="T65">de apertura</text:span></text:p>
            <text:p><text:span text:style-name="T15">◽</text:span><text:span text:style-name="T16"> </text:span><text:span text:style-name="T70">'r'</text:span><text:span text:style-name="T16"> lectura</text:span></text:p>
            <text:p><text:span text:style-name="T15">◽</text:span><text:span text:style-name="T16"> </text:span><text:span text:style-name="T70">'w'</text:span><text:span text:style-name="T16"> escritura</text:span></text:p>
            <text:p><text:span text:style-name="T15">◽</text:span><text:span text:style-name="T16"> </text:span><text:span text:style-name="T70">'a'</text:span><text:span text:style-name="T16"> añadir</text:span><text:span text:style-name="T15">…</text:span></text:p>
          </draw:text-box>
        </draw:frame>
        <draw:frame draw:style-name="gr14" draw:layer="layout" svg:width="2.288cm" svg:height="2.045cm" svg:x="8.6cm" svg:y="22.976cm">
          <draw:text-box>
            <text:p><text:span text:style-name="T64">codificación</text:span> de</text:p>
            <text:p>caracteres en</text:p>
            <text:p>archivo:</text:p>
            <text:p><text:span text:style-name="T71">utf8 <text:s/>ascii </text:span></text:p>
            <text:p><text:span text:style-name="T71">latin1 <text:s/></text:span><text:span text:style-name="T72">…</text:span></text:p>
            <text:p><text:span text:style-name="T15"/></text:p>
          </draw:text-box>
        </draw:frame>
        <draw:frame draw:style-name="gr14" draw:layer="layout" svg:width="1.399cm" svg:height="1.057cm" svg:x="3.083cm" svg:y="22.976cm">
          <draw:text-box>
            <text:p><text:span text:style-name="T64">nombre</text:span> de</text:p>
            <text:p><text:span text:style-name="T15">archivo</text:span></text:p>
            <text:p><text:span text:style-name="T15">(+ruta…)</text:span></text:p>
          </draw:text-box>
        </draw:frame>
        <draw:line draw:style-name="gr16" draw:text-style-name="P1" draw:layer="layout" svg:x1="3.9cm" svg:y1="23cm" svg:x2="3.9cm" svg:y2="22.6cm">
          <text:p/>
        </draw:line>
        <draw:line draw:style-name="gr16" draw:text-style-name="P1" draw:layer="layout" svg:x1="6.3cm" svg:y1="23cm" svg:x2="6.3cm" svg:y2="22.6cm">
          <text:p/>
        </draw:line>
        <draw:line draw:style-name="gr16" draw:text-style-name="P1" draw:layer="layout" svg:x1="9.1cm" svg:y1="23cm" svg:x2="9.1cm" svg:y2="22.6cm">
          <text:p/>
        </draw:line>
        <draw:frame draw:style-name="gr14" draw:layer="layout" svg:width="1.7cm" svg:height="0.705cm" svg:x="1.1cm" svg:y="22.976cm">
          <draw:text-box>
            <text:p><text:span text:style-name="T64">variable</text:span> para</text:p>
            <text:p><text:span text:style-name="T15">operaciones</text:span></text:p>
          </draw:text-box>
        </draw:frame>
        <draw:line draw:style-name="gr16" draw:text-style-name="P1" draw:layer="layout" svg:x1="1.2cm" svg:y1="23cm" svg:x2="1.2cm" svg:y2="22.6cm">
          <text:p/>
        </draw:line>
        <draw:frame draw:style-name="gr26" draw:layer="layout" svg:width="3.812cm" svg:height="0.425cm" svg:x="1.1cm" svg:y="25.3cm">
          <draw:text-box>
            <text:p><text:span text:style-name="T8">f</text:span>.<text:span text:style-name="T11">write</text:span>(<text:span text:style-name="T9">"hola"</text:span>)</text:p>
          </draw:text-box>
        </draw:frame>
        <draw:frame draw:style-name="gr14" draw:layer="layout" svg:width="1.196cm" svg:height="0.353cm" svg:x="1.682cm" svg:y="24.9cm">
          <draw:text-box>
            <text:p><text:span text:style-name="T64">escritura</text:span></text:p>
          </draw:text-box>
        </draw:frame>
        <draw:frame draw:style-name="gr15" draw:text-style-name="P9" draw:layer="layout" svg:width="3.575cm" svg:height="0.928cm" svg:x="1.2cm" svg:y="25.86cm">
          <draw:text-box>
            <text:p text:style-name="P8"><text:span text:style-name="T67">☝ </text:span><text:span text:style-name="T7">text file </text:span><text:span text:style-name="T35">→ lee / escribe solo</text:span></text:p>
            <text:p text:style-name="P8"><text:span text:style-name="T62">textos</text:span><text:span text:style-name="T7">, convierte convertir al tipo</text:span></text:p>
            <text:p text:style-name="P8"><text:span text:style-name="T7">requerido.</text:span></text:p>
          </draw:text-box>
        </draw:frame>
        <draw:frame draw:style-name="gr56" draw:layer="layout" svg:width="1.306cm" svg:height="0.761cm" svg:x="9.4cm" svg:y="24.9cm">
          <draw:text-box>
            <text:p><text:span text:style-name="T64">lectura</text:span></text:p>
          </draw:text-box>
        </draw:frame>
        <draw:frame draw:style-name="gr26" draw:layer="layout" svg:width="3.304cm" svg:height="0.425cm" svg:x="5.628cm" svg:y="25.301cm">
          <draw:text-box>
            <text:p><text:span text:style-name="T8">s</text:span><text:span text:style-name="T10"> = </text:span><text:span text:style-name="T8">f</text:span>.<text:span text:style-name="T11">read</text:span>(4)</text:p>
          </draw:text-box>
        </draw:frame>
        <draw:line draw:style-name="gr57" draw:text-style-name="P1" draw:layer="layout" svg:x1="5.5cm" svg:y1="24.9cm" svg:x2="5.5cm" svg:y2="26.1cm">
          <text:p/>
        </draw:line>
        <draw:frame draw:style-name="gr22" draw:layer="layout" svg:width="5.226cm" svg:height="0.742cm" svg:x="1.158cm" svg:y="27.924cm">
          <draw:text-box>
            <text:p><text:span text:style-name="T28">for</text:span> <text:span text:style-name="T8">linea</text:span> <text:span text:style-name="T28">in</text:span> <text:span text:style-name="T8">f</text:span> :</text:p>
            <text:p><text:s text:c="4"/><text:span text:style-name="T33"># bloque que procesa cada línea</text:span></text:p>
          </draw:text-box>
        </draw:frame>
        <draw:frame draw:style-name="gr15" draw:layer="layout" svg:width="5.64cm" svg:height="0.31cm" svg:x="1.104cm" svg:y="24.46cm">
          <draw:text-box>
            <text:p>consulte funciones en los módulos <text:span text:style-name="T73">os</text:span> y <text:span text:style-name="T73">os</text:span><text:span text:style-name="T26">.</text:span><text:span text:style-name="T73">path</text:span></text:p>
          </draw:text-box>
        </draw:frame>
        <draw:line draw:style-name="gr16" draw:text-style-name="P1" draw:layer="layout" svg:x1="4cm" svg:y1="24.1cm" svg:x2="4cm" svg:y2="24.5cm">
          <text:p/>
        </draw:line>
        <draw:frame draw:style-name="gr15" draw:layer="layout" svg:width="2.11cm" svg:height="0.928cm" svg:x="8.891cm" svg:y="25.482cm">
          <draw:text-box>
            <text:p>si se omite cuantos</text:p>
            <text:p>caracteres, se lee</text:p>
            <text:p>todo el archivo</text:p>
          </draw:text-box>
        </draw:frame>
        <draw:line draw:style-name="gr16" draw:text-style-name="P1" draw:layer="layout" svg:x1="5.9cm" svg:y1="25.2cm" svg:x2="5.8cm" svg:y2="25.4cm">
          <text:p/>
        </draw:line>
        <draw:frame draw:style-name="gr54" draw:layer="layout" svg:width="4.066cm" svg:height="0.5cm" svg:x="5.628cm" svg:y="26.475cm">
          <draw:text-box>
            <text:p><text:span text:style-name="T8">s</text:span><text:span text:style-name="T10"> = </text:span><text:span text:style-name="T8">f</text:span>.<text:span text:style-name="T11">readline</text:span>()</text:p>
          </draw:text-box>
        </draw:frame>
        <draw:frame draw:style-name="gr15" draw:layer="layout" svg:width="1.733cm" svg:height="0.619cm" svg:x="6.406cm" svg:y="25.821cm">
          <draw:text-box>
            <text:p>leer la siguiente</text:p>
            <text:p>línea</text:p>
          </draw:text-box>
        </draw:frame>
        <draw:line draw:style-name="gr16" draw:text-style-name="P1" draw:layer="layout" svg:x1="7.5cm" svg:y1="26.2cm" svg:x2="7.8cm" svg:y2="26.5cm">
          <text:p/>
        </draw:line>
        <draw:frame draw:style-name="gr26" draw:layer="layout" svg:width="2.288cm" svg:height="0.425cm" svg:x="1.158cm" svg:y="26.8cm">
          <draw:text-box>
            <text:p><text:span text:style-name="T8">f</text:span>.<text:span text:style-name="T11">close</text:span>()</text:p>
          </draw:text-box>
        </draw:frame>
        <draw:frame draw:style-name="gr15" draw:layer="layout" svg:width="6.443cm" svg:height="0.619cm" svg:x="3.5cm" svg:y="26.885cm">
          <draw:text-box>
            <text:p><text:span text:style-name="T67">☝ </text:span><text:span text:style-name="T67">no olvider cerrar el archivo al final</text:span></text:p>
            <text:p>Cerrado automático <text:span text:style-name="T7">pytónico</text:span> : <text:span text:style-name="T74">with</text:span><text:span text:style-name="T26"> </text:span><text:span text:style-name="T25">open</text:span><text:span text:style-name="T26">(</text:span><text:span text:style-name="T70">…) </text:span><text:span text:style-name="T75">as </text:span><text:span text:style-name="T76">f</text:span><text:span text:style-name="T70">:</text:span></text:p>
          </draw:text-box>
        </draw:frame>
        <draw:line draw:style-name="gr57" draw:text-style-name="P1" draw:layer="layout" svg:x1="10.9cm" svg:y1="24.9cm" svg:x2="1.2cm" svg:y2="24.9cm">
          <text:p/>
        </draw:line>
        <draw:frame draw:style-name="gr15" draw:layer="layout" svg:width="7.77cm" svg:height="0.31cm" svg:x="1.158cm" svg:y="27.6cm">
          <draw:text-box>
            <text:p>muy común: bucle iterativo para leer las líneas de un archivo de textos</text:p>
          </draw:text-box>
        </draw:frame>
        <draw:frame draw:style-name="gr3" draw:layer="layout" svg:width="2.987cm" svg:height="0.391cm" svg:x="16.81cm" svg:y="16.142cm">
          <draw:text-box>
            <text:p>Definir Funciones</text:p>
          </draw:text-box>
        </draw:frame>
        <draw:custom-shape draw:style-name="gr31" draw:text-style-name="P1" draw:layer="layout" svg:width="8.7cm" svg:height="5.8cm" svg:x="11.3cm" svg:y="16cm">
          <text:p/>
          <draw:enhanced-geometry svg:viewBox="0 0 21600 21600" draw:path-stretchpoint-x="10800" draw:path-stretchpoint-y="10800" draw:text-areas="?f3 ?f4 ?f5 ?f6" draw:type="round-rectangle" draw:modifiers="688.8467505602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layer="layout" svg:width="7.91cm" svg:height="1.739cm" svg:x="11.494cm" svg:y="17.119cm">
          <draw:text-box>
            <text:p><text:span text:style-name="T28">def</text:span> <text:span text:style-name="T11">nombfunc</text:span>(<text:span text:style-name="T8">p_x</text:span>,<text:span text:style-name="T8">p_y</text:span>,<text:span text:style-name="T8">p_z</text:span>):</text:p>
            <text:p><text:s text:c="4"/><text:span text:style-name="T9">"""documentación"""</text:span></text:p>
            <text:p><text:s text:c="4"/><text:span text:style-name="T33"># bloque de sentencias, calcula result., etc.</text:span></text:p>
            <text:p><text:s text:c="4"/><text:span text:style-name="T28">return</text:span> <text:span text:style-name="T8">res</text:span></text:p>
          </draw:text-box>
        </draw:frame>
        <draw:frame draw:style-name="gr14" draw:layer="layout" svg:width="4.163cm" svg:height="0.353cm" svg:x="11.416cm" svg:y="16.2cm">
          <draw:text-box>
            <text:p>nombre de función (identificador)</text:p>
          </draw:text-box>
        </draw:frame>
        <draw:line draw:style-name="gr16" draw:text-style-name="P1" draw:layer="layout" svg:x1="12.8cm" svg:y1="16.6cm" svg:x2="12.8cm" svg:y2="17.2cm">
          <text:p/>
        </draw:line>
        <draw:frame draw:style-name="gr14" draw:layer="layout" svg:width="3.144cm" svg:height="1.057cm" svg:x="15.9cm" svg:y="18.5cm">
          <draw:text-box>
            <text:p>valor resultado.</text:p>
            <text:p>si no hay resultado, se</text:p>
            <text:p>retorna: <text:span text:style-name="T74">return</text:span><text:span text:style-name="T26"> </text:span><text:span text:style-name="T77">None</text:span></text:p>
          </draw:text-box>
        </draw:frame>
        <draw:frame draw:style-name="gr15" draw:layer="layout" svg:width="4.079cm" svg:height="0.928cm" svg:x="11.5cm" svg:y="19.06cm">
          <draw:text-box>
            <text:p><text:span text:style-name="T67">☝ </text:span><text:span text:style-name="T67">parámetros y variables sólo</text:span></text:p>
            <text:p><text:span text:style-name="T67">existen </text:span><text:span text:style-name="T36">dentro</text:span><text:span text:style-name="T67"> del bloque y </text:span><text:span text:style-name="T36">durante</text:span> </text:p>
            <text:p>la llamada a la función (<text:span text:style-name="T7">"caja negra"</text:span>)</text:p>
          </draw:text-box>
        </draw:frame>
        <draw:frame draw:style-name="gr14" draw:layer="layout" svg:width="2.851cm" svg:height="0.353cm" svg:x="14.7cm" svg:y="16.6cm">
          <draw:text-box>
            <text:p>parámetros nombrados</text:p>
          </draw:text-box>
        </draw:frame>
        <draw:custom-shape draw:style-name="gr12" draw:text-style-name="P1" draw:layer="layout" svg:width="0.2cm" svg:height="2.8cm" draw:transform="rotate (-1.5707963267949) translate (17.3cm 17cm)">
          <text:p/>
          <draw:enhanced-geometry svg:viewBox="0 0 21600 21600" draw:mirror-horizontal="false" draw:mirror-vertical="true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6" draw:text-style-name="P1" draw:layer="layout" svg:x1="15.8cm" svg:y1="18.7cm" svg:x2="15.1cm" svg:y2="18.7cm">
          <text:p/>
        </draw:line>
        <draw:line draw:style-name="gr16" draw:text-style-name="P1" draw:layer="layout" svg:x1="11.6cm" svg:y1="21.3cm" svg:x2="11.6cm" svg:y2="20.8cm">
          <text:p/>
        </draw:line>
        <draw:frame draw:style-name="gr3" draw:layer="layout" svg:width="3.139cm" svg:height="0.391cm" svg:x="16.713cm" svg:y="20.094cm">
          <draw:text-box>
            <text:p>Invocar Funciones</text:p>
          </draw:text-box>
        </draw:frame>
        <draw:line draw:style-name="gr41" draw:text-style-name="P1" draw:layer="layout" svg:x1="19.8cm" svg:y1="20.068cm" svg:x2="11.5cm" svg:y2="20.068cm">
          <text:p/>
        </draw:line>
        <draw:frame draw:style-name="gr26" draw:layer="layout" svg:width="5.844cm" svg:height="0.425cm" svg:x="11.5cm" svg:y="20.5cm">
          <draw:text-box>
            <text:p><text:span text:style-name="T8">r</text:span> = <text:span text:style-name="T11">nombfunc</text:span>(<text:span text:style-name="T9">3</text:span>,<text:span text:style-name="T8">i</text:span>+<text:span text:style-name="T9">2</text:span>,<text:span text:style-name="T9">2</text:span>*<text:span text:style-name="T8">i</text:span>)</text:p>
          </draw:text-box>
        </draw:frame>
        <draw:custom-shape draw:style-name="gr12" draw:text-style-name="P1" draw:layer="layout" svg:width="0.2cm" svg:height="2.3cm" draw:transform="rotate (-1.5707963267949) translate (16.8cm 20.9cm)">
          <text:p/>
          <draw:enhanced-geometry svg:viewBox="0 0 21600 21600" draw:mirror-horizontal="false" draw:mirror-vertical="false" draw:glue-points="0 0 0 21600 21600 10800" draw:text-areas="0 ?f9 7800 ?f10" draw:type="right-brace" draw:modifiers="948.109517601043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layer="layout" svg:width="3.579cm" svg:height="0.353cm" svg:x="14.488cm" svg:y="21.014cm">
          <draw:text-box>
            <text:p>un argumento por parámetro</text:p>
          </draw:text-box>
        </draw:frame>
        <draw:frame draw:style-name="gr14" draw:layer="layout" svg:width="4.621cm" svg:height="0.353cm" svg:x="11.531cm" svg:y="21.368cm">
          <draw:text-box>
            <text:p>obtener el valor de retorno (opcional)</text:p>
          </draw:text-box>
        </draw:frame>
        <draw:frame draw:style-name="gr15" draw:layer="layout" svg:width="2.487cm" svg:height="0.31cm" svg:x="5.945cm" svg:y="24.96cm">
          <draw:text-box>
            <text:p>vacía si llegamos al fin</text:p>
          </draw:text-box>
        </draw:frame>
        <draw:line draw:style-name="gr16" draw:text-style-name="P1" draw:layer="layout" svg:x1="8.827cm" svg:y1="26cm" svg:x2="8.527cm" svg:y2="25.7cm">
          <text:p/>
        </draw:line>
        <draw:line draw:style-name="gr35" draw:text-style-name="P1" draw:layer="layout" svg:x1="11.515cm" svg:y1="18.3cm" svg:x2="12.4cm" svg:y2="18.3cm">
          <text:p/>
        </draw:line>
        <draw:line draw:style-name="gr40" draw:text-style-name="P1" draw:layer="layout" svg:x1="12.4cm" svg:y1="18.9cm" svg:x2="12.4cm" svg:y2="17.6cm">
          <text:p/>
        </draw:line>
        <draw:line draw:style-name="gr16" draw:text-style-name="P1" draw:layer="layout" svg:x1="11.795cm" svg:y1="18.999cm" svg:x2="12.4cm" svg:y2="18.4cm">
          <text:p/>
        </draw:line>
        <draw:frame draw:style-name="gr58" draw:layer="layout" svg:width="1.675cm" svg:height="0.4cm" svg:x="17.625cm" svg:y="12.2cm">
          <draw:text-box>
            <text:p><text:s/>no inclusivo</text:p>
          </draw:text-box>
        </draw:frame>
        <draw:frame draw:style-name="gr15" draw:layer="layout" svg:width="1.547cm" svg:height="0.31cm" svg:x="14.4cm" svg:y="12.2cm">
          <draw:text-box>
            <text:p>por omisión 0</text:p>
          </draw:text-box>
        </draw:frame>
        <draw:line draw:style-name="gr16" draw:text-style-name="P1" draw:layer="layout" svg:x1="15.956cm" svg:y1="12.432cm" svg:x2="16.156cm" svg:y2="12.632cm">
          <text:p/>
        </draw:line>
        <draw:line draw:style-name="gr16" draw:text-style-name="P1" draw:layer="layout" svg:x1="17.6cm" svg:y1="12.4cm" svg:x2="17.4cm" svg:y2="12.6cm">
          <text:p/>
        </draw:line>
        <draw:frame draw:style-name="gr22" draw:layer="layout" svg:width="6.355cm" svg:height="0.352cm" svg:x="11.475cm" svg:y="22.95cm">
          <draw:text-box>
            <text:p><text:span text:style-name="T9">"model {} {} {}"</text:span>.<text:span text:style-name="T11">format</text:span>(<text:span text:style-name="T8">x</text:span><text:span text:style-name="T10">,</text:span><text:span text:style-name="T8">y</text:span><text:span text:style-name="T10">,</text:span><text:span text:style-name="T8">r</text:span>)</text:p>
          </draw:text-box>
        </draw:frame>
        <draw:frame draw:style-name="gr22" draw:text-style-name="P3" draw:layer="layout" svg:width="4.997cm" svg:height="0.391cm" svg:x="11.517cm" svg:y="23.275cm">
          <draw:text-box>
            <text:p><text:span text:style-name="T9">"{</text:span><text:span text:style-name="T78">selección</text:span><text:span text:style-name="T9">:</text:span><text:span text:style-name="T78">formato</text:span><text:span text:style-name="T79">!</text:span><text:span text:style-name="T78">conversión</text:span><text:span text:style-name="T9">}"</text:span></text:p>
          </draw:text-box>
        </draw:frame>
        <draw:frame draw:style-name="gr15" draw:layer="layout" svg:width="1.696cm" svg:height="1.73cm" svg:x="11.456cm" svg:y="23.775cm">
          <draw:text-box>
            <text:p><text:span text:style-name="T80">◽</text:span><text:span text:style-name="T81"> </text:span><text:span text:style-name="T42">Selection</text:span><text:span text:style-name="T56"> :</text:span></text:p>
            <text:p><text:span text:style-name="T26"><text:s text:c="2"/></text:span><text:span text:style-name="T26">2</text:span></text:p>
            <text:p text:style-name="P8"><text:span text:style-name="T14"><text:s text:c="2"/></text:span><text:span text:style-name="T14">x</text:span></text:p>
            <text:p text:style-name="P8"><text:span text:style-name="T14"><text:s text:c="2"/></text:span><text:span text:style-name="T14">0.nombre</text:span></text:p>
            <text:p><text:span text:style-name="T14"><text:s text:c="2"/></text:span><text:span text:style-name="T14">4[llave]</text:span></text:p>
            <text:p><text:span text:style-name="T14"><text:s text:c="2"/></text:span><text:span text:style-name="T14">0[2]</text:span></text:p>
          </draw:text-box>
        </draw:frame>
        <draw:line draw:style-name="gr16" draw:text-style-name="P1" draw:layer="layout" svg:x1="17.852cm" svg:y1="23.174cm" svg:x2="18.652cm" svg:y2="23.174cm">
          <text:p/>
        </draw:line>
        <draw:frame draw:style-name="gr22" draw:text-style-name="P6" draw:layer="layout" svg:width="0.637cm" svg:height="0.352cm" svg:x="18.711cm" svg:y="22.95cm">
          <draw:text-box>
            <text:p><text:span text:style-name="T28">str</text:span></text:p>
          </draw:text-box>
        </draw:frame>
        <draw:custom-shape draw:style-name="gr59" draw:text-style-name="P1" draw:layer="layout" svg:width="8.7cm" svg:height="6.7cm" svg:x="11.275cm" svg:y="21.975cm">
          <text:p/>
          <draw:enhanced-geometry svg:viewBox="0 0 21600 21600" draw:path-stretchpoint-x="10800" draw:path-stretchpoint-y="10800" draw:text-areas="?f3 ?f4 ?f5 ?f6" draw:type="round-rectangle" draw:modifiers="967.019847783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3.194cm" svg:height="0.391cm" svg:x="16.651cm" svg:y="22.001cm">
          <draw:text-box>
            <text:p>Formato de Textos</text:p>
          </draw:text-box>
        </draw:frame>
        <draw:custom-shape draw:style-name="gr12" draw:text-style-name="P1" draw:layer="layout" svg:width="0.2cm" svg:height="1.2cm" draw:transform="rotate (-1.5707963267949) translate (17.675cm 22.775cm)">
          <text:p/>
          <draw:enhanced-geometry svg:viewBox="0 0 21600 21600" draw:mirror-horizontal="false" draw:mirror-vertical="true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layer="layout" svg:width="2.377cm" svg:height="0.353cm" svg:x="16.091cm" svg:y="22.389cm">
          <draw:text-box>
            <text:p>valores a formatear</text:p>
          </draw:text-box>
        </draw:frame>
        <draw:custom-shape draw:style-name="gr12" draw:text-style-name="P1" draw:layer="layout" svg:width="0.2cm" svg:height="3.4cm" draw:transform="rotate (-1.5707963267949) translate (14.875cm 22.775cm)">
          <text:p/>
          <draw:enhanced-geometry svg:viewBox="0 0 21600 21600" draw:mirror-horizontal="false" draw:mirror-vertical="true" draw:glue-points="0 0 0 21600 21600 10800" draw:text-areas="0 ?f9 7800 ?f10" draw:type="right-brace" draw:modifiers="1162.2463981182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layer="layout" svg:width="2.618cm" svg:height="0.353cm" svg:x="11.675cm" svg:y="22.389cm">
          <draw:text-box>
            <text:p>directivas de formato</text:p>
          </draw:text-box>
        </draw:frame>
        <draw:frame draw:style-name="gr22" draw:text-style-name="P10" draw:layer="layout" svg:width="5.148cm" svg:height="2.011cm" svg:x="14.632cm" svg:y="23.775cm">
          <draw:text-box>
            <text:p><text:span text:style-name="T82">"{:+2.3f}"</text:span><text:span text:style-name="T83">.</text:span><text:span text:style-name="T84">format</text:span><text:span text:style-name="T83">(</text:span><text:span text:style-name="T82">45.7273</text:span><text:span text:style-name="T83">)</text:span></text:p>
            <text:p><text:span text:style-name="T85">→</text:span><text:span text:style-name="T82">'+45.727'</text:span></text:p>
            <text:p><text:span text:style-name="T82">"{1:&gt;10s}"</text:span><text:span text:style-name="T83">.</text:span><text:span text:style-name="T84">format</text:span><text:span text:style-name="T83">(</text:span><text:span text:style-name="T82">8</text:span><text:span text:style-name="T83">,</text:span><text:span text:style-name="T82">"toto"</text:span><text:span text:style-name="T83">)</text:span></text:p>
            <text:p><text:span text:style-name="T85">→</text:span><text:span text:style-name="T82">' <text:s text:c="5"/>toto'</text:span></text:p>
            <text:p><text:span text:style-name="T82">"{!r}"</text:span><text:span text:style-name="T83">.</text:span><text:span text:style-name="T84">format</text:span><text:span text:style-name="T83">(</text:span><text:span text:style-name="T82">"I'm"</text:span><text:span text:style-name="T83">)</text:span></text:p>
            <text:p><text:span text:style-name="T85">→</text:span><text:span text:style-name="T82">'"I\'m"'</text:span></text:p>
          </draw:text-box>
        </draw:frame>
        <draw:frame draw:style-name="gr15" draw:layer="layout" svg:width="6.66cm" svg:height="0.31cm" svg:x="11.456cm" svg:y="28.275cm">
          <draw:text-box>
            <text:p><text:span text:style-name="T86">◽</text:span><text:span text:style-name="T87"> </text:span><text:span text:style-name="T88">Conversión </text:span><text:span text:style-name="T89">:</text:span><text:span text:style-name="T88"> </text:span><text:span text:style-name="T27">s</text:span> (texto legible) or <text:span text:style-name="T27">r</text:span><text:span text:style-name="T89"> (representación literal)</text:span></text:p>
          </draw:text-box>
        </draw:frame>
        <draw:frame draw:style-name="gr42" draw:layer="layout" svg:width="0.894cm" svg:height="0.387cm" svg:x="11.456cm" svg:y="26.588cm">
          <draw:text-box>
            <text:p><text:span text:style-name="T27">&lt;</text:span> <text:span text:style-name="T27">&gt;</text:span> <text:span text:style-name="T27">^</text:span> <text:span text:style-name="T27">=</text:span></text:p>
          </draw:text-box>
        </draw:frame>
        <draw:frame draw:style-name="gr42" draw:layer="layout" svg:width="3.274cm" svg:height="0.387cm" svg:x="14.496cm" svg:y="26.588cm">
          <draw:text-box>
            <text:p><text:span text:style-name="T90">0</text:span><text:span text:style-name="T91"> al inicio para rellenar con 0</text:span></text:p>
          </draw:text-box>
        </draw:frame>
        <draw:frame draw:style-name="gr60" draw:layer="layout" svg:width="8.256cm" svg:height="1.237cm" svg:x="11.456cm" svg:y="26.918cm">
          <draw:text-box>
            <text:p><text:span text:style-name="T91">enteros: </text:span><text:span text:style-name="T90">b</text:span><text:span text:style-name="T91"> binario, </text:span><text:span text:style-name="T90">c</text:span><text:span text:style-name="T91"> caracter, </text:span><text:span text:style-name="T90">d</text:span><text:span text:style-name="T91"> decimal (omisión), </text:span><text:span text:style-name="T90">o</text:span><text:span text:style-name="T91"> octal, </text:span><text:span text:style-name="T90">x</text:span><text:span text:style-name="T91"> or </text:span><text:span text:style-name="T90">X</text:span><text:span text:style-name="T91"> hexa</text:span><text:span text:style-name="T46">…</text:span></text:p>
            <text:p><text:span text:style-name="T46">reales: </text:span><text:span text:style-name="T90">e</text:span><text:span text:style-name="T46"> o </text:span><text:span text:style-name="T90">E</text:span><text:span text:style-name="T46"> exponencial, </text:span><text:span text:style-name="T90">f</text:span><text:span text:style-name="T46"> or </text:span><text:span text:style-name="T90">F</text:span><text:span text:style-name="T46"> punto fijo, </text:span><text:span text:style-name="T90">g</text:span><text:span text:style-name="T46"> or </text:span><text:span text:style-name="T90">G</text:span><text:span text:style-name="T46"> general (omisión), </text:span></text:p>
            <text:p><text:span text:style-name="T46"><text:tab/></text:span><text:span text:style-name="T46"><text:tab/></text:span><text:span text:style-name="T90">%</text:span><text:span text:style-name="T46"> porcentaje</text:span></text:p>
            <text:p><text:span text:style-name="T46">cadenas: </text:span><text:span text:style-name="T90">s</text:span><text:span text:style-name="T46"> …</text:span></text:p>
          </draw:text-box>
        </draw:frame>
        <draw:frame draw:style-name="gr61" draw:layer="layout" svg:width="6.927cm" svg:height="0.772cm" svg:x="11.456cm" svg:y="25.575cm">
          <draw:text-box>
            <text:p><text:span text:style-name="T92">◽</text:span><text:span text:style-name="T93"> </text:span><text:span text:style-name="T94">Formating </text:span><text:span text:style-name="T91">:</text:span></text:p>
            <text:p><text:span text:style-name="T95">relleno</text:span><text:span text:style-name="T96"> <text:s/></text:span><text:span text:style-name="T95">alineación</text:span><text:span text:style-name="T96"> <text:s/></text:span><text:span text:style-name="T95">signo</text:span><text:span text:style-name="T96"> <text:s/></text:span><text:span text:style-name="T95">anchomin</text:span><text:span text:style-name="T90">.</text:span><text:span text:style-name="T95">precisión~anchomax</text:span><text:span text:style-name="T96"> <text:s/></text:span><text:span text:style-name="T95">tipo</text:span></text:p>
          </draw:text-box>
        </draw:frame>
        <draw:line draw:style-name="gr16" draw:text-style-name="P1" draw:layer="layout" svg:x1="15.775cm" svg:y1="26.675cm" svg:x2="15.775cm" svg:y2="26.275cm">
          <text:p/>
        </draw:line>
        <draw:line draw:style-name="gr16" draw:text-style-name="P1" draw:layer="layout" svg:x1="18.3cm" svg:y1="26.9cm" svg:x2="18.3cm" svg:y2="26.3cm">
          <text:p/>
        </draw:line>
        <draw:line draw:style-name="gr16" draw:text-style-name="P1" draw:layer="layout" svg:x1="12.275cm" svg:y1="26.575cm" svg:x2="12.875cm" svg:y2="26.275cm">
          <text:p/>
        </draw:line>
        <draw:frame draw:style-name="gr62" draw:layer="layout" svg:width="1.3cm" svg:height="0.387cm" svg:x="12.775cm" svg:y="26.588cm">
          <draw:text-box>
            <text:p><text:span text:style-name="T27">+</text:span> <text:span text:style-name="T27">-</text:span> <text:span text:style-name="T97">espacio</text:span></text:p>
          </draw:text-box>
        </draw:frame>
        <draw:line draw:style-name="gr16" draw:text-style-name="P1" draw:layer="layout" svg:x1="13.6cm" svg:y1="26.6cm" svg:x2="13.9cm" svg:y2="26.3cm">
          <text:p/>
        </draw:line>
        <draw:frame draw:style-name="gr15" draw:layer="layout" svg:width="1.043cm" svg:height="0.31cm" draw:transform="rotate (1.5707963267949) translate (13.975cm 25.299cm)">
          <draw:text-box>
            <text:p>Ejemplos</text:p>
          </draw:text-box>
        </draw:frame>
        <draw:custom-shape draw:style-name="gr12" draw:text-style-name="P1" draw:layer="layout" svg:width="0.2cm" svg:height="2cm" draw:transform="rotate (-3.14159265358979) translate (14.575cm 25.775cm)">
          <text:p/>
          <draw:enhanced-geometry svg:viewBox="0 0 21600 21600" draw:mirror-horizontal="false" draw:mirror-vertical="false" draw:glue-points="0 0 0 21600 21600 10800" draw:text-areas="0 ?f9 7800 ?f10" draw:type="right-brace" draw:modifiers="948.109517601043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3" draw:text-style-name="P1" draw:layer="layout" svg:width="10.1cm" svg:height="3.3cm" svg:x="1cm" svg:y="11.7cm">
          <text:p/>
          <draw:enhanced-geometry svg:viewBox="0 0 21600 21600" draw:path-stretchpoint-x="10800" draw:path-stretchpoint-y="10800" draw:text-areas="?f3 ?f4 ?f5 ?f6" draw:type="round-rectangle" draw:modifiers="1518.085428657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5.73cm" svg:height="0.391cm" svg:x="5.209cm" svg:y="11.717cm">
          <draw:text-box>
            <text:p>Operaciones sobre Contenedores</text:p>
          </draw:text-box>
        </draw:frame>
        <draw:frame draw:style-name="gr22" draw:layer="layout" svg:width="1.273cm" svg:height="0.352cm" svg:x="1.127cm" svg:y="11.763cm">
          <draw:text-box>
            <text:p><text:span text:style-name="T11">len</text:span>(<text:span text:style-name="T8">c</text:span>)</text:p>
          </draw:text-box>
        </draw:frame>
        <draw:frame draw:style-name="gr22" draw:layer="layout" svg:width="4.661cm" svg:height="0.352cm" svg:x="1.127cm" svg:y="12.213cm">
          <draw:text-box>
            <text:p><text:span text:style-name="T11">min</text:span>(<text:span text:style-name="T8">c</text:span>) <text:s/><text:span text:style-name="T11">max</text:span>(<text:span text:style-name="T8">c</text:span>) <text:s/><text:span text:style-name="T11">sum</text:span>(<text:span text:style-name="T8">c</text:span>)</text:p>
          </draw:text-box>
        </draw:frame>
        <draw:frame draw:style-name="gr22" draw:layer="layout" svg:width="1.908cm" svg:height="0.352cm" svg:x="1.127cm" svg:y="12.623cm">
          <draw:text-box>
            <text:p><text:span text:style-name="T11">sorted</text:span>(<text:span text:style-name="T8">c</text:span>)</text:p>
          </draw:text-box>
        </draw:frame>
        <draw:frame draw:style-name="gr64" draw:layer="layout" svg:width="2.385cm" svg:height="0.352cm" svg:x="1.089cm" svg:y="14.123cm">
          <draw:text-box>
            <text:p><text:span text:style-name="T11">reversed</text:span>(<text:span text:style-name="T8">c</text:span>)</text:p>
          </draw:text-box>
        </draw:frame>
        <draw:frame draw:style-name="gr15" draw:text-style-name="P7" draw:layer="layout" svg:width="2.686cm" svg:height="0.31cm" svg:x="1.111cm" svg:y="15.275cm">
          <draw:text-box>
            <text:p><text:span text:style-name="T67">☝ </text:span><text:span text:style-name="T67">modificar lista original</text:span></text:p>
          </draw:text-box>
        </draw:frame>
        <draw:frame draw:style-name="gr22" draw:layer="layout" svg:width="3.39cm" svg:height="0.352cm" svg:x="1.111cm" svg:y="15.675cm">
          <draw:text-box>
            <text:p><text:span text:style-name="T8">lst</text:span>.<text:span text:style-name="T11">append</text:span>(<text:span text:style-name="T8">item</text:span>)</text:p>
          </draw:text-box>
        </draw:frame>
        <draw:frame draw:style-name="gr65" draw:layer="layout" svg:width="2.543cm" svg:height="0.353cm" svg:x="1.074cm" svg:y="17.072cm">
          <draw:text-box>
            <text:p><text:span text:style-name="T8">lst</text:span>.<text:span text:style-name="T11">pop</text:span>(<text:span text:style-name="T8">idx</text:span>)</text:p>
          </draw:text-box>
        </draw:frame>
        <draw:frame draw:style-name="gr65" draw:layer="layout" svg:width="5.295cm" svg:height="0.353cm" svg:x="1.074cm" svg:y="17.422cm">
          <draw:text-box>
            <text:p><text:span text:style-name="T8">lst</text:span>.<text:span text:style-name="T11">sort</text:span>() <text:s/><text:span text:style-name="T8">lst</text:span>.<text:span text:style-name="T11">reverse</text:span>()</text:p>
          </draw:text-box>
        </draw:frame>
        <draw:frame draw:style-name="gr65" draw:layer="layout" svg:width="2.543cm" svg:height="0.353cm" svg:x="1.108cm" svg:y="14.475cm">
          <draw:text-box>
            <text:p><text:span text:style-name="T8">c</text:span>.<text:span text:style-name="T11">index</text:span>(<text:span text:style-name="T8">val</text:span>)</text:p>
          </draw:text-box>
        </draw:frame>
        <draw:frame draw:style-name="gr65" draw:layer="layout" svg:width="2.543cm" svg:height="0.353cm" svg:x="5.774cm" svg:y="14.475cm">
          <draw:text-box>
            <text:p><text:span text:style-name="T8">c</text:span>.<text:span text:style-name="T11">count</text:span>(<text:span text:style-name="T8">val</text:span>)</text:p>
          </draw:text-box>
        </draw:frame>
        <draw:frame draw:style-name="gr66" draw:layer="layout" svg:width="1.848cm" svg:height="0.31cm" svg:x="2.374cm" svg:y="11.903cm">
          <draw:text-box>
            <text:p><text:span text:style-name="T98">→ </text:span><text:span text:style-name="T98">cuenta ítemes</text:span></text:p>
          </draw:text-box>
        </draw:frame>
        <draw:frame draw:style-name="gr67" draw:layer="layout" svg:width="1.991cm" svg:height="0.44cm" svg:x="3.103cm" svg:y="12.635cm">
          <draw:text-box>
            <text:p><text:span text:style-name="T98">→ </text:span><text:span text:style-name="T99">copia </text:span><text:span text:style-name="T98">ordenada</text:span></text:p>
          </draw:text-box>
        </draw:frame>
        <draw:frame draw:style-name="gr66" draw:layer="layout" svg:width="2.043cm" svg:height="0.31cm" svg:x="3.479cm" svg:y="14.135cm">
          <draw:text-box>
            <text:p><text:span text:style-name="T98">→ </text:span><text:span text:style-name="T99">iterador inverso</text:span></text:p>
          </draw:text-box>
        </draw:frame>
        <draw:frame draw:style-name="gr66" draw:layer="layout" svg:width="1.255cm" svg:height="0.31cm" svg:x="3.674cm" svg:y="14.475cm">
          <draw:text-box>
            <text:p><text:span text:style-name="T98">→ </text:span><text:span text:style-name="T98">posición</text:span></text:p>
          </draw:text-box>
        </draw:frame>
        <draw:frame draw:style-name="gr66" draw:layer="layout" svg:width="2.39cm" svg:height="0.31cm" svg:x="8.274cm" svg:y="14.475cm">
          <draw:text-box>
            <text:p><text:span text:style-name="T98">→ </text:span><text:span text:style-name="T98">cuenta ocurrencias</text:span></text:p>
          </draw:text-box>
        </draw:frame>
        <draw:frame draw:style-name="gr65" draw:layer="layout" svg:width="3.389cm" svg:height="0.353cm" svg:x="1.111cm" svg:y="16.024cm">
          <draw:text-box>
            <text:p><text:span text:style-name="T8">lst</text:span>.<text:span text:style-name="T11">extend</text:span>(<text:span text:style-name="T8">seq</text:span>) </text:p>
          </draw:text-box>
        </draw:frame>
        <draw:frame draw:style-name="gr15" draw:layer="layout" svg:width="2.072cm" svg:height="0.31cm" svg:x="5.679cm" svg:y="15.687cm">
          <draw:text-box>
            <text:p>añadir ítem al final</text:p>
          </draw:text-box>
        </draw:frame>
        <draw:frame draw:style-name="gr15" draw:layer="layout" svg:width="3.77cm" svg:height="0.31cm" svg:x="5.679cm" svg:y="16.037cm">
          <draw:text-box>
            <text:p>añadir secuencia de ítemes al final</text:p>
          </draw:text-box>
        </draw:frame>
        <draw:frame draw:style-name="gr65" draw:layer="layout" svg:width="4.025cm" svg:height="0.353cm" svg:x="1.111cm" svg:y="16.373cm">
          <draw:text-box>
            <text:p><text:span text:style-name="T8">lst</text:span>.<text:span text:style-name="T11">insert</text:span>(<text:span text:style-name="T8">idx</text:span>,<text:span text:style-name="T8">val</text:span>)</text:p>
          </draw:text-box>
        </draw:frame>
        <draw:frame draw:style-name="gr15" draw:layer="layout" svg:width="4.307cm" svg:height="0.31cm" svg:x="5.679cm" svg:y="16.386cm">
          <draw:text-box>
            <text:p>insertar ítem en un determinado índice</text:p>
          </draw:text-box>
        </draw:frame>
        <draw:frame draw:style-name="gr65" draw:layer="layout" svg:width="3.178cm" svg:height="0.353cm" svg:x="1.096cm" svg:y="16.723cm">
          <draw:text-box>
            <text:p><text:span text:style-name="T8">lst</text:span>.<text:span text:style-name="T11">remove</text:span>(<text:span text:style-name="T8">val</text:span>)</text:p>
          </draw:text-box>
        </draw:frame>
        <draw:frame draw:style-name="gr15" draw:layer="layout" svg:width="5.023cm" svg:height="0.31cm" svg:x="5.68cm" svg:y="16.736cm">
          <draw:text-box>
            <text:p>elimina el primer ítem con determinado valor</text:p>
          </draw:text-box>
        </draw:frame>
        <draw:frame draw:style-name="gr15" draw:layer="layout" svg:width="4.845cm" svg:height="0.31cm" svg:x="5.68cm" svg:y="17.085cm">
          <draw:text-box>
            <text:p>elimina determinado ítem y retorna su valor</text:p>
          </draw:text-box>
        </draw:frame>
        <draw:frame draw:style-name="gr15" draw:layer="layout" svg:width="3.516cm" svg:height="0.31cm" svg:x="7.233cm" svg:y="17.435cm">
          <draw:text-box>
            <text:p>ordena / invierte la lista original</text:p>
          </draw:text-box>
        </draw:frame>
        <draw:custom-shape draw:style-name="gr68" draw:text-style-name="P1" draw:layer="layout" svg:width="5cm" svg:height="3.3cm" svg:x="1cm" svg:y="18.1cm">
          <text:p/>
          <draw:enhanced-geometry svg:viewBox="0 0 21600 21600" draw:path-stretchpoint-x="10800" draw:path-stretchpoint-y="10800" draw:text-areas="?f3 ?f4 ?f5 ?f6" draw:type="round-rectangle" draw:modifiers="1362.112278902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4.892cm" svg:height="0.391cm" svg:x="1.048cm" svg:y="18.175cm">
          <draw:text-box>
            <text:p>Operaciones en Diccionarios</text:p>
          </draw:text-box>
        </draw:frame>
        <draw:frame draw:style-name="gr69" draw:text-style-name="P8" draw:layer="layout" svg:width="4.519cm" svg:height="0.4cm" svg:x="6.458cm" svg:y="18.175cm">
          <draw:text-box>
            <text:p text:style-name="P8">Operaciones en Conjuntos</text:p>
          </draw:text-box>
        </draw:frame>
        <draw:custom-shape draw:style-name="gr70" draw:text-style-name="P1" draw:layer="layout" svg:width="4.9cm" svg:height="3.3cm" svg:x="6.2cm" svg:y="18.1cm">
          <text:p/>
          <draw:enhanced-geometry svg:viewBox="0 0 21600 21600" draw:path-stretchpoint-x="10800" draw:path-stretchpoint-y="10800" draw:text-areas="?f3 ?f4 ?f5 ?f6" draw:type="round-rectangle" draw:modifiers="1362.112278902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1" draw:layer="layout" svg:width="4.51cm" svg:height="1.598cm" svg:x="6.333cm" svg:y="18.534cm">
          <draw:text-box>
            <text:p>Operadores: </text:p>
            <text:p><text:span text:style-name="T26">| </text:span><text:span text:style-name="T98">→ unión</text:span><text:span text:style-name="T100"> (caracter barra vertical)</text:span></text:p>
            <text:p><text:span text:style-name="T26">&amp; </text:span><text:span text:style-name="T98">→ </text:span><text:span text:style-name="T101">intersección</text:span></text:p>
            <text:p><text:span text:style-name="T26">- ^ </text:span><text:span text:style-name="T98">→ </text:span><text:span text:style-name="T100">diferencia/diferencia simétrica</text:span></text:p>
            <text:p><text:span text:style-name="T26">&lt; &lt;= &gt; &gt;= </text:span><text:span text:style-name="T98">→ relaciones de inclusión</text:span></text:p>
          </draw:text-box>
        </draw:frame>
        <draw:frame draw:style-name="gr22" draw:layer="layout" svg:width="2.543cm" svg:height="0.352cm" svg:x="1.1cm" svg:y="19.454cm">
          <draw:text-box>
            <text:p><text:span text:style-name="T8">d</text:span>.<text:span text:style-name="T11">update</text:span>(<text:span text:style-name="T8">d2</text:span>)</text:p>
          </draw:text-box>
        </draw:frame>
        <draw:frame draw:style-name="gr15" draw:text-style-name="P2" draw:layer="layout" svg:width="1.742cm" svg:height="0.619cm" svg:x="3.874cm" svg:y="19.475cm">
          <draw:text-box>
            <text:p><text:span text:style-name="T7">actualiza/añade</text:span></text:p>
            <text:p><text:span text:style-name="T7">asociaciones</text:span></text:p>
          </draw:text-box>
        </draw:frame>
        <draw:frame draw:style-name="gr15" draw:text-style-name="P2" draw:layer="layout" svg:width="4.35cm" svg:height="0.619cm" svg:x="6.606cm" svg:y="12.2cm">
          <draw:text-box>
            <text:p><text:span text:style-name="T7">Nota: Para diccionarios y conjuntos, las</text:span></text:p>
            <text:p><text:span text:style-name="T7">operaciones son sobre las </text:span><text:span text:style-name="T62">llaves</text:span><text:span text:style-name="T7">.</text:span></text:p>
          </draw:text-box>
        </draw:frame>
        <draw:frame draw:style-name="gr15" draw:text-style-name="P2" draw:layer="layout" svg:width="7.114cm" svg:height="0.31cm" svg:x="1.115cm" svg:y="13.735cm">
          <draw:text-box>
            <text:p><text:span text:style-name="T7">Especial para </text:span><text:span text:style-name="T102">contenedores de secuencias</text:span><text:span text:style-name="T7"> (listas, tuplas, textos) :</text:span></text:p>
          </draw:text-box>
        </draw:frame>
        <draw:frame draw:style-name="gr22" draw:layer="layout" svg:width="2.119cm" svg:height="0.352cm" svg:x="1.112cm" svg:y="12.975cm">
          <draw:text-box>
            <text:p><text:span text:style-name="T8">valor</text:span><text:span text:style-name="T10"> </text:span><text:span text:style-name="T28">in</text:span><text:span text:style-name="T10"> </text:span><text:span text:style-name="T8">c</text:span></text:p>
          </draw:text-box>
        </draw:frame>
        <draw:frame draw:style-name="gr72" draw:layer="layout" svg:width="6.839cm" svg:height="0.31cm" svg:x="3.403cm" svg:y="12.987cm">
          <draw:text-box>
            <text:p><text:span text:style-name="T98">→ </text:span><text:span text:style-name="T98">lógico, operador de membresía </text:span><text:span text:style-name="T103">in</text:span><text:span text:style-name="T98"> (de ausencia, </text:span><text:span text:style-name="T103">not in</text:span><text:span text:style-name="T98">)</text:span></text:p>
          </draw:text-box>
        </draw:frame>
        <draw:frame draw:style-name="gr53" draw:layer="layout" svg:width="4.35cm" svg:height="0.431cm" svg:x="6.558cm" svg:y="15.217cm">
          <draw:text-box>
            <text:p>Operaciones sobre Listas</text:p>
          </draw:text-box>
        </draw:frame>
        <draw:custom-shape draw:style-name="gr73" draw:text-style-name="P1" draw:layer="layout" svg:width="10.1cm" svg:height="2.7cm" svg:x="1cm" svg:y="15.2cm">
          <text:p/>
          <draw:enhanced-geometry svg:viewBox="0 0 21600 21600" draw:path-stretchpoint-x="10800" draw:path-stretchpoint-y="10800" draw:text-areas="?f3 ?f4 ?f5 ?f6" draw:type="round-rectangle" draw:modifiers="1743.354313217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layer="layout" svg:width="2.31cm" svg:height="0.391cm" svg:x="1.12cm" svg:y="18.975cm">
          <draw:text-box>
            <text:p><text:span text:style-name="T8">d</text:span>[<text:span text:style-name="T29">llave</text:span>]<text:span text:style-name="T98">→</text:span><text:span text:style-name="T99">valor</text:span></text:p>
          </draw:text-box>
        </draw:frame>
        <draw:frame draw:style-name="gr22" draw:layer="layout" svg:width="2.123cm" svg:height="0.391cm" svg:x="3.679cm" svg:y="18.975cm">
          <draw:text-box>
            <text:p><text:span text:style-name="T28">del</text:span><text:span text:style-name="T8"> d</text:span>[<text:span text:style-name="T29">llave</text:span>]</text:p>
          </draw:text-box>
        </draw:frame>
        <draw:frame draw:style-name="gr22" draw:layer="layout" svg:width="2.203cm" svg:height="0.391cm" svg:x="1.121cm" svg:y="18.575cm">
          <draw:text-box>
            <text:p><text:span text:style-name="T8">d</text:span>[<text:span text:style-name="T29">llave</text:span>]=<text:span text:style-name="T99">valor</text:span></text:p>
          </draw:text-box>
        </draw:frame>
        <draw:frame draw:style-name="gr74" draw:layer="layout" svg:width="4.105cm" svg:height="0.852cm" svg:x="1.088cm" svg:y="19.823cm">
          <draw:text-box>
            <text:p><text:span text:style-name="T8">d</text:span>.<text:span text:style-name="T11">keys</text:span>()</text:p>
          </draw:text-box>
        </draw:frame>
        <draw:frame draw:style-name="gr22" draw:layer="layout" svg:width="1.907cm" svg:height="0.352cm" svg:x="3.679cm" svg:y="18.648cm">
          <draw:text-box>
            <text:p><text:span text:style-name="T8">d</text:span>.<text:span text:style-name="T11">clear</text:span>()</text:p>
          </draw:text-box>
        </draw:frame>
        <draw:frame draw:style-name="gr65" draw:layer="layout" svg:width="1.907cm" svg:height="0.353cm" svg:x="1.074cm" svg:y="20.522cm">
          <draw:text-box>
            <text:p><text:span text:style-name="T8">d</text:span>.<text:span text:style-name="T11">items</text:span>()</text:p>
          </draw:text-box>
        </draw:frame>
        <draw:custom-shape draw:style-name="gr12" draw:text-style-name="P1" draw:layer="layout" svg:width="0.2cm" svg:height="0.5cm" draw:transform="rotate (-3.14159265358979) translate (3.774cm 20.075cm)">
          <text:p/>
          <draw:enhanced-geometry svg:viewBox="0 0 21600 21600" draw:mirror-vertical="false" draw:mirror-horizontal="false" draw:glue-points="0 0 0 21600 21600 10800" draw:text-areas="0 ?f9 7800 ?f10" draw:type="right-brace" draw:modifiers="1806.74157303371 16297.00598802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5" draw:layer="layout" svg:width="2.119cm" svg:height="0.353cm" svg:x="1.088cm" svg:y="20.175cm">
          <draw:text-box>
            <text:p><text:span text:style-name="T8">d</text:span>.<text:span text:style-name="T11">values</text:span>()</text:p>
          </draw:text-box>
        </draw:frame>
        <draw:custom-shape draw:style-name="gr12" draw:text-style-name="P1" draw:layer="layout" svg:width="0.2cm" svg:height="1cm" draw:transform="rotate (-3.14159265358979) translate (3.274cm 20.875cm)">
          <text:p/>
          <draw:enhanced-geometry svg:viewBox="0 0 21600 21600" draw:mirror-vertical="true" draw:mirror-horizontal="true" draw:glue-points="0 0 0 21600 21600 10800" draw:text-areas="0 ?f9 7800 ?f10" draw:type="right-brace" draw:modifiers="1806.74157303371 13098.101898101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text-style-name="P2" draw:layer="layout" svg:width="2.352cm" svg:height="0.619cm" svg:x="3.374cm" svg:y="20.175cm">
          <draw:text-box>
            <text:p><text:span text:style-name="T7">ver las llaves, valores</text:span></text:p>
            <text:p><text:span text:style-name="T7">y asociaciones</text:span></text:p>
          </draw:text-box>
        </draw:frame>
        <draw:frame draw:style-name="gr65" draw:layer="layout" svg:width="2.124cm" svg:height="0.391cm" svg:x="1.062cm" svg:y="20.875cm">
          <draw:text-box>
            <text:p><text:span text:style-name="T8">d</text:span>.<text:span text:style-name="T11">pop</text:span>(<text:span text:style-name="T29">llave</text:span>)</text:p>
          </draw:text-box>
        </draw:frame>
        <draw:frame draw:style-name="gr22" draw:layer="layout" svg:width="2.971cm" svg:height="1.132cm" svg:x="6.298cm" svg:y="20.188cm">
          <draw:text-box>
            <text:p><text:span text:style-name="T8">s.</text:span><text:span text:style-name="T11">update</text:span><text:span text:style-name="T10">(</text:span><text:span text:style-name="T12">s2</text:span><text:span text:style-name="T10">)</text:span></text:p>
            <text:p><text:span text:style-name="T8">s</text:span>.<text:span text:style-name="T11">remove</text:span>(<text:span text:style-name="T104">llave</text:span>)</text:p>
            <text:p><text:span text:style-name="T8">s</text:span>.<text:span text:style-name="T11">discard</text:span>(<text:span text:style-name="T104">llave</text:span>)</text:p>
          </draw:text-box>
        </draw:frame>
        <draw:frame draw:style-name="gr75" draw:layer="layout" svg:width="0.638cm" svg:height="0.352cm" svg:x="5.874cm" svg:y="14.122cm">
          <draw:text-box>
            <text:p><text:span text:style-name="T8">c</text:span><text:span text:style-name="T10">*</text:span><text:span text:style-name="T55">5</text:span></text:p>
          </draw:text-box>
        </draw:frame>
        <draw:frame draw:style-name="gr66" draw:layer="layout" svg:width="1.505cm" svg:height="0.31cm" svg:x="6.586cm" svg:y="14.135cm">
          <draw:text-box>
            <text:p><text:span text:style-name="T98">→ </text:span><text:span text:style-name="T98">duplicados</text:span></text:p>
          </draw:text-box>
        </draw:frame>
        <draw:frame draw:style-name="gr65" draw:layer="layout" svg:width="0.849cm" svg:height="0.353cm" svg:x="8.442cm" svg:y="14.094cm">
          <draw:text-box>
            <text:p><text:span text:style-name="T8">c</text:span><text:span text:style-name="T10">+</text:span><text:span text:style-name="T8">c2</text:span></text:p>
          </draw:text-box>
        </draw:frame>
        <draw:frame draw:style-name="gr66" draw:layer="layout" svg:width="1.577cm" svg:height="0.31cm" svg:x="9.342cm" svg:y="14.135cm">
          <draw:text-box>
            <text:p><text:span text:style-name="T98">→ </text:span><text:span text:style-name="T98">concadenar</text:span></text:p>
          </draw:text-box>
        </draw:frame>
        <draw:line draw:style-name="gr35" draw:text-style-name="P1" draw:layer="layout" svg:x1="1.195cm" svg:y1="28.426cm" svg:x2="1.895cm" svg:y2="28.426cm">
          <text:p/>
        </draw:line>
        <draw:line draw:style-name="gr40" draw:text-style-name="P1" draw:layer="layout" svg:x1="1.88cm" svg:y1="28.585cm" svg:x2="1.88cm" svg:y2="28.285cm">
          <text:p/>
        </draw:line>
        <draw:custom-shape draw:style-name="gr76" draw:text-style-name="P1" draw:layer="layout" svg:width="3.5cm" svg:height="2cm" svg:x="8.675cm" svg:y="2.275cm">
          <text:p/>
          <draw:enhanced-geometry svg:viewBox="0 0 21600 21600" draw:path-stretchpoint-x="10800" draw:path-stretchpoint-y="10800" draw:text-areas="?f3 ?f4 ?f5 ?f6" draw:type="round-rectangle" draw:modifiers="1995.041983206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3.02cm" svg:height="0.391cm" svg:x="9cm" svg:y="2.375cm">
          <draw:text-box>
            <text:p>Control de Bucles</text:p>
          </draw:text-box>
        </draw:frame>
        <draw:frame draw:style-name="gr65" draw:layer="layout" svg:width="1.06cm" svg:height="0.353cm" svg:x="8.775cm" svg:y="2.875cm">
          <draw:text-box>
            <text:p><text:span text:style-name="T28">break</text:span></text:p>
          </draw:text-box>
        </draw:frame>
        <draw:frame draw:style-name="gr65" draw:layer="layout" svg:width="1.695cm" svg:height="0.353cm" svg:x="8.775cm" svg:y="3.575cm">
          <draw:text-box>
            <text:p><text:span text:style-name="T28">continue</text:span></text:p>
          </draw:text-box>
        </draw:frame>
        <draw:frame draw:style-name="gr14" draw:text-style-name="P2" draw:layer="layout" svg:width="2.546cm" svg:height="0.353cm" svg:x="9.496cm" svg:y="3.175cm">
          <draw:text-box>
            <text:p><text:span text:style-name="T7">salir inmediatamente</text:span></text:p>
          </draw:text-box>
        </draw:frame>
        <draw:frame draw:style-name="gr14" draw:text-style-name="P2" draw:layer="layout" svg:width="2.174cm" svg:height="0.353cm" svg:x="9.809cm" svg:y="3.889cm">
          <draw:text-box>
            <text:p><text:span text:style-name="T7">siguiente iteración</text:span></text:p>
          </draw:text-box>
        </draw:frame>
        <draw:line draw:style-name="gr52" draw:text-style-name="P1" draw:layer="layout" svg:x1="10.99cm" svg:y1="10.7cm" svg:x2="19.59cm" svg:y2="10.7cm">
          <text:p/>
        </draw:line>
        <draw:frame draw:style-name="gr14" draw:layer="layout" svg:width="8.189cm" svg:height="0.353cm" svg:x="10.981cm" svg:y="10.734cm">
          <draw:text-box>
            <text:p>Recorrer simultáneamente los <text:span text:style-name="T64">índices</text:span> y <text:span text:style-name="T64">valores</text:span> de una secuencia:</text:p>
          </draw:text-box>
        </draw:frame>
        <draw:frame draw:style-name="gr65" draw:layer="layout" svg:width="6.353cm" svg:height="0.353cm" svg:x="10.98cm" svg:y="11.037cm">
          <draw:text-box>
            <text:p><text:span text:style-name="T28">for</text:span> <text:span text:style-name="T8">idx</text:span><text:span text:style-name="T24">,</text:span><text:span text:style-name="T8">val</text:span> <text:span text:style-name="T28">in</text:span> <text:span text:style-name="T11">enumerate</text:span>(<text:span text:style-name="T8">lst</text:span>):</text:p>
          </draw:text-box>
        </draw:frame>
        <draw:frame draw:style-name="gr64" draw:layer="layout" svg:width="2.684cm" svg:height="0.352cm" svg:x="1.105cm" svg:y="13.348cm">
          <draw:text-box>
            <text:p><text:span text:style-name="T11">enumerate</text:span>(<text:span text:style-name="T8">c</text:span>)</text:p>
          </draw:text-box>
        </draw:frame>
        <draw:frame draw:style-name="gr66" draw:layer="layout" svg:width="3.418cm" svg:height="0.31cm" svg:x="3.62cm" svg:y="13.36cm">
          <draw:text-box>
            <text:p><text:span text:style-name="T98">→ </text:span><text:span text:style-name="T99">iterador </text:span><text:span text:style-name="T98">sobre (índice,valor)</text:span></text:p>
          </draw:text-box>
        </draw:frame>
        <draw:frame draw:style-name="gr77" draw:layer="layout" svg:width="2.2cm" svg:height="0.392cm" svg:x="8.943cm" svg:y="20.127cm">
          <draw:text-box>
            <text:p><text:span text:style-name="T8">s</text:span>.<text:span text:style-name="T11">add</text:span>(<text:span text:style-name="T104">valor</text:span>)</text:p>
          </draw:text-box>
        </draw:frame>
        <draw:frame draw:style-name="gr78" draw:layer="layout" svg:width="5.391cm" svg:height="0.311cm" svg:x="14.674cm" svg:y="28.813cm">
          <draw:text-box>
            <text:p><text:span text:style-name="T1">Traducción al Castellano, 2014 – Sebastian Silv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erif14" svg:font-family="FreeSerif"/>
    <style:font-face style:name="FreeSerif6" svg:font-family="FreeSerif" style:font-adornments="Medium"/>
    <style:font-face style:name="FreeSerif5" svg:font-family="FreeSerif" style:font-adornments="Normal"/>
    <style:font-face style:name="FreeSerif15" svg:font-family="FreeSerif" style:font-family-generic="roman"/>
    <style:font-face style:name="FreeSerif12" svg:font-family="FreeSerif" style:font-adornments="Gras" style:font-family-generic="roman"/>
    <style:font-face style:name="FreeSerif10" svg:font-family="FreeSerif" style:font-adornments="Medium" style:font-family-generic="roman"/>
    <style:font-face style:name="FreeSerif9" svg:font-family="FreeSerif" style:font-adornments="Normal" style:font-family-generic="roman"/>
    <style:font-face style:name="FreeSans7" svg:font-family="FreeSans" style:font-family-generic="swiss"/>
    <style:font-face style:name="FreeSans5" svg:font-family="FreeSans" style:font-adornments="Medium" style:font-family-generic="swiss"/>
    <style:font-face style:name="FreeSans4" svg:font-family="FreeSans" style:font-adornments="Normal" style:font-family-generic="swiss"/>
    <style:font-face style:name="FreeMono8" svg:font-family="FreeMono" style:font-family-generic="modern" style:font-pitch="fixed"/>
    <style:font-face style:name="FreeMono6" svg:font-family="FreeMono" style:font-adornments="Gras" style:font-family-generic="modern" style:font-pitch="fixed"/>
    <style:font-face style:name="FreeMono7" svg:font-family="FreeMono" style:font-adornments="Medium" style:font-family-generic="modern" style:font-pitch="fixed"/>
    <style:font-face style:name="FreeMono3" svg:font-family="FreeMono" style:font-adornments="Normal" style:font-family-generic="modern" style:font-pitch="fixed"/>
    <style:font-face style:name="FreeMono9" svg:font-family="FreeMono" style:font-adornments="Gras" style:font-family-generic="roman" style:font-pitch="fixed"/>
    <style:font-face style:name="FreeSerif11" svg:font-family="FreeSerif" style:font-adornments="Gras" style:font-family-generic="roman" style:font-pitch="fixed"/>
    <style:font-face style:name="FreeSerif13" svg:font-family="FreeSerif" style:font-pitch="variable"/>
    <style:font-face style:name="FreeSerif4" svg:font-family="FreeSerif" style:font-adornments="Normal" style:font-pitch="variable"/>
    <style:font-face style:name="Lohit Hindi2" svg:font-family="'Lohit Hindi'" style:font-pitch="variable"/>
    <style:font-face style:name="WenQuanYi Micro Hei2" svg:font-family="'WenQuanYi Micro Hei'" style:font-pitch="variable"/>
    <style:font-face style:name="DejaVu Sans1" svg:font-family="'DejaVu Sans'" style:font-family-generic="modern" style:font-pitch="variable"/>
    <style:font-face style:name="FreeMono10" svg:font-family="FreeMono" style:font-family-generic="modern" style:font-pitch="variable"/>
    <style:font-face style:name="FreeMono5" svg:font-family="FreeMono" style:font-adornments="Gras" style:font-family-generic="modern" style:font-pitch="variable"/>
    <style:font-face style:name="FreeMono2" svg:font-family="FreeMono" style:font-adornments="Normal" style:font-family-generic="modern" style:font-pitch="variable"/>
    <style:font-face style:name="FreeSerif8" svg:font-family="FreeSerif" style:font-adornments="Normal" style:font-family-generic="modern" style:font-pitch="variable"/>
    <style:font-face style:name="Lohit Hindi4" svg:font-family="'Lohit Hindi'" style:font-family-generic="modern" style:font-pitch="variable"/>
    <style:font-face style:name="WenQuanYi Micro Hei4" svg:font-family="'WenQuanYi Micro Hei'" style:font-family-generic="modern" style:font-pitch="variable"/>
    <style:font-face style:name="FreeMono" svg:font-family="FreeMono" style:font-family-generic="roman" style:font-pitch="variable"/>
    <style:font-face style:name="FreeMono4" svg:font-family="FreeMono" style:font-adornments="Gras" style:font-family-generic="roman" style:font-pitch="variable"/>
    <style:font-face style:name="FreeMono1" svg:font-family="FreeMono" style:font-adornments="Normal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Gras" style:font-family-generic="roman" style:font-pitch="variable"/>
    <style:font-face style:name="FreeSerif" svg:font-family="FreeSerif" style:font-family-generic="roman" style:font-pitch="variable"/>
    <style:font-face style:name="FreeSerif2" svg:font-family="FreeSerif" style:font-adornments="Gras" style:font-family-generic="roman" style:font-pitch="variable"/>
    <style:font-face style:name="FreeSerif1" svg:font-family="FreeSerif" style:font-adornments="Italique" style:font-family-generic="roman" style:font-pitch="variable"/>
    <style:font-face style:name="FreeSerif3" svg:font-family="FreeSerif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3" svg:font-family="'Lohit Hindi'" style:font-family-generic="roman" style:font-pitch="variable"/>
    <style:font-face style:name="WenQuanYi Micro Hei3" svg:font-family="'WenQuanYi Micro Hei'" style:font-family-generic="roman" style:font-pitch="variable"/>
    <style:font-face style:name="FreeSans6" svg:font-family="FreeSans" style:font-family-generic="swiss" style:font-pitch="variable"/>
    <style:font-face style:name="FreeSans2" svg:font-family="FreeSans" style:font-adornments="Gras" style:font-family-generic="swiss" style:font-pitch="variable"/>
    <style:font-face style:name="FreeSans3" svg:font-family="FreeSans" style:font-adornments="Normal" style:font-family-generic="swiss" style:font-pitch="variable"/>
    <style:font-face style:name="FreeSerif7" svg:font-family="FreeSerif" style:font-adornments="Normal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FreeSans8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0" draw:display-name="Gradient 10" draw:style="linear" draw:start-color="#808080" draw:end-color="#ffffff" draw:start-intensity="100%" draw:end-intensity="100%" draw:angle="0" draw:border="0%"/>
    <draw:gradient draw:name="Gradient_20_11" draw:display-name="Gradient 11" draw:style="linear" draw:start-color="#808080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gradient draw:name="Gradient_20_9" draw:display-name="Gradient 9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FreeSans2" fo:font-family="FreeSans" style:font-style-name="Gras" style:font-family-generic="swiss" style:font-pitch="variable" fo:font-size="1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textarea-horizontal-align="left" fo:padding-top="0cm" fo:padding-bottom="0cm" fo:padding-left="0.1cm" fo:padding-right="0.1cm"/>
      <style:paragraph-properties fo:margin-top="0.42cm" fo:margin-bottom="0.21cm"/>
      <style:text-properties fo:color="#000080" fo:font-size="14pt"/>
    </style:style>
    <style:style style:name="headline1" style:family="graphic" style:parent-style-name="standard">
      <style:graphic-properties draw:stroke="none" draw:fill="none" draw:fill-gradient-name="Gradient_20_7" draw:fill-hatch-name="Hatching_20_1" draw:fill-image-name="Bitmape_20_1" draw:textarea-horizontal-align="left" draw:auto-grow-width="true" fo:padding-top="0cm" fo:padding-bottom="0cm" fo:padding-left="0cm" fo:padding-right="0cm"/>
      <style:paragraph-properties fo:margin-top="0cm" fo:margin-bottom="0cm"/>
      <style:text-properties fo:color="#000080" fo:font-size="10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tesLegales" style:family="graphic" style:parent-style-name="standard">
      <style:graphic-properties draw:stroke="none" draw:fill="none" draw:fill-image-width="0cm" draw:fill-image-height="0cm" draw:textarea-horizontal-align="left" draw:auto-grow-width="true" fo:padding-top="0cm" fo:padding-bottom="0cm" fo:padding-left="0cm" fo:padding-right="0cm"/>
      <style:paragraph-properties>
        <style:tab-stops/>
      </style:paragraph-properties>
      <style:text-properties style:font-name="FreeSerif1" fo:font-family="FreeSerif" style:font-style-name="Italique" style:font-family-generic="roman" style:font-pitch="variable" fo:font-size="8pt" fo:font-style="normal" fo:font-weight="normal"/>
    </style:style>
    <style:style style:name="RenvoiDocsLegales" style:family="graphic" style:parent-style-name="standard">
      <style:graphic-properties draw:stroke="none" draw:fill="none" draw:fill-gradient-name="Gradient_20_7" draw:fill-hatch-name="Hatching_20_1" draw:fill-image-name="Bitmape_20_1" draw:fill-image-width="0cm" draw:fill-image-height="0cm" draw:textarea-horizontal-align="left" fo:padding-top="0cm" fo:padding-bottom="0cm" fo:padding-left="0cm" fo:padding-right="0cm"/>
      <style:text-properties style:font-name="FreeSerif2" fo:font-family="FreeSerif" style:font-style-name="Gras" style:font-family-generic="roman" style:font-pitch="variable" fo:font-size="8pt" fo:font-style="italic" fo:font-weight="normal"/>
    </style:style>
    <style:style style:name="CadreSection" style:family="graphic" style:parent-style-name="text">
      <style:graphic-properties draw:stroke="dash" draw:stroke-dash="Fine_20_Dashed" svg:stroke-width="0.05cm" draw:marker-start-width="0.28cm" draw:marker-end-width="0.28cm" draw:fill-gradient-name="Gradient_20_9" draw:fill-hatch-name="Hatching_20_1" draw:fill-image-name="Bitmape_20_1"/>
    </style:style>
    <style:style style:name="Litéral" style:family="graphic">
      <style:graphic-properties draw:stroke="none" draw:fill="none" draw:fill-image-width="0cm" draw:fill-image-height="0cm" draw:textarea-horizontal-align="left" draw:auto-grow-width="true" fo:padding-top="0cm" fo:padding-bottom="0cm" fo:padding-left="0cm" fo:padding-right="0cm"/>
      <style:text-properties fo:color="#008000" style:font-name="FreeMono3" fo:font-family="FreeMono" style:font-style-name="Normal" style:font-family-generic="modern" style:font-pitch="fixed" fo:font-size="12pt" fo:font-weight="bold"/>
    </style:style>
    <style:style style:name="Code" style:family="graphic" style:parent-style-name="text">
      <style:graphic-properties draw:fill-gradient-name="Gradient_20_9" draw:fill-hatch-name="Hatching_20_1" draw:fill-image-name="Bitmape_20_1" draw:textarea-horizontal-align="left" draw:auto-grow-width="true" fo:padding-top="0cm" fo:padding-bottom="0cm" fo:padding-left="0cm" fo:padding-right="0cm"/>
      <style:text-properties style:font-name="FreeMono6" fo:font-family="FreeMono" style:font-style-name="Gras" style:font-family-generic="modern" style:font-pitch="fixed" fo:font-size="12pt"/>
    </style:style>
    <style:style style:name="Type" style:family="graphic">
      <style:graphic-properties draw:stroke="none" draw:fill="none" draw:fill-image-width="0cm" draw:fill-image-height="0cm" draw:textarea-horizontal-align="left" draw:auto-grow-width="true"/>
      <style:paragraph-properties>
        <style:tab-stops/>
      </style:paragraph-properties>
      <style:text-properties fo:color="#0000ff" style:font-name="FreeMono6" fo:font-family="FreeMono" style:font-style-name="Gras" style:font-family-generic="modern" style:font-pitch="fixed" fo:font-size="12pt" fo:font-weight="bold"/>
    </style:style>
    <style:style style:name="Remarque" style:family="graphic" style:parent-style-name="text">
      <style:graphic-properties draw:fill-gradient-name="Gradient_20_9" draw:fill-hatch-name="Hatching_20_1" draw:fill-image-name="Bitmape_20_1" draw:textarea-horizontal-align="left" draw:auto-grow-width="true" fo:padding-top="0cm" fo:padding-bottom="0cm" fo:padding-left="0cm" fo:padding-right="0cm"/>
      <style:paragraph-properties>
        <style:tab-stops>
          <style:tab-stop style:position="0.5cm"/>
          <style:tab-stop style:position="1cm"/>
        </style:tab-stops>
      </style:paragraph-properties>
      <style:text-properties style:font-name="FreeSerif3" fo:font-family="FreeSerif" style:font-style-name="Normal" style:font-family-generic="roman" style:font-pitch="variable" fo:font-size="9pt" fo:font-weight="normal"/>
    </style:style>
    <style:style style:name="RemarqueAccolade" style:family="graphic" style:parent-style-name="objectwithoutfill">
      <style:graphic-properties svg:stroke-width="0.01cm" draw:marker-start-width="0.22cm" draw:marker-end-width="0.22cm" draw:fill-gradient-name="Gradient_20_8" draw:fill-hatch-name="Hatching_20_1" draw:fill-image-name="Bitmape_20_1"/>
    </style:style>
    <style:style style:name="FlèchePetite" style:family="graphic" style:parent-style-name="objectwithoutfill">
      <style:graphic-properties svg:stroke-width="0.01cm" draw:marker-start-width="0.22cm" draw:marker-end="Arrow_20_concave" draw:marker-end-width="0.1cm" draw:fill-gradient-name="Gradient_20_8" draw:fill-hatch-name="Hatching_20_1" draw:fill-image-name="Bitmape_20_1"/>
    </style:style>
    <style:style style:name="expression" style:family="graphic" style:parent-style-name="Code"/>
    <style:style style:name="CodePetit" style:family="graphic" style:parent-style-name="Code">
      <style:text-properties fo:font-size="10pt"/>
    </style:style>
    <style:style style:name="RemarquePetit" style:family="graphic" style:parent-style-name="Remarque">
      <style:text-properties fo:font-size="8pt"/>
    </style:style>
    <style:style style:name="LigneFineSeparation" style:family="graphic" style:parent-style-name="objectwithoutfill">
      <style:graphic-properties draw:stroke="dash" draw:stroke-dash="Ultrafine_20_Dashed" svg:stroke-width="0.02cm" svg:stroke-color="#808080" draw:marker-start-width="0.25cm" draw:marker-end-width="0.25cm" draw:fill-gradient-name="Gradient_20_10" draw:fill-hatch-name="Hatching_20_1" draw:fill-image-name="Bitmape_20_1"/>
    </style:style>
    <style:style style:name="BarreTabulation" style:family="graphic" style:parent-style-name="objectwithoutfill">
      <style:graphic-properties svg:stroke-width="0.03cm" svg:stroke-color="#b80047" draw:marker-start-width="0.26cm" draw:marker-end-width="0.14cm" draw:fill-gradient-name="Gradient_20_11" draw:fill-hatch-name="Hatching_20_1" draw:fill-image-name="Bitmape_20_1"/>
    </style:style>
    <style:style style:name="Constante" style:family="graphic" style:parent-style-name="CodePetit">
      <style:text-properties fo:color="#b84700"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5-22T10:57:59</meta:creation-date>
    <dc:date>2014-09-23T00:13:50.098234479</dc:date>
    <meta:editing-duration>P1DT4H36M3S</meta:editing-duration>
    <meta:editing-cycles>338</meta:editing-cycles>
    <meta:generator>LibreOffice/4.2.6.3$Linux_x86 LibreOffice_project/420m0$Build-3</meta:generator>
    <meta:print-date>2012-05-23T16:26:29</meta:print-date>
    <meta:document-statistic meta:object-count="471"/>
  </office:meta>
</office:document-meta>
</file>

<file path=Object 1/content.xml><?xml version="1.0" encoding="utf-8"?>
<math xmlns="http://www.w3.org/1998/Math/MathML">
  <semantics>
    <mrow>
      <mrow>
        <mi>s</mi>
        <mo stretchy="false">=</mo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row>
                <mi>i</mi>
                <mo stretchy="false">=</mo>
                <mn>100</mn>
              </mrow>
            </mrow>
          </munderover>
          <msup>
            <mi>i</mi>
            <mrow>
              <mn>2</mn>
            </mrow>
          </msup>
        </mrow>
      </mrow>
    </mrow>
    <annotation encoding="StarMath 5.0">s = sum from {i=1} to {i=100} i^{2}</annotation>
  </semantics>
</math>
</file>